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9.51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19.01mm"/>
    </style:style>
    <style:style style:name="co6" style:family="table-column">
      <style:table-column-properties fo:break-before="auto" style:column-width="18.43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18.63mm"/>
    </style:style>
    <style:style style:name="co12" style:family="table-column">
      <style:table-column-properties fo:break-before="auto" style:column-width="20.76mm"/>
    </style:style>
    <style:style style:name="co13" style:family="table-column">
      <style:table-column-properties fo:break-before="auto" style:column-width="25.03mm"/>
    </style:style>
    <style:style style:name="co14" style:family="table-column">
      <style:table-column-properties fo:break-before="auto" style:column-width="21.54mm"/>
    </style:style>
    <style:style style:name="co15" style:family="table-column">
      <style:table-column-properties fo:break-before="auto" style:column-width="23.48mm"/>
    </style:style>
    <style:style style:name="co16" style:family="table-column">
      <style:table-column-properties fo:break-before="auto" style:column-width="16.49mm"/>
    </style:style>
    <style:style style:name="co17" style:family="table-column">
      <style:table-column-properties fo:break-before="auto" style:column-width="16.3mm"/>
    </style:style>
    <style:style style:name="co18" style:family="table-column">
      <style:table-column-properties fo:break-before="auto" style:column-width="18.04mm"/>
    </style:style>
    <style:style style:name="co19" style:family="table-column">
      <style:table-column-properties fo:break-before="auto" style:column-width="15.52mm"/>
    </style:style>
    <style:style style:name="co20" style:family="table-column">
      <style:table-column-properties fo:break-before="auto" style:column-width="14.75mm"/>
    </style:style>
    <style:style style:name="co21" style:family="table-column">
      <style:table-column-properties fo:break-before="auto" style:column-width="19.21mm"/>
    </style:style>
    <style:style style:name="co22" style:family="table-column">
      <style:table-column-properties fo:break-before="auto" style:column-width="24.45mm"/>
    </style:style>
    <style:style style:name="co23" style:family="table-column">
      <style:table-column-properties fo:break-before="auto" style:column-width="26.39mm"/>
    </style:style>
    <style:style style:name="co24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99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7.2mm" fo:break-before="auto" style:use-optimal-row-height="false"/>
    </style:style>
    <style:style style:name="ro9" style:family="table-row">
      <style:table-row-properties style:row-height="6.14mm" fo:break-before="auto" style:use-optimal-row-height="false"/>
    </style:style>
    <style:style style:name="ro10" style:family="table-row">
      <style:table-row-properties style:row-height="5.98mm" fo:break-before="auto" style:use-optimal-row-height="false"/>
    </style:style>
    <style:style style:name="ro11" style:family="table-row">
      <style:table-row-properties style:row-height="0.42mm" fo:break-before="auto" style:use-optimal-row-height="false"/>
    </style:style>
    <style:style style:name="ro12" style:family="table-row">
      <style:table-row-properties style:row-height="12.91mm" fo:break-before="auto" style:use-optimal-row-height="false"/>
    </style:style>
    <style:style style:name="ro13" style:family="table-row">
      <style:table-row-properties style:row-height="8.47mm" fo:break-before="auto" style:use-optimal-row-height="false"/>
    </style:style>
    <style:style style:name="ro14" style:family="table-row">
      <style:table-row-properties style:row-height="1.59mm" fo:break-before="auto" style:use-optimal-row-height="false"/>
    </style:style>
    <style:style style:name="ro15" style:family="table-row">
      <style:table-row-properties style:row-height="14.08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10.58mm" fo:break-before="auto" style:use-optimal-row-height="false"/>
    </style:style>
    <style:style style:name="ro18" style:family="table-row">
      <style:table-row-properties style:row-height="7.78mm" fo:break-before="auto" style:use-optimal-row-height="false"/>
    </style:style>
    <style:style style:name="ro19" style:family="table-row">
      <style:table-row-properties style:row-height="9.31mm" fo:break-before="auto" style:use-optimal-row-height="false"/>
    </style:style>
    <style:style style:name="ro20" style:family="table-row">
      <style:table-row-properties style:row-height="8.26mm" fo:break-before="auto" style:use-optimal-row-height="false"/>
    </style:style>
    <style:style style:name="ro21" style:family="table-row">
      <style:table-row-properties style:row-height="7.04mm" fo:break-before="auto" style:use-optimal-row-height="false"/>
    </style:style>
    <style:style style:name="ro22" style:family="table-row">
      <style:table-row-properties style:row-height="8.89mm" fo:break-before="auto" style:use-optimal-row-height="false"/>
    </style:style>
    <style:style style:name="ro23" style:family="table-row">
      <style:table-row-properties style:row-height="8.68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9.53mm" fo:break-before="auto" style:use-optimal-row-height="false"/>
    </style:style>
    <style:style style:name="ro26" style:family="table-row">
      <style:table-row-properties style:row-height="8.2mm" fo:break-before="auto" style:use-optimal-row-height="false"/>
    </style:style>
    <style:style style:name="ro27" style:family="table-row">
      <style:table-row-properties style:row-height="5.08mm" fo:break-before="auto" style:use-optimal-row-height="false"/>
    </style:style>
    <style:style style:name="ro28" style:family="table-row">
      <style:table-row-properties style:row-height="2.91mm" fo:break-before="auto" style:use-optimal-row-height="false"/>
    </style:style>
    <style:style style:name="ro29" style:family="table-row">
      <style:table-row-properties style:row-height="7.83mm" fo:break-before="auto" style:use-optimal-row-height="false"/>
    </style:style>
    <style:style style:name="ro30" style:family="table-row">
      <style:table-row-properties style:row-height="8.78mm" fo:break-before="auto" style:use-optimal-row-height="false"/>
    </style:style>
    <style:style style:name="ro31" style:family="table-row">
      <style:table-row-properties style:row-height="1.69mm" fo:break-before="auto" style:use-optimal-row-height="false"/>
    </style:style>
    <style:style style:name="ro32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21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Excel_5f_BuiltIn_5f_Comma_5f_0" style:data-style-name="N19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20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21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3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0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3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4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5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6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7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8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21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22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25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7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1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3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3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新表號03_2c_04_2c_速報3階段年齡-公式100.0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新表號03_2c_04_2c_速報3階段年齡-公式100.0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新表號03_2c_04_2c_速報3階段年齡-公式100.0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新表號03_2c_04_2c_速報3階段年齡-公式100.08">
      <style:table-cell-properties style:diagonal-bl-tr="none" style:diagonal-tl-br="none" fo:border="none" fo:padding="0.71mm" style:rotation-align="none"/>
    </style:style>
    <style:style style:name="ce15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6" style:family="table-cell" style:parent-style-name="一般_5f_新表號03_2c_04_2c_速報3階段年齡-公式100.0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7" style:family="table-cell" style:parent-style-name="一般_5f_新表號03_2c_04_2c_速報3階段年齡-公式100.08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8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Book2" style:data-style-name="N19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8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7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88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S4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2" table:number-columns-repeated="238" table:default-cell-style-name="ce1"/>
        <table:table-column table:style-name="co1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9" table:number-rows-spanned="1">
            <text:p>民 國 100 年 8 月 戶 口 統 計 速 報 表</text:p>
          </table:table-cell>
          <table:covered-table-cell table:number-columns-repeated="18" table:style-name="ce2"/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7" office:value-type="string" calcext:value-type="string">
            <text:p>人</text:p>
          </table:table-cell>
          <table:table-cell table:style-name="ce37" office:value-type="string" calcext:value-type="string">
            <text:p>口</text:p>
          </table:table-cell>
          <table:table-cell table:style-name="ce37" office:value-type="string" calcext:value-type="string">
            <text:p>數</text:p>
          </table:table-cell>
          <table:table-cell table:style-name="ce42" office:value-type="string" calcext:value-type="string" table:number-columns-spanned="2" table:number-rows-spanned="1">
            <text:p>出　 <text:s/>　生</text:p>
          </table:table-cell>
          <table:covered-table-cell table:style-name="ce37"/>
          <table:table-cell table:style-name="ce42" office:value-type="string" calcext:value-type="string" table:number-columns-spanned="2" table:number-rows-spanned="1">
            <text:p>死　 <text:s/>　亡</text:p>
          </table:table-cell>
          <table:covered-table-cell table:style-name="ce37"/>
          <table:table-cell table:style-name="ce55" office:value-type="string" calcext:value-type="string" table:number-columns-spanned="2" table:number-rows-spanned="1">
            <text:p>自　然　增　加</text:p>
          </table:table-cell>
          <table:covered-table-cell table:style-name="ce64"/>
          <table:table-cell table:style-name="ce55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64"/>
          <table:table-cell table:style-name="ce55" office:value-type="string" calcext:value-type="string" table:number-columns-spanned="2" table:number-rows-spanned="1">
            <text:p>離 <text:s text:c="3"/>　婚</text:p>
          </table:table-cell>
          <table:covered-table-cell table:style-name="ce64"/>
          <table:table-cell table:style-name="ce68" office:value-type="string" calcext:value-type="string" table:number-columns-spanned="1" table:number-rows-spanned="4">
            <text:p>遷入</text:p>
            <text:p>人數</text:p>
          </table:table-cell>
          <table:table-cell table:style-name="ce68" office:value-type="string" calcext:value-type="string" table:number-columns-spanned="1" table:number-rows-spanned="4">
            <text:p>遷出</text:p>
            <text:p>人數</text:p>
          </table:table-cell>
          <table:table-cell table:style-name="ce70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5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8" table:number-columns-repeated="4"/>
          <table:table-cell table:style-name="ce43" office:value-type="string" calcext:value-type="string">
            <text:p>折合年</text:p>
          </table:table-cell>
          <table:table-cell table:style-name="ce38"/>
          <table:table-cell table:style-name="ce43" office:value-type="string" calcext:value-type="string">
            <text:p>折合年</text:p>
          </table:table-cell>
          <table:table-cell table:style-name="ce38" office:value-type="string" calcext:value-type="string">
            <text:p><text:s/></text:p>
          </table:table-cell>
          <table:table-cell table:style-name="ce65" office:value-type="string" calcext:value-type="string">
            <text:p>折合年自</text:p>
          </table:table-cell>
          <table:table-cell table:style-name="ce38" office:value-type="string" calcext:value-type="string">
            <text:p><text:s/></text:p>
          </table:table-cell>
          <table:table-cell table:style-name="ce43" office:value-type="string" calcext:value-type="string">
            <text:p>折合年</text:p>
          </table:table-cell>
          <table:table-cell table:style-name="ce38"/>
          <table:table-cell table:style-name="ce38" office:value-type="string" calcext:value-type="string">
            <text:p>折合年</text:p>
          </table:table-cell>
          <table:covered-table-cell table:number-columns-repeated="2" table:style-name="ce44"/>
          <table:covered-table-cell table:style-name="ce71"/>
          <table:table-cell table:number-columns-repeated="1005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9" office:value-type="string" calcext:value-type="string">
            <text:p>女</text:p>
          </table:table-cell>
          <table:table-cell table:style-name="ce39" office:value-type="string" calcext:value-type="string">
            <text:p>人數</text:p>
          </table:table-cell>
          <table:table-cell table:style-name="ce44" office:value-type="string" calcext:value-type="string">
            <text:p>粗出生率</text:p>
          </table:table-cell>
          <table:table-cell table:style-name="ce39" office:value-type="string" calcext:value-type="string">
            <text:p>人數</text:p>
          </table:table-cell>
          <table:table-cell table:style-name="ce44" office:value-type="string" calcext:value-type="string">
            <text:p>粗死亡率</text:p>
          </table:table-cell>
          <table:table-cell table:style-name="ce39" office:value-type="string" calcext:value-type="string">
            <text:p>人數</text:p>
          </table:table-cell>
          <table:table-cell table:style-name="ce65" office:value-type="string" calcext:value-type="string">
            <text:p>然增加率</text:p>
          </table:table-cell>
          <table:table-cell table:style-name="ce39" office:value-type="string" calcext:value-type="string">
            <text:p>對數</text:p>
          </table:table-cell>
          <table:table-cell table:style-name="ce44" office:value-type="string" calcext:value-type="string">
            <text:p>粗結婚率</text:p>
          </table:table-cell>
          <table:table-cell table:style-name="ce39" office:value-type="string" calcext:value-type="string">
            <text:p>對數</text:p>
          </table:table-cell>
          <table:table-cell table:style-name="ce44" office:value-type="string" calcext:value-type="string">
            <text:p>粗離婚率</text:p>
          </table:table-cell>
          <table:covered-table-cell table:number-columns-repeated="2" table:style-name="ce44"/>
          <table:covered-table-cell table:style-name="ce71"/>
          <table:table-cell table:number-columns-repeated="1005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40"/>
          <table:table-cell table:style-name="ce41" table:number-columns-repeated="3"/>
          <table:table-cell table:style-name="ce45" office:value-type="string" calcext:value-type="string">
            <text:p>‰</text:p>
          </table:table-cell>
          <table:table-cell table:style-name="ce41"/>
          <table:table-cell table:style-name="ce45" office:value-type="string" calcext:value-type="string">
            <text:p>‰</text:p>
          </table:table-cell>
          <table:table-cell table:style-name="ce41"/>
          <table:table-cell table:style-name="ce45" office:value-type="string" calcext:value-type="string">
            <text:p>‰</text:p>
          </table:table-cell>
          <table:table-cell table:style-name="ce41"/>
          <table:table-cell table:style-name="ce45" office:value-type="string" calcext:value-type="string">
            <text:p>‰</text:p>
          </table:table-cell>
          <table:table-cell table:style-name="ce41"/>
          <table:table-cell table:style-name="ce45" office:value-type="string" calcext:value-type="string">
            <text:p>‰</text:p>
          </table:table-cell>
          <table:covered-table-cell table:number-columns-repeated="2" table:style-name="ce69"/>
          <table:covered-table-cell table:style-name="ce72"/>
          <table:table-cell table:number-columns-repeated="1005"/>
        </table:table-row>
        <table:table-row table:style-name="ro5">
          <table:table-cell table:style-name="ce6" office:value-type="string" calcext:value-type="string" table:number-columns-spanned="2" table:number-rows-spanned="1">
            <text:p>87 年</text:p>
          </table:table-cell>
          <table:covered-table-cell table:style-name="ce18"/>
          <table:table-cell table:style-name="ce28" office:value-type="float" office:value="6369768" calcext:value-type="float">
            <text:p>6,369,768</text:p>
          </table:table-cell>
          <table:table-cell table:style-name="ce28" office:value-type="float" office:value="21928591" calcext:value-type="float">
            <text:p>21,928,591</text:p>
          </table:table-cell>
          <table:table-cell table:style-name="ce28" office:value-type="float" office:value="11243408" calcext:value-type="float">
            <text:p>11,243,408</text:p>
          </table:table-cell>
          <table:table-cell table:style-name="ce28" office:value-type="float" office:value="10685183" calcext:value-type="float">
            <text:p>10,685,183</text:p>
          </table:table-cell>
          <table:table-cell table:style-name="ce28" office:value-type="float" office:value="271450" calcext:value-type="float">
            <text:p>271,450</text:p>
          </table:table-cell>
          <table:table-cell table:style-name="ce46" office:value-type="float" office:value="12.43" calcext:value-type="float">
            <text:p>12.43</text:p>
          </table:table-cell>
          <table:table-cell table:style-name="ce28" office:value-type="float" office:value="123180" calcext:value-type="float">
            <text:p>123,180</text:p>
          </table:table-cell>
          <table:table-cell table:style-name="ce46" office:value-type="float" office:value="5.64" calcext:value-type="float">
            <text:p>5.64</text:p>
          </table:table-cell>
          <table:table-cell table:style-name="ce56" office:value-type="float" office:value="148270" calcext:value-type="float">
            <text:p>148,270</text:p>
          </table:table-cell>
          <table:table-cell table:style-name="ce46" office:value-type="float" office:value="6.79" calcext:value-type="float">
            <text:p>6.79</text:p>
          </table:table-cell>
          <table:table-cell table:style-name="ce28" office:value-type="float" office:value="145976" calcext:value-type="float">
            <text:p>145,976</text:p>
          </table:table-cell>
          <table:table-cell table:style-name="ce46" office:value-type="float" office:value="6.69" calcext:value-type="float">
            <text:p>6.69</text:p>
          </table:table-cell>
          <table:table-cell table:style-name="ce28" office:value-type="float" office:value="43603" calcext:value-type="float">
            <text:p>43,603</text:p>
          </table:table-cell>
          <table:table-cell table:style-name="ce46" office:value-type="float" office:value="2" calcext:value-type="float">
            <text:p>2.00</text:p>
          </table:table-cell>
          <table:table-cell table:style-name="ce28" office:value-type="float" office:value="1635617" calcext:value-type="float">
            <text:p>1,635,617</text:p>
          </table:table-cell>
          <table:table-cell table:style-name="ce28" office:value-type="float" office:value="1598111" calcext:value-type="float">
            <text:p>1,598,111</text:p>
          </table:table-cell>
          <table:table-cell table:style-name="ce73" office:value-type="float" office:value="396094" calcext:value-type="float">
            <text:p>396,094</text:p>
          </table:table-cell>
          <table:table-cell table:style-name="ce82"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88 年</text:p>
          </table:table-cell>
          <table:covered-table-cell table:style-name="ce18"/>
          <table:table-cell table:style-name="ce28" office:value-type="float" office:value="6532466" calcext:value-type="float">
            <text:p>6,532,466</text:p>
          </table:table-cell>
          <table:table-cell table:style-name="ce28" office:value-type="float" office:value="22092387" calcext:value-type="float">
            <text:p>22,092,387</text:p>
          </table:table-cell>
          <table:table-cell table:style-name="ce28" office:value-type="float" office:value="11312728" calcext:value-type="float">
            <text:p>11,312,728</text:p>
          </table:table-cell>
          <table:table-cell table:style-name="ce28" office:value-type="float" office:value="10779659" calcext:value-type="float">
            <text:p>10,779,659</text:p>
          </table:table-cell>
          <table:table-cell table:style-name="ce28" office:value-type="float" office:value="283661" calcext:value-type="float">
            <text:p>283,661</text:p>
          </table:table-cell>
          <table:table-cell table:style-name="ce46" office:value-type="float" office:value="12.89" calcext:value-type="float">
            <text:p>12.89</text:p>
          </table:table-cell>
          <table:table-cell table:style-name="ce28" office:value-type="float" office:value="126113" calcext:value-type="float">
            <text:p>126,113</text:p>
          </table:table-cell>
          <table:table-cell table:style-name="ce46" office:value-type="float" office:value="5.73" calcext:value-type="float">
            <text:p>5.73</text:p>
          </table:table-cell>
          <table:table-cell table:style-name="ce56" office:value-type="float" office:value="157548" calcext:value-type="float">
            <text:p>157,548</text:p>
          </table:table-cell>
          <table:table-cell table:style-name="ce46" office:value-type="float" office:value="7.16" calcext:value-type="float">
            <text:p>7.16</text:p>
          </table:table-cell>
          <table:table-cell table:style-name="ce28" office:value-type="float" office:value="173209" calcext:value-type="float">
            <text:p>173,209</text:p>
          </table:table-cell>
          <table:table-cell table:style-name="ce46" office:value-type="float" office:value="7.86" calcext:value-type="float">
            <text:p>7.86</text:p>
          </table:table-cell>
          <table:table-cell table:style-name="ce28" office:value-type="float" office:value="49003" calcext:value-type="float">
            <text:p>49,003</text:p>
          </table:table-cell>
          <table:table-cell table:style-name="ce46" office:value-type="float" office:value="2.23" calcext:value-type="float">
            <text:p>2.23</text:p>
          </table:table-cell>
          <table:table-cell table:style-name="ce28" office:value-type="float" office:value="1444021" calcext:value-type="float">
            <text:p>1,444,021</text:p>
          </table:table-cell>
          <table:table-cell table:style-name="ce28" office:value-type="float" office:value="1437773" calcext:value-type="float">
            <text:p>1,437,773</text:p>
          </table:table-cell>
          <table:table-cell table:style-name="ce73" office:value-type="float" office:value="401989" calcext:value-type="float">
            <text:p>401,989</text:p>
          </table:table-cell>
          <table:table-cell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89 年</text:p>
          </table:table-cell>
          <table:covered-table-cell table:style-name="ce18"/>
          <table:table-cell table:style-name="ce28" office:value-type="float" office:value="6681685" calcext:value-type="float">
            <text:p>6,681,685</text:p>
          </table:table-cell>
          <table:table-cell table:style-name="ce28" office:value-type="float" office:value="22276672" calcext:value-type="float">
            <text:p>22,276,672</text:p>
          </table:table-cell>
          <table:table-cell table:style-name="ce28" office:value-type="float" office:value="11392050" calcext:value-type="float">
            <text:p>11,392,050</text:p>
          </table:table-cell>
          <table:table-cell table:style-name="ce28" office:value-type="float" office:value="10884622" calcext:value-type="float">
            <text:p>10,884,622</text:p>
          </table:table-cell>
          <table:table-cell table:style-name="ce28" office:value-type="float" office:value="305312" calcext:value-type="float">
            <text:p>305,312</text:p>
          </table:table-cell>
          <table:table-cell table:style-name="ce46" office:value-type="float" office:value="13.76" calcext:value-type="float">
            <text:p>13.76</text:p>
          </table:table-cell>
          <table:table-cell table:style-name="ce28" office:value-type="float" office:value="125958" calcext:value-type="float">
            <text:p>125,958</text:p>
          </table:table-cell>
          <table:table-cell table:style-name="ce46" office:value-type="float" office:value="5.68" calcext:value-type="float">
            <text:p>5.68</text:p>
          </table:table-cell>
          <table:table-cell table:style-name="ce56" office:value-type="float" office:value="179354" calcext:value-type="float">
            <text:p>179,354</text:p>
          </table:table-cell>
          <table:table-cell table:style-name="ce46" office:value-type="float" office:value="8.08" calcext:value-type="float">
            <text:p>8.08</text:p>
          </table:table-cell>
          <table:table-cell table:style-name="ce28" office:value-type="float" office:value="181642" calcext:value-type="float">
            <text:p>181,642</text:p>
          </table:table-cell>
          <table:table-cell table:style-name="ce46" office:value-type="float" office:value="8.19" calcext:value-type="float">
            <text:p>8.19</text:p>
          </table:table-cell>
          <table:table-cell table:style-name="ce28" office:value-type="float" office:value="52670" calcext:value-type="float">
            <text:p>52,670</text:p>
          </table:table-cell>
          <table:table-cell table:style-name="ce46" office:value-type="float" office:value="2.37" calcext:value-type="float">
            <text:p>2.37</text:p>
          </table:table-cell>
          <table:table-cell table:style-name="ce28" office:value-type="float" office:value="1381843" calcext:value-type="float">
            <text:p>1,381,843</text:p>
          </table:table-cell>
          <table:table-cell table:style-name="ce28" office:value-type="float" office:value="1376912" calcext:value-type="float">
            <text:p>1,376,912</text:p>
          </table:table-cell>
          <table:table-cell table:style-name="ce73" office:value-type="float" office:value="408030" calcext:value-type="float">
            <text:p>408,030</text:p>
          </table:table-cell>
          <table:table-cell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46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46" office:value-type="float" office:value="5.71" calcext:value-type="float">
            <text:p>5.71</text:p>
          </table:table-cell>
          <table:table-cell table:style-name="ce56" office:value-type="float" office:value="132707" calcext:value-type="float">
            <text:p>132,707</text:p>
          </table:table-cell>
          <table:table-cell table:style-name="ce46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46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46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73" office:value-type="float" office:value="420892" calcext:value-type="float">
            <text:p>420,892</text:p>
          </table:table-cell>
          <table:table-cell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91 年</text:p>
          </table:table-cell>
          <table:covered-table-cell table:style-name="ce18"/>
          <table:table-cell table:style-name="ce28" office:value-type="float" office:value="6925019" calcext:value-type="float">
            <text:p>6,925,019</text:p>
          </table:table-cell>
          <table:table-cell table:style-name="ce28" office:value-type="float" office:value="22520776" calcext:value-type="float">
            <text:p>22,520,776</text:p>
          </table:table-cell>
          <table:table-cell table:style-name="ce28" office:value-type="float" office:value="11485409" calcext:value-type="float">
            <text:p>11,485,409</text:p>
          </table:table-cell>
          <table:table-cell table:style-name="ce28" office:value-type="float" office:value="11035367" calcext:value-type="float">
            <text:p>11,035,367</text:p>
          </table:table-cell>
          <table:table-cell table:style-name="ce28" office:value-type="float" office:value="247530" calcext:value-type="float">
            <text:p>247,530</text:p>
          </table:table-cell>
          <table:table-cell table:style-name="ce46" office:value-type="float" office:value="11.02" calcext:value-type="float">
            <text:p>11.02</text:p>
          </table:table-cell>
          <table:table-cell table:style-name="ce28" office:value-type="float" office:value="128636" calcext:value-type="float">
            <text:p>128,636</text:p>
          </table:table-cell>
          <table:table-cell table:style-name="ce46" office:value-type="float" office:value="5.73" calcext:value-type="float">
            <text:p>5.73</text:p>
          </table:table-cell>
          <table:table-cell table:style-name="ce56" office:value-type="float" office:value="118894" calcext:value-type="float">
            <text:p>118,894</text:p>
          </table:table-cell>
          <table:table-cell table:style-name="ce46" office:value-type="float" office:value="5.29" calcext:value-type="float">
            <text:p>5.29</text:p>
          </table:table-cell>
          <table:table-cell table:style-name="ce28" office:value-type="float" office:value="172655" calcext:value-type="float">
            <text:p>172,655</text:p>
          </table:table-cell>
          <table:table-cell table:style-name="ce46" office:value-type="float" office:value="7.69" calcext:value-type="float">
            <text:p>7.69</text:p>
          </table:table-cell>
          <table:table-cell table:style-name="ce28" office:value-type="float" office:value="61213" calcext:value-type="float">
            <text:p>61,213</text:p>
          </table:table-cell>
          <table:table-cell table:style-name="ce46" office:value-type="float" office:value="2.73" calcext:value-type="float">
            <text:p>2.73</text:p>
          </table:table-cell>
          <table:table-cell table:style-name="ce28" office:value-type="float" office:value="1452575" calcext:value-type="float">
            <text:p>1,452,575</text:p>
          </table:table-cell>
          <table:table-cell table:style-name="ce28" office:value-type="float" office:value="1456261" calcext:value-type="float">
            <text:p>1,456,261</text:p>
          </table:table-cell>
          <table:table-cell table:style-name="ce73" office:value-type="float" office:value="433689" calcext:value-type="float">
            <text:p>433,689</text:p>
          </table:table-cell>
          <table:table-cell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92 年</text:p>
          </table:table-cell>
          <table:covered-table-cell table:style-name="ce18"/>
          <table:table-cell table:style-name="ce28" office:value-type="float" office:value="7047168" calcext:value-type="float">
            <text:p>7,047,168</text:p>
          </table:table-cell>
          <table:table-cell table:style-name="ce28" office:value-type="float" office:value="22604550" calcext:value-type="float">
            <text:p>22,604,550</text:p>
          </table:table-cell>
          <table:table-cell table:style-name="ce28" office:value-type="float" office:value="11515062" calcext:value-type="float">
            <text:p>11,515,062</text:p>
          </table:table-cell>
          <table:table-cell table:style-name="ce28" office:value-type="float" office:value="11089488" calcext:value-type="float">
            <text:p>11,089,488</text:p>
          </table:table-cell>
          <table:table-cell table:style-name="ce28" office:value-type="float" office:value="227070" calcext:value-type="float">
            <text:p>227,070</text:p>
          </table:table-cell>
          <table:table-cell table:style-name="ce46" office:value-type="float" office:value="10.06" calcext:value-type="float">
            <text:p>10.06</text:p>
          </table:table-cell>
          <table:table-cell table:style-name="ce28" office:value-type="float" office:value="130801" calcext:value-type="float">
            <text:p>130,801</text:p>
          </table:table-cell>
          <table:table-cell table:style-name="ce46" office:value-type="float" office:value="5.8" calcext:value-type="float">
            <text:p>5.80</text:p>
          </table:table-cell>
          <table:table-cell table:style-name="ce56" office:value-type="float" office:value="96269" calcext:value-type="float">
            <text:p>96,269</text:p>
          </table:table-cell>
          <table:table-cell table:style-name="ce46" office:value-type="float" office:value="4.27" calcext:value-type="float">
            <text:p>4.27</text:p>
          </table:table-cell>
          <table:table-cell table:style-name="ce28" office:value-type="float" office:value="171483" calcext:value-type="float">
            <text:p>171,483</text:p>
          </table:table-cell>
          <table:table-cell table:style-name="ce46" office:value-type="float" office:value="7.6" calcext:value-type="float">
            <text:p>7.60</text:p>
          </table:table-cell>
          <table:table-cell table:style-name="ce28" office:value-type="float" office:value="64866" calcext:value-type="float">
            <text:p>64,866</text:p>
          </table:table-cell>
          <table:table-cell table:style-name="ce46" office:value-type="float" office:value="2.87" calcext:value-type="float">
            <text:p>2.87</text:p>
          </table:table-cell>
          <table:table-cell table:style-name="ce28" office:value-type="float" office:value="1273526" calcext:value-type="float">
            <text:p>1,273,526</text:p>
          </table:table-cell>
          <table:table-cell table:style-name="ce28" office:value-type="float" office:value="1286021" calcext:value-type="float">
            <text:p>1,286,021</text:p>
          </table:table-cell>
          <table:table-cell table:style-name="ce73" office:value-type="float" office:value="444823" calcext:value-type="float">
            <text:p>444,823</text:p>
          </table:table-cell>
          <table:table-cell table:style-name="ce83"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93 年</text:p>
          </table:table-cell>
          <table:covered-table-cell table:style-name="ce18"/>
          <table:table-cell table:style-name="ce28" office:value-type="float" office:value="7179943" calcext:value-type="float">
            <text:p>7,179,943</text:p>
          </table:table-cell>
          <table:table-cell table:style-name="ce28" office:value-type="float" office:value="22689122" calcext:value-type="float">
            <text:p>22,689,122</text:p>
          </table:table-cell>
          <table:table-cell table:style-name="ce28" office:value-type="float" office:value="11541585" calcext:value-type="float">
            <text:p>11,541,585</text:p>
          </table:table-cell>
          <table:table-cell table:style-name="ce28" office:value-type="float" office:value="11147537" calcext:value-type="float">
            <text:p>11,147,537</text:p>
          </table:table-cell>
          <table:table-cell table:style-name="ce28" office:value-type="float" office:value="216419" calcext:value-type="float">
            <text:p>216,419</text:p>
          </table:table-cell>
          <table:table-cell table:style-name="ce46" office:value-type="float" office:value="9.56" calcext:value-type="float">
            <text:p>9.56</text:p>
          </table:table-cell>
          <table:table-cell table:style-name="ce28" office:value-type="float" office:value="135092" calcext:value-type="float">
            <text:p>135,092</text:p>
          </table:table-cell>
          <table:table-cell table:style-name="ce46" office:value-type="float" office:value="5.97" calcext:value-type="float">
            <text:p>5.97</text:p>
          </table:table-cell>
          <table:table-cell table:style-name="ce56" office:value-type="float" office:value="81327" calcext:value-type="float">
            <text:p>81,327</text:p>
          </table:table-cell>
          <table:table-cell table:style-name="ce46" office:value-type="float" office:value="3.59" calcext:value-type="float">
            <text:p>3.59</text:p>
          </table:table-cell>
          <table:table-cell table:style-name="ce28" office:value-type="float" office:value="131453" calcext:value-type="float">
            <text:p>131,453</text:p>
          </table:table-cell>
          <table:table-cell table:style-name="ce46" office:value-type="float" office:value="5.81" calcext:value-type="float">
            <text:p>5.81</text:p>
          </table:table-cell>
          <table:table-cell table:style-name="ce28" office:value-type="float" office:value="62796" calcext:value-type="float">
            <text:p>62,796</text:p>
          </table:table-cell>
          <table:table-cell table:style-name="ce46" office:value-type="float" office:value="2.77" calcext:value-type="float">
            <text:p>2.77</text:p>
          </table:table-cell>
          <table:table-cell table:style-name="ce28" office:value-type="float" office:value="1264937" calcext:value-type="float">
            <text:p>1,264,937</text:p>
          </table:table-cell>
          <table:table-cell table:style-name="ce28" office:value-type="float" office:value="1261692" calcext:value-type="float">
            <text:p>1,261,692</text:p>
          </table:table-cell>
          <table:table-cell table:style-name="ce73" office:value-type="float" office:value="454951" calcext:value-type="float">
            <text:p>454,951</text:p>
          </table:table-cell>
          <table:table-cell table:style-name="ce84"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94 年</text:p>
          </table:table-cell>
          <table:covered-table-cell table:style-name="ce18"/>
          <table:table-cell table:style-name="ce28" office:value-type="float" office:value="7292879" calcext:value-type="float">
            <text:p>7,292,879</text:p>
          </table:table-cell>
          <table:table-cell table:style-name="ce28" office:value-type="float" office:value="22770383" calcext:value-type="float">
            <text:p>22,770,383</text:p>
          </table:table-cell>
          <table:table-cell table:style-name="ce28" office:value-type="float" office:value="11562440" calcext:value-type="float">
            <text:p>11,562,440</text:p>
          </table:table-cell>
          <table:table-cell table:style-name="ce28" office:value-type="float" office:value="11207943" calcext:value-type="float">
            <text:p>11,207,943</text:p>
          </table:table-cell>
          <table:table-cell table:style-name="ce28" office:value-type="float" office:value="205854" calcext:value-type="float">
            <text:p>205,854</text:p>
          </table:table-cell>
          <table:table-cell table:style-name="ce46" office:value-type="float" office:value="9.06" calcext:value-type="float">
            <text:p>9.06</text:p>
          </table:table-cell>
          <table:table-cell table:style-name="ce28" office:value-type="float" office:value="139398" calcext:value-type="float">
            <text:p>139,398</text:p>
          </table:table-cell>
          <table:table-cell table:style-name="ce46" office:value-type="float" office:value="6.13" calcext:value-type="float">
            <text:p>6.13</text:p>
          </table:table-cell>
          <table:table-cell table:style-name="ce56" office:value-type="float" office:value="66456" calcext:value-type="float">
            <text:p>66,456</text:p>
          </table:table-cell>
          <table:table-cell table:style-name="ce46" office:value-type="float" office:value="2.92" calcext:value-type="float">
            <text:p>2.92</text:p>
          </table:table-cell>
          <table:table-cell table:style-name="ce28" office:value-type="float" office:value="141140" calcext:value-type="float">
            <text:p>141,140</text:p>
          </table:table-cell>
          <table:table-cell table:style-name="ce46" office:value-type="float" office:value="6.21" calcext:value-type="float">
            <text:p>6.21</text:p>
          </table:table-cell>
          <table:table-cell table:style-name="ce28" office:value-type="float" office:value="62571" calcext:value-type="float">
            <text:p>62,571</text:p>
          </table:table-cell>
          <table:table-cell table:style-name="ce46" office:value-type="float" office:value="2.75" calcext:value-type="float">
            <text:p>2.75</text:p>
          </table:table-cell>
          <table:table-cell table:style-name="ce28" office:value-type="float" office:value="1442018" calcext:value-type="float">
            <text:p>1,442,018</text:p>
          </table:table-cell>
          <table:table-cell table:style-name="ce28" office:value-type="float" office:value="1427213" calcext:value-type="float">
            <text:p>1,427,213</text:p>
          </table:table-cell>
          <table:table-cell table:style-name="ce73" office:value-type="float" office:value="464961" calcext:value-type="float">
            <text:p>464,961</text:p>
          </table:table-cell>
          <table:table-cell table:style-name="ce84"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46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46" office:value-type="float" office:value="5.95" calcext:value-type="float">
            <text:p>5.95</text:p>
          </table:table-cell>
          <table:table-cell table:style-name="ce56" office:value-type="float" office:value="68620" calcext:value-type="float">
            <text:p>68,620</text:p>
          </table:table-cell>
          <table:table-cell table:style-name="ce46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46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46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73" office:value-type="float" office:value="474919" calcext:value-type="float">
            <text:p>474,919</text:p>
          </table:table-cell>
          <table:table-cell table:style-name="ce84"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9" office:value-type="float" office:value="7512449" calcext:value-type="float">
            <text:p>7,512,449</text:p>
          </table:table-cell>
          <table:table-cell table:style-name="ce29" office:value-type="float" office:value="22958360" calcext:value-type="float">
            <text:p>22,958,360</text:p>
          </table:table-cell>
          <table:table-cell table:style-name="ce29" office:value-type="float" office:value="11608767" calcext:value-type="float">
            <text:p>11,608,767</text:p>
          </table:table-cell>
          <table:table-cell table:style-name="ce29" office:value-type="float" office:value="11349593" calcext:value-type="float">
            <text:p>11,349,593</text:p>
          </table:table-cell>
          <table:table-cell table:style-name="ce29" office:value-type="float" office:value="204414" calcext:value-type="float">
            <text:p>204,414</text:p>
          </table:table-cell>
          <table:table-cell table:style-name="ce47" office:value-type="float" office:value="8.93" calcext:value-type="float">
            <text:p>8.93</text:p>
          </table:table-cell>
          <table:table-cell table:style-name="ce29" office:value-type="float" office:value="141111" calcext:value-type="float">
            <text:p>141,111</text:p>
          </table:table-cell>
          <table:table-cell table:style-name="ce47" office:value-type="float" office:value="6.16" calcext:value-type="float">
            <text:p>6.16</text:p>
          </table:table-cell>
          <table:table-cell table:style-name="ce57" office:value-type="float" office:value="63303" calcext:value-type="float">
            <text:p>63,303</text:p>
          </table:table-cell>
          <table:table-cell table:style-name="ce47" office:value-type="float" office:value="2.76" calcext:value-type="float">
            <text:p>2.76</text:p>
          </table:table-cell>
          <table:table-cell table:style-name="ce29" office:value-type="float" office:value="135041" calcext:value-type="float">
            <text:p>135,041</text:p>
          </table:table-cell>
          <table:table-cell table:style-name="ce47" office:value-type="float" office:value="5.9" calcext:value-type="float">
            <text:p>5.90</text:p>
          </table:table-cell>
          <table:table-cell table:style-name="ce29" office:value-type="float" office:value="58518" calcext:value-type="float">
            <text:p>58,518</text:p>
          </table:table-cell>
          <table:table-cell table:style-name="ce47" office:value-type="float" office:value="2.56" calcext:value-type="float">
            <text:p>2.56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74" office:value-type="float" office:value="484174" calcext:value-type="float">
            <text:p>484,174</text:p>
          </table:table-cell>
          <table:table-cell table:style-name="ce84"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47" office:value-type="float" office:value="8.64" calcext:value-type="float">
            <text:p>8.64</text:p>
          </table:table-cell>
          <table:table-cell table:style-name="ce29" office:value-type="float" office:value="143624" calcext:value-type="float">
            <text:p>143,624</text:p>
          </table:table-cell>
          <table:table-cell table:style-name="ce47" office:value-type="float" office:value="6.25" calcext:value-type="float">
            <text:p>6.25</text:p>
          </table:table-cell>
          <table:table-cell table:style-name="ce57" office:value-type="float" office:value="55109" calcext:value-type="float">
            <text:p>55,109</text:p>
          </table:table-cell>
          <table:table-cell table:style-name="ce47" office:value-type="float" office:value="2.4" calcext:value-type="float">
            <text:p>2.40</text:p>
          </table:table-cell>
          <table:table-cell table:style-name="ce29" office:value-type="float" office:value="154866" calcext:value-type="float">
            <text:p>154,866</text:p>
          </table:table-cell>
          <table:table-cell table:style-name="ce47" office:value-type="float" office:value="6.73" calcext:value-type="float">
            <text:p>6.73</text:p>
          </table:table-cell>
          <table:table-cell table:style-name="ce29" office:value-type="float" office:value="55995" calcext:value-type="float">
            <text:p>55,995</text:p>
          </table:table-cell>
          <table:table-cell table:style-name="ce47" office:value-type="float" office:value="2.44" calcext:value-type="float">
            <text:p>2.44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74" office:value-type="float" office:value="494107" calcext:value-type="float">
            <text:p>494,107</text:p>
          </table:table-cell>
          <table:table-cell table:style-name="ce84"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46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46" office:value-type="float" office:value="6.22" calcext:value-type="float">
            <text:p>6.22</text:p>
          </table:table-cell>
          <table:table-cell table:style-name="ce56" office:value-type="float" office:value="47728" calcext:value-type="float">
            <text:p>47,728</text:p>
          </table:table-cell>
          <table:table-cell table:style-name="ce46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46" office:value-type="float" office:value="5.08" calcext:value-type="float">
            <text:p>5.08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46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73" office:value-type="float" office:value="504531" calcext:value-type="float">
            <text:p>504,531</text:p>
          </table:table-cell>
          <table:table-cell table:style-name="ce84" table:number-columns-repeated="1005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46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46" office:value-type="float" office:value="6.3" calcext:value-type="float">
            <text:p>6.30</text:p>
          </table:table-cell>
          <table:table-cell table:style-name="ce56" office:value-type="float" office:value="21114" calcext:value-type="float">
            <text:p>21,114</text:p>
          </table:table-cell>
          <table:table-cell table:style-name="ce46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46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46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73" office:value-type="float" office:value="512701" calcext:value-type="float">
            <text:p>512,701</text:p>
          </table:table-cell>
          <table:table-cell table:style-name="ce83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1 月</text:p>
          </table:table-cell>
          <table:covered-table-cell table:style-name="ce19"/>
          <table:table-cell table:style-name="ce30" office:value-type="float" office:value="7813696" calcext:value-type="float">
            <text:p>7,813,696</text:p>
          </table:table-cell>
          <table:table-cell table:style-name="ce30" office:value-type="float" office:value="23124514" calcext:value-type="float">
            <text:p>23,124,514</text:p>
          </table:table-cell>
          <table:table-cell table:style-name="ce30" office:value-type="float" office:value="11637227" calcext:value-type="float">
            <text:p>11,637,227</text:p>
          </table:table-cell>
          <table:table-cell table:style-name="ce30" office:value-type="float" office:value="11487287" calcext:value-type="float">
            <text:p>11,487,287</text:p>
          </table:table-cell>
          <table:table-cell table:style-name="ce30" office:value-type="float" office:value="15603" calcext:value-type="float">
            <text:p>15,603</text:p>
          </table:table-cell>
          <table:table-cell table:style-name="ce48" office:value-type="float" office:value="7.95" calcext:value-type="float">
            <text:p>7.95</text:p>
          </table:table-cell>
          <table:table-cell table:style-name="ce30" office:value-type="float" office:value="12496" calcext:value-type="float">
            <text:p>12,496</text:p>
          </table:table-cell>
          <table:table-cell table:style-name="ce48" office:value-type="float" office:value="6.36" calcext:value-type="float">
            <text:p>6.36</text:p>
          </table:table-cell>
          <table:table-cell table:style-name="ce58" office:value-type="float" office:value="3107" calcext:value-type="float">
            <text:p>3,107</text:p>
          </table:table-cell>
          <table:table-cell table:style-name="ce48" office:value-type="float" office:value="1.58" calcext:value-type="float">
            <text:p>1.58</text:p>
          </table:table-cell>
          <table:table-cell table:style-name="ce30" office:value-type="float" office:value="14345" calcext:value-type="float">
            <text:p>14,345</text:p>
          </table:table-cell>
          <table:table-cell table:style-name="ce48" office:value-type="float" office:value="7.3" calcext:value-type="float">
            <text:p>7.30</text:p>
          </table:table-cell>
          <table:table-cell table:style-name="ce30" office:value-type="float" office:value="4320" calcext:value-type="float">
            <text:p>4,320</text:p>
          </table:table-cell>
          <table:table-cell table:style-name="ce48" office:value-type="float" office:value="2.2" calcext:value-type="float">
            <text:p>2.20</text:p>
          </table:table-cell>
          <table:table-cell table:style-name="ce30" office:value-type="float" office:value="89725" calcext:value-type="float">
            <text:p>89,725</text:p>
          </table:table-cell>
          <table:table-cell table:style-name="ce30" office:value-type="float" office:value="88090" calcext:value-type="float">
            <text:p>88,090</text:p>
          </table:table-cell>
          <table:table-cell table:style-name="ce75" office:value-type="float" office:value="505159" calcext:value-type="float">
            <text:p>505,159</text:p>
          </table:table-cell>
          <table:table-cell table:style-name="ce84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2 月</text:p>
          </table:table-cell>
          <table:covered-table-cell table:style-name="ce19"/>
          <table:table-cell table:style-name="ce30" office:value-type="float" office:value="7819420" calcext:value-type="float">
            <text:p>7,819,420</text:p>
          </table:table-cell>
          <table:table-cell table:style-name="ce30" office:value-type="float" office:value="23127845" calcext:value-type="float">
            <text:p>23,127,845</text:p>
          </table:table-cell>
          <table:table-cell table:style-name="ce30" office:value-type="float" office:value="11636930" calcext:value-type="float">
            <text:p>11,636,930</text:p>
          </table:table-cell>
          <table:table-cell table:style-name="ce30" office:value-type="float" office:value="11490915" calcext:value-type="float">
            <text:p>11,490,915</text:p>
          </table:table-cell>
          <table:table-cell table:style-name="ce30" office:value-type="float" office:value="12364" calcext:value-type="float">
            <text:p>12,364</text:p>
          </table:table-cell>
          <table:table-cell table:style-name="ce48" office:value-type="float" office:value="6.97" calcext:value-type="float">
            <text:p>6.97</text:p>
          </table:table-cell>
          <table:table-cell table:style-name="ce30" office:value-type="float" office:value="11150" calcext:value-type="float">
            <text:p>11,150</text:p>
          </table:table-cell>
          <table:table-cell table:style-name="ce48" office:value-type="float" office:value="6.29" calcext:value-type="float">
            <text:p>6.29</text:p>
          </table:table-cell>
          <table:table-cell table:style-name="ce58" office:value-type="float" office:value="1214" calcext:value-type="float">
            <text:p>1,214</text:p>
          </table:table-cell>
          <table:table-cell table:style-name="ce48" office:value-type="float" office:value="0.68" calcext:value-type="float">
            <text:p>0.68</text:p>
          </table:table-cell>
          <table:table-cell table:style-name="ce30" office:value-type="float" office:value="9034" calcext:value-type="float">
            <text:p>9,034</text:p>
          </table:table-cell>
          <table:table-cell table:style-name="ce48" office:value-type="float" office:value="5.09" calcext:value-type="float">
            <text:p>5.09</text:p>
          </table:table-cell>
          <table:table-cell table:style-name="ce30" office:value-type="float" office:value="3521" calcext:value-type="float">
            <text:p>3,521</text:p>
          </table:table-cell>
          <table:table-cell table:style-name="ce48" office:value-type="float" office:value="1.98" calcext:value-type="float">
            <text:p>1.98</text:p>
          </table:table-cell>
          <table:table-cell table:style-name="ce30" office:value-type="float" office:value="76577" calcext:value-type="float">
            <text:p>76,577</text:p>
          </table:table-cell>
          <table:table-cell table:style-name="ce30" office:value-type="float" office:value="74460" calcext:value-type="float">
            <text:p>74,460</text:p>
          </table:table-cell>
          <table:table-cell table:style-name="ce75" office:value-type="float" office:value="505742" calcext:value-type="float">
            <text:p>505,742</text:p>
          </table:table-cell>
          <table:table-cell table:style-name="ce84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3 月</text:p>
          </table:table-cell>
          <table:covered-table-cell table:style-name="ce19"/>
          <table:table-cell table:style-name="ce30" office:value-type="float" office:value="7835375" calcext:value-type="float">
            <text:p>7,835,375</text:p>
          </table:table-cell>
          <table:table-cell table:style-name="ce30" office:value-type="float" office:value="23131093" calcext:value-type="float">
            <text:p>23,131,093</text:p>
          </table:table-cell>
          <table:table-cell table:style-name="ce30" office:value-type="float" office:value="11636573" calcext:value-type="float">
            <text:p>11,636,573</text:p>
          </table:table-cell>
          <table:table-cell table:style-name="ce30" office:value-type="float" office:value="11494520" calcext:value-type="float">
            <text:p>11,494,520</text:p>
          </table:table-cell>
          <table:table-cell table:style-name="ce30" office:value-type="float" office:value="15750" calcext:value-type="float">
            <text:p>15,750</text:p>
          </table:table-cell>
          <table:table-cell table:style-name="ce48" office:value-type="float" office:value="8.02" calcext:value-type="float">
            <text:p>8.02</text:p>
          </table:table-cell>
          <table:table-cell table:style-name="ce30" office:value-type="float" office:value="13943" calcext:value-type="float">
            <text:p>13,943</text:p>
          </table:table-cell>
          <table:table-cell table:style-name="ce48" office:value-type="float" office:value="7.1" calcext:value-type="float">
            <text:p>7.10</text:p>
          </table:table-cell>
          <table:table-cell table:style-name="ce58" office:value-type="float" office:value="1807" calcext:value-type="float">
            <text:p>1,807</text:p>
          </table:table-cell>
          <table:table-cell table:style-name="ce48" office:value-type="float" office:value="0.92" calcext:value-type="float">
            <text:p>0.92</text:p>
          </table:table-cell>
          <table:table-cell table:style-name="ce30" office:value-type="float" office:value="11425" calcext:value-type="float">
            <text:p>11,425</text:p>
          </table:table-cell>
          <table:table-cell table:style-name="ce48" office:value-type="float" office:value="5.82" calcext:value-type="float">
            <text:p>5.82</text:p>
          </table:table-cell>
          <table:table-cell table:style-name="ce30" office:value-type="float" office:value="5565" calcext:value-type="float">
            <text:p>5,565</text:p>
          </table:table-cell>
          <table:table-cell table:style-name="ce48" office:value-type="float" office:value="2.83" calcext:value-type="float">
            <text:p>2.83</text:p>
          </table:table-cell>
          <table:table-cell table:style-name="ce30" office:value-type="float" office:value="114435" calcext:value-type="float">
            <text:p>114,435</text:p>
          </table:table-cell>
          <table:table-cell table:style-name="ce30" office:value-type="float" office:value="112994" calcext:value-type="float">
            <text:p>112,994</text:p>
          </table:table-cell>
          <table:table-cell table:style-name="ce75" office:value-type="float" office:value="506494" calcext:value-type="float">
            <text:p>506,494</text:p>
          </table:table-cell>
          <table:table-cell table:style-name="ce84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4 月</text:p>
          </table:table-cell>
          <table:covered-table-cell table:style-name="ce19"/>
          <table:table-cell table:style-name="ce30" office:value-type="float" office:value="7848068" calcext:value-type="float">
            <text:p>7,848,068</text:p>
          </table:table-cell>
          <table:table-cell table:style-name="ce30" office:value-type="float" office:value="23133074" calcext:value-type="float">
            <text:p>23,133,074</text:p>
          </table:table-cell>
          <table:table-cell table:style-name="ce30" office:value-type="float" office:value="11635562" calcext:value-type="float">
            <text:p>11,635,562</text:p>
          </table:table-cell>
          <table:table-cell table:style-name="ce30" office:value-type="float" office:value="11497512" calcext:value-type="float">
            <text:p>11,497,512</text:p>
          </table:table-cell>
          <table:table-cell table:style-name="ce30" office:value-type="float" office:value="13371" calcext:value-type="float">
            <text:p>13,371</text:p>
          </table:table-cell>
          <table:table-cell table:style-name="ce48" office:value-type="float" office:value="7.03" calcext:value-type="float">
            <text:p>7.03</text:p>
          </table:table-cell>
          <table:table-cell table:style-name="ce30" office:value-type="float" office:value="12125" calcext:value-type="float">
            <text:p>12,125</text:p>
          </table:table-cell>
          <table:table-cell table:style-name="ce48" office:value-type="float" office:value="6.38" calcext:value-type="float">
            <text:p>6.38</text:p>
          </table:table-cell>
          <table:table-cell table:style-name="ce58" office:value-type="float" office:value="1246" calcext:value-type="float">
            <text:p>1,246</text:p>
          </table:table-cell>
          <table:table-cell table:style-name="ce48" office:value-type="float" office:value="0.66" calcext:value-type="float">
            <text:p>0.66</text:p>
          </table:table-cell>
          <table:table-cell table:style-name="ce30" office:value-type="float" office:value="12217" calcext:value-type="float">
            <text:p>12,217</text:p>
          </table:table-cell>
          <table:table-cell table:style-name="ce48" office:value-type="float" office:value="6.43" calcext:value-type="float">
            <text:p>6.43</text:p>
          </table:table-cell>
          <table:table-cell table:style-name="ce30" office:value-type="float" office:value="4882" calcext:value-type="float">
            <text:p>4,882</text:p>
          </table:table-cell>
          <table:table-cell table:style-name="ce48" office:value-type="float" office:value="2.57" calcext:value-type="float">
            <text:p>2.57</text:p>
          </table:table-cell>
          <table:table-cell table:style-name="ce30" office:value-type="float" office:value="100184" calcext:value-type="float">
            <text:p>100,184</text:p>
          </table:table-cell>
          <table:table-cell table:style-name="ce30" office:value-type="float" office:value="99449" calcext:value-type="float">
            <text:p>99,449</text:p>
          </table:table-cell>
          <table:table-cell table:style-name="ce75" office:value-type="float" office:value="507071" calcext:value-type="float">
            <text:p>507,071</text:p>
          </table:table-cell>
          <table:table-cell table:style-name="ce84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5 月</text:p>
          </table:table-cell>
          <table:covered-table-cell table:style-name="ce19"/>
          <table:table-cell table:style-name="ce30" office:value-type="float" office:value="7860131" calcext:value-type="float">
            <text:p>7,860,131</text:p>
          </table:table-cell>
          <table:table-cell table:style-name="ce30" office:value-type="float" office:value="23135715" calcext:value-type="float">
            <text:p>23,135,715</text:p>
          </table:table-cell>
          <table:table-cell table:style-name="ce30" office:value-type="float" office:value="11635040" calcext:value-type="float">
            <text:p>11,635,040</text:p>
          </table:table-cell>
          <table:table-cell table:style-name="ce30" office:value-type="float" office:value="11500675" calcext:value-type="float">
            <text:p>11,500,675</text:p>
          </table:table-cell>
          <table:table-cell table:style-name="ce30" office:value-type="float" office:value="12902" calcext:value-type="float">
            <text:p>12,902</text:p>
          </table:table-cell>
          <table:table-cell table:style-name="ce48" office:value-type="float" office:value="6.57" calcext:value-type="float">
            <text:p>6.57</text:p>
          </table:table-cell>
          <table:table-cell table:style-name="ce30" office:value-type="float" office:value="11379" calcext:value-type="float">
            <text:p>11,379</text:p>
          </table:table-cell>
          <table:table-cell table:style-name="ce48" office:value-type="float" office:value="5.79" calcext:value-type="float">
            <text:p>5.79</text:p>
          </table:table-cell>
          <table:table-cell table:style-name="ce58" office:value-type="float" office:value="1523" calcext:value-type="float">
            <text:p>1,523</text:p>
          </table:table-cell>
          <table:table-cell table:style-name="ce48" office:value-type="float" office:value="0.78" calcext:value-type="float">
            <text:p>0.78</text:p>
          </table:table-cell>
          <table:table-cell table:style-name="ce30" office:value-type="float" office:value="12501" calcext:value-type="float">
            <text:p>12,501</text:p>
          </table:table-cell>
          <table:table-cell table:style-name="ce48" office:value-type="float" office:value="6.36" calcext:value-type="float">
            <text:p>6.36</text:p>
          </table:table-cell>
          <table:table-cell table:style-name="ce30" office:value-type="float" office:value="4992" calcext:value-type="float">
            <text:p>4,992</text:p>
          </table:table-cell>
          <table:table-cell table:style-name="ce48" office:value-type="float" office:value="2.54" calcext:value-type="float">
            <text:p>2.54</text:p>
          </table:table-cell>
          <table:table-cell table:style-name="ce30" office:value-type="float" office:value="107261" calcext:value-type="float">
            <text:p>107,261</text:p>
          </table:table-cell>
          <table:table-cell table:style-name="ce30" office:value-type="float" office:value="106143" calcext:value-type="float">
            <text:p>106,143</text:p>
          </table:table-cell>
          <table:table-cell table:style-name="ce75" office:value-type="float" office:value="507690" calcext:value-type="float">
            <text:p>507,690</text:p>
          </table:table-cell>
          <table:table-cell table:style-name="ce84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6 月</text:p>
          </table:table-cell>
          <table:covered-table-cell table:style-name="ce19"/>
          <table:table-cell table:style-name="ce30" office:value-type="float" office:value="7875068" calcext:value-type="float">
            <text:p>7,875,068</text:p>
          </table:table-cell>
          <table:table-cell table:style-name="ce30" office:value-type="float" office:value="23138381" calcext:value-type="float">
            <text:p>23,138,381</text:p>
          </table:table-cell>
          <table:table-cell table:style-name="ce30" office:value-type="float" office:value="11634792" calcext:value-type="float">
            <text:p>11,634,792</text:p>
          </table:table-cell>
          <table:table-cell table:style-name="ce30" office:value-type="float" office:value="11503589" calcext:value-type="float">
            <text:p>11,503,589</text:p>
          </table:table-cell>
          <table:table-cell table:style-name="ce30" office:value-type="float" office:value="12722" calcext:value-type="float">
            <text:p>12,722</text:p>
          </table:table-cell>
          <table:table-cell table:style-name="ce48" office:value-type="float" office:value="6.69" calcext:value-type="float">
            <text:p>6.69</text:p>
          </table:table-cell>
          <table:table-cell table:style-name="ce30" office:value-type="float" office:value="11714" calcext:value-type="float">
            <text:p>11,714</text:p>
          </table:table-cell>
          <table:table-cell table:style-name="ce48" office:value-type="float" office:value="6.16" calcext:value-type="float">
            <text:p>6.16</text:p>
          </table:table-cell>
          <table:table-cell table:style-name="ce58" office:value-type="float" office:value="1008" calcext:value-type="float">
            <text:p>1,008</text:p>
          </table:table-cell>
          <table:table-cell table:style-name="ce48" office:value-type="float" office:value="0.53" calcext:value-type="float">
            <text:p>0.53</text:p>
          </table:table-cell>
          <table:table-cell table:style-name="ce30" office:value-type="float" office:value="9224" calcext:value-type="float">
            <text:p>9,224</text:p>
          </table:table-cell>
          <table:table-cell table:style-name="ce48" office:value-type="float" office:value="4.85" calcext:value-type="float">
            <text:p>4.85</text:p>
          </table:table-cell>
          <table:table-cell table:style-name="ce30" office:value-type="float" office:value="4892" calcext:value-type="float">
            <text:p>4,892</text:p>
          </table:table-cell>
          <table:table-cell table:style-name="ce48" office:value-type="float" office:value="2.57" calcext:value-type="float">
            <text:p>2.57</text:p>
          </table:table-cell>
          <table:table-cell table:style-name="ce30" office:value-type="float" office:value="131256" calcext:value-type="float">
            <text:p>131,256</text:p>
          </table:table-cell>
          <table:table-cell table:style-name="ce30" office:value-type="float" office:value="129598" calcext:value-type="float">
            <text:p>129,598</text:p>
          </table:table-cell>
          <table:table-cell table:style-name="ce75" office:value-type="float" office:value="508380" calcext:value-type="float">
            <text:p>508,380</text:p>
          </table:table-cell>
          <table:table-cell table:style-name="ce84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7 月</text:p>
          </table:table-cell>
          <table:covered-table-cell table:style-name="ce19"/>
          <table:table-cell table:style-name="ce30" office:value-type="float" office:value="7886689" calcext:value-type="float">
            <text:p>7,886,689</text:p>
          </table:table-cell>
          <table:table-cell table:style-name="ce30" office:value-type="float" office:value="23142460" calcext:value-type="float">
            <text:p>23,142,460</text:p>
          </table:table-cell>
          <table:table-cell table:style-name="ce30" office:value-type="float" office:value="11634623" calcext:value-type="float">
            <text:p>11,634,623</text:p>
          </table:table-cell>
          <table:table-cell table:style-name="ce30" office:value-type="float" office:value="11507837" calcext:value-type="float">
            <text:p>11,507,837</text:p>
          </table:table-cell>
          <table:table-cell table:style-name="ce30" office:value-type="float" office:value="12668" calcext:value-type="float">
            <text:p>12,668</text:p>
          </table:table-cell>
          <table:table-cell table:style-name="ce48" office:value-type="float" office:value="6.45" calcext:value-type="float">
            <text:p>6.45</text:p>
          </table:table-cell>
          <table:table-cell table:style-name="ce30" office:value-type="float" office:value="12259" calcext:value-type="float">
            <text:p>12,259</text:p>
          </table:table-cell>
          <table:table-cell table:style-name="ce48" office:value-type="float" office:value="6.24" calcext:value-type="float">
            <text:p>6.24</text:p>
          </table:table-cell>
          <table:table-cell table:style-name="ce58" office:value-type="float" office:value="409" calcext:value-type="float">
            <text:p>409</text:p>
          </table:table-cell>
          <table:table-cell table:style-name="ce48" office:value-type="float" office:value="0.21" calcext:value-type="float">
            <text:p>0.21</text:p>
          </table:table-cell>
          <table:table-cell table:style-name="ce30" office:value-type="float" office:value="9177" calcext:value-type="float">
            <text:p>9,177</text:p>
          </table:table-cell>
          <table:table-cell table:style-name="ce48" office:value-type="float" office:value="4.67" calcext:value-type="float">
            <text:p>4.67</text:p>
          </table:table-cell>
          <table:table-cell table:style-name="ce30" office:value-type="float" office:value="5163" calcext:value-type="float">
            <text:p>5,163</text:p>
          </table:table-cell>
          <table:table-cell table:style-name="ce48" office:value-type="float" office:value="2.63" calcext:value-type="float">
            <text:p>2.63</text:p>
          </table:table-cell>
          <table:table-cell table:style-name="ce30" office:value-type="float" office:value="122186" calcext:value-type="float">
            <text:p>122,186</text:p>
          </table:table-cell>
          <table:table-cell table:style-name="ce30" office:value-type="float" office:value="118516" calcext:value-type="float">
            <text:p>118,516</text:p>
          </table:table-cell>
          <table:table-cell table:style-name="ce75" office:value-type="float" office:value="509148" calcext:value-type="float">
            <text:p>509,148</text:p>
          </table:table-cell>
          <table:table-cell table:style-name="ce84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8 月</text:p>
          </table:table-cell>
          <table:covered-table-cell table:style-name="ce19"/>
          <table:table-cell table:style-name="ce30" office:value-type="float" office:value="7900989" calcext:value-type="float">
            <text:p>7,900,989</text:p>
          </table:table-cell>
          <table:table-cell table:style-name="ce30" office:value-type="float" office:value="23145020" calcext:value-type="float">
            <text:p>23,145,020</text:p>
          </table:table-cell>
          <table:table-cell table:style-name="ce30" office:value-type="float" office:value="11634150" calcext:value-type="float">
            <text:p>11,634,150</text:p>
          </table:table-cell>
          <table:table-cell table:style-name="ce30" office:value-type="float" office:value="11510870" calcext:value-type="float">
            <text:p>11,510,870</text:p>
          </table:table-cell>
          <table:table-cell table:style-name="ce30" office:value-type="float" office:value="13761" calcext:value-type="float">
            <text:p>13,761</text:p>
          </table:table-cell>
          <table:table-cell table:style-name="ce48" office:value-type="float" office:value="7" calcext:value-type="float">
            <text:p>7.00</text:p>
          </table:table-cell>
          <table:table-cell table:style-name="ce30" office:value-type="float" office:value="12184" calcext:value-type="float">
            <text:p>12,184</text:p>
          </table:table-cell>
          <table:table-cell table:style-name="ce48" office:value-type="float" office:value="6.2" calcext:value-type="float">
            <text:p>6.20</text:p>
          </table:table-cell>
          <table:table-cell table:style-name="ce58" office:value-type="float" office:value="1577" calcext:value-type="float">
            <text:p>1,577</text:p>
          </table:table-cell>
          <table:table-cell table:style-name="ce48" office:value-type="float" office:value="0.8" calcext:value-type="float">
            <text:p>0.80</text:p>
          </table:table-cell>
          <table:table-cell table:style-name="ce30" office:value-type="float" office:value="5447" calcext:value-type="float">
            <text:p>5,447</text:p>
          </table:table-cell>
          <table:table-cell table:style-name="ce48" office:value-type="float" office:value="2.77" calcext:value-type="float">
            <text:p>2.77</text:p>
          </table:table-cell>
          <table:table-cell table:style-name="ce30" office:value-type="float" office:value="5339" calcext:value-type="float">
            <text:p>5,339</text:p>
          </table:table-cell>
          <table:table-cell table:style-name="ce48" office:value-type="float" office:value="2.72" calcext:value-type="float">
            <text:p>2.72</text:p>
          </table:table-cell>
          <table:table-cell table:style-name="ce30" office:value-type="float" office:value="114934" calcext:value-type="float">
            <text:p>114,934</text:p>
          </table:table-cell>
          <table:table-cell table:style-name="ce30" office:value-type="float" office:value="113951" calcext:value-type="float">
            <text:p>113,951</text:p>
          </table:table-cell>
          <table:table-cell table:style-name="ce75" office:value-type="float" office:value="510203" calcext:value-type="float">
            <text:p>510,203</text:p>
          </table:table-cell>
          <table:table-cell table:style-name="ce84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9 月</text:p>
          </table:table-cell>
          <table:covered-table-cell table:style-name="ce19"/>
          <table:table-cell table:style-name="ce30" office:value-type="float" office:value="7918304" calcext:value-type="float">
            <text:p>7,918,304</text:p>
          </table:table-cell>
          <table:table-cell table:style-name="ce30" office:value-type="float" office:value="23146090" calcext:value-type="float">
            <text:p>23,146,090</text:p>
          </table:table-cell>
          <table:table-cell table:style-name="ce30" office:value-type="float" office:value="11633260" calcext:value-type="float">
            <text:p>11,633,260</text:p>
          </table:table-cell>
          <table:table-cell table:style-name="ce30" office:value-type="float" office:value="11512830" calcext:value-type="float">
            <text:p>11,512,830</text:p>
          </table:table-cell>
          <table:table-cell table:style-name="ce30" office:value-type="float" office:value="13637" calcext:value-type="float">
            <text:p>13,637</text:p>
          </table:table-cell>
          <table:table-cell table:style-name="ce48" office:value-type="float" office:value="7.17" calcext:value-type="float">
            <text:p>7.17</text:p>
          </table:table-cell>
          <table:table-cell table:style-name="ce30" office:value-type="float" office:value="11722" calcext:value-type="float">
            <text:p>11,722</text:p>
          </table:table-cell>
          <table:table-cell table:style-name="ce48" office:value-type="float" office:value="6.16" calcext:value-type="float">
            <text:p>6.16</text:p>
          </table:table-cell>
          <table:table-cell table:style-name="ce58" office:value-type="float" office:value="1915" calcext:value-type="float">
            <text:p>1,915</text:p>
          </table:table-cell>
          <table:table-cell table:style-name="ce48" office:value-type="float" office:value="1.01" calcext:value-type="float">
            <text:p>1.01</text:p>
          </table:table-cell>
          <table:table-cell table:style-name="ce30" office:value-type="float" office:value="15843" calcext:value-type="float">
            <text:p>15,843</text:p>
          </table:table-cell>
          <table:table-cell table:style-name="ce48" office:value-type="float" office:value="8.33" calcext:value-type="float">
            <text:p>8.33</text:p>
          </table:table-cell>
          <table:table-cell table:style-name="ce30" office:value-type="float" office:value="4905" calcext:value-type="float">
            <text:p>4,905</text:p>
          </table:table-cell>
          <table:table-cell table:style-name="ce48" office:value-type="float" office:value="2.58" calcext:value-type="float">
            <text:p>2.58</text:p>
          </table:table-cell>
          <table:table-cell table:style-name="ce30" office:value-type="float" office:value="102134" calcext:value-type="float">
            <text:p>102,134</text:p>
          </table:table-cell>
          <table:table-cell table:style-name="ce30" office:value-type="float" office:value="102979" calcext:value-type="float">
            <text:p>102,979</text:p>
          </table:table-cell>
          <table:table-cell table:style-name="ce75" office:value-type="float" office:value="510997" calcext:value-type="float">
            <text:p>510,997</text:p>
          </table:table-cell>
          <table:table-cell table:style-name="ce84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10 月</text:p>
          </table:table-cell>
          <table:covered-table-cell table:style-name="ce19"/>
          <table:table-cell table:style-name="ce30" office:value-type="float" office:value="7923934" calcext:value-type="float">
            <text:p>7,923,934</text:p>
          </table:table-cell>
          <table:table-cell table:style-name="ce30" office:value-type="float" office:value="23150923" calcext:value-type="float">
            <text:p>23,150,923</text:p>
          </table:table-cell>
          <table:table-cell table:style-name="ce30" office:value-type="float" office:value="11633580" calcext:value-type="float">
            <text:p>11,633,580</text:p>
          </table:table-cell>
          <table:table-cell table:style-name="ce30" office:value-type="float" office:value="11517343" calcext:value-type="float">
            <text:p>11,517,343</text:p>
          </table:table-cell>
          <table:table-cell table:style-name="ce30" office:value-type="float" office:value="13487" calcext:value-type="float">
            <text:p>13,487</text:p>
          </table:table-cell>
          <table:table-cell table:style-name="ce48" office:value-type="float" office:value="6.86" calcext:value-type="float">
            <text:p>6.86</text:p>
          </table:table-cell>
          <table:table-cell table:style-name="ce30" office:value-type="float" office:value="11469" calcext:value-type="float">
            <text:p>11,469</text:p>
          </table:table-cell>
          <table:table-cell table:style-name="ce48" office:value-type="float" office:value="5.83" calcext:value-type="float">
            <text:p>5.83</text:p>
          </table:table-cell>
          <table:table-cell table:style-name="ce58" office:value-type="float" office:value="2018" calcext:value-type="float">
            <text:p>2,018</text:p>
          </table:table-cell>
          <table:table-cell table:style-name="ce48" office:value-type="float" office:value="1.03" calcext:value-type="float">
            <text:p>1.03</text:p>
          </table:table-cell>
          <table:table-cell table:style-name="ce30" office:value-type="float" office:value="12807" calcext:value-type="float">
            <text:p>12,807</text:p>
          </table:table-cell>
          <table:table-cell table:style-name="ce48" office:value-type="float" office:value="6.51" calcext:value-type="float">
            <text:p>6.51</text:p>
          </table:table-cell>
          <table:table-cell table:style-name="ce30" office:value-type="float" office:value="4853" calcext:value-type="float">
            <text:p>4,853</text:p>
          </table:table-cell>
          <table:table-cell table:style-name="ce48" office:value-type="float" office:value="2.47" calcext:value-type="float">
            <text:p>2.47</text:p>
          </table:table-cell>
          <table:table-cell table:style-name="ce30" office:value-type="float" office:value="76987" calcext:value-type="float">
            <text:p>76,987</text:p>
          </table:table-cell>
          <table:table-cell table:style-name="ce30" office:value-type="float" office:value="74172" calcext:value-type="float">
            <text:p>74,172</text:p>
          </table:table-cell>
          <table:table-cell table:style-name="ce75" office:value-type="float" office:value="511567" calcext:value-type="float">
            <text:p>511,567</text:p>
          </table:table-cell>
          <table:table-cell table:style-name="ce84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11 月</text:p>
          </table:table-cell>
          <table:covered-table-cell table:style-name="ce19"/>
          <table:table-cell table:style-name="ce30" office:value-type="float" office:value="7928663" calcext:value-type="float">
            <text:p>7,928,663</text:p>
          </table:table-cell>
          <table:table-cell table:style-name="ce30" office:value-type="float" office:value="23157178" calcext:value-type="float">
            <text:p>23,157,178</text:p>
          </table:table-cell>
          <table:table-cell table:style-name="ce30" office:value-type="float" office:value="11634702" calcext:value-type="float">
            <text:p>11,634,702</text:p>
          </table:table-cell>
          <table:table-cell table:style-name="ce30" office:value-type="float" office:value="11522476" calcext:value-type="float">
            <text:p>11,522,476</text:p>
          </table:table-cell>
          <table:table-cell table:style-name="ce30" office:value-type="float" office:value="15406" calcext:value-type="float">
            <text:p>15,406</text:p>
          </table:table-cell>
          <table:table-cell table:style-name="ce48" office:value-type="float" office:value="8.1" calcext:value-type="float">
            <text:p>8.10</text:p>
          </table:table-cell>
          <table:table-cell table:style-name="ce30" office:value-type="float" office:value="12444" calcext:value-type="float">
            <text:p>12,444</text:p>
          </table:table-cell>
          <table:table-cell table:style-name="ce48" office:value-type="float" office:value="6.54" calcext:value-type="float">
            <text:p>6.54</text:p>
          </table:table-cell>
          <table:table-cell table:style-name="ce58" office:value-type="float" office:value="2962" calcext:value-type="float">
            <text:p>2,962</text:p>
          </table:table-cell>
          <table:table-cell table:style-name="ce48" office:value-type="float" office:value="1.56" calcext:value-type="float">
            <text:p>1.56</text:p>
          </table:table-cell>
          <table:table-cell table:style-name="ce30" office:value-type="float" office:value="10320" calcext:value-type="float">
            <text:p>10,320</text:p>
          </table:table-cell>
          <table:table-cell table:style-name="ce48" office:value-type="float" office:value="5.42" calcext:value-type="float">
            <text:p>5.42</text:p>
          </table:table-cell>
          <table:table-cell table:style-name="ce30" office:value-type="float" office:value="4796" calcext:value-type="float">
            <text:p>4,796</text:p>
          </table:table-cell>
          <table:table-cell table:style-name="ce48" office:value-type="float" office:value="2.52" calcext:value-type="float">
            <text:p>2.52</text:p>
          </table:table-cell>
          <table:table-cell table:style-name="ce30" office:value-type="float" office:value="74582" calcext:value-type="float">
            <text:p>74,582</text:p>
          </table:table-cell>
          <table:table-cell table:style-name="ce30" office:value-type="float" office:value="71289" calcext:value-type="float">
            <text:p>71,289</text:p>
          </table:table-cell>
          <table:table-cell table:style-name="ce75" office:value-type="float" office:value="512197" calcext:value-type="float">
            <text:p>512,197</text:p>
          </table:table-cell>
          <table:table-cell table:style-name="ce84" table:number-columns-repeated="1005"/>
        </table:table-row>
        <table:table-row table:style-name="ro7">
          <table:table-cell table:style-name="ce7" office:value-type="string" calcext:value-type="string" table:number-columns-spanned="2" table:number-rows-spanned="1">
            <text:p>12 月</text:p>
          </table:table-cell>
          <table:covered-table-cell table:style-name="ce19"/>
          <table:table-cell table:style-name="ce30" office:value-type="float" office:value="7937024" calcext:value-type="float">
            <text:p>7,937,024</text:p>
          </table:table-cell>
          <table:table-cell table:style-name="ce30" office:value-type="float" office:value="23162123" calcext:value-type="float">
            <text:p>23,162,123</text:p>
          </table:table-cell>
          <table:table-cell table:style-name="ce30" office:value-type="float" office:value="11635225" calcext:value-type="float">
            <text:p>11,635,225</text:p>
          </table:table-cell>
          <table:table-cell table:style-name="ce30" office:value-type="float" office:value="11526898" calcext:value-type="float">
            <text:p>11,526,898</text:p>
          </table:table-cell>
          <table:table-cell table:style-name="ce30" office:value-type="float" office:value="15215" calcext:value-type="float">
            <text:p>15,215</text:p>
          </table:table-cell>
          <table:table-cell table:style-name="ce48" office:value-type="float" office:value="7.74" calcext:value-type="float">
            <text:p>7.74</text:p>
          </table:table-cell>
          <table:table-cell table:style-name="ce30" office:value-type="float" office:value="12887" calcext:value-type="float">
            <text:p>12,887</text:p>
          </table:table-cell>
          <table:table-cell table:style-name="ce48" office:value-type="float" office:value="6.55" calcext:value-type="float">
            <text:p>6.55</text:p>
          </table:table-cell>
          <table:table-cell table:style-name="ce58" office:value-type="float" office:value="2328" calcext:value-type="float">
            <text:p>2,328</text:p>
          </table:table-cell>
          <table:table-cell table:style-name="ce48" office:value-type="float" office:value="1.18" calcext:value-type="float">
            <text:p>1.18</text:p>
          </table:table-cell>
          <table:table-cell table:style-name="ce30" office:value-type="float" office:value="16479" calcext:value-type="float">
            <text:p>16,479</text:p>
          </table:table-cell>
          <table:table-cell table:style-name="ce48" office:value-type="float" office:value="8.38" calcext:value-type="float">
            <text:p>8.38</text:p>
          </table:table-cell>
          <table:table-cell table:style-name="ce30" office:value-type="float" office:value="4887" calcext:value-type="float">
            <text:p>4,887</text:p>
          </table:table-cell>
          <table:table-cell table:style-name="ce48" office:value-type="float" office:value="2.48" calcext:value-type="float">
            <text:p>2.48</text:p>
          </table:table-cell>
          <table:table-cell table:style-name="ce30" office:value-type="float" office:value="103638" calcext:value-type="float">
            <text:p>103,638</text:p>
          </table:table-cell>
          <table:table-cell table:style-name="ce30" office:value-type="float" office:value="101021" calcext:value-type="float">
            <text:p>101,021</text:p>
          </table:table-cell>
          <table:table-cell table:style-name="ce75" office:value-type="float" office:value="512701" calcext:value-type="float">
            <text:p>512,701</text:p>
          </table:table-cell>
          <table:table-cell table:style-name="ce84" table:number-columns-repeated="1005"/>
        </table:table-row>
        <table:table-row table:style-name="ro8">
          <table:table-cell table:style-name="ce8" office:value-type="string" calcext:value-type="string" table:number-columns-spanned="2" table:number-rows-spanned="1">
            <text:p>100年1~8月</text:p>
          </table:table-cell>
          <table:covered-table-cell table:style-name="ce20"/>
          <table:table-cell table:style-name="ce28" office:value-type="float" office:value="8022520" calcext:value-type="float">
            <text:p>8,022,520</text:p>
          </table:table-cell>
          <table:table-cell table:style-name="ce28" office:value-type="float" office:value="23193638" calcext:value-type="float">
            <text:p>23,193,638</text:p>
          </table:table-cell>
          <table:table-cell table:style-name="ce28" office:value-type="float" office:value="11637076" calcext:value-type="float">
            <text:p>11,637,076</text:p>
          </table:table-cell>
          <table:table-cell table:style-name="ce28" office:value-type="float" office:value="11556562" calcext:value-type="float">
            <text:p>11,556,562</text:p>
          </table:table-cell>
          <table:table-cell table:style-name="ce28" office:value-type="float" office:value="124342" calcext:value-type="float">
            <text:p>124,342</text:p>
          </table:table-cell>
          <table:table-cell table:style-name="ce49" office:value-type="float" office:value="8.06" calcext:value-type="float">
            <text:p><text:s text:c="3"/>8.06</text:p>
          </table:table-cell>
          <table:table-cell table:style-name="ce28" office:value-type="float" office:value="104840" calcext:value-type="float">
            <text:p>104,840</text:p>
          </table:table-cell>
          <table:table-cell table:style-name="ce49" office:value-type="float" office:value="6.8" calcext:value-type="float">
            <text:p><text:s text:c="3"/>6.80</text:p>
          </table:table-cell>
          <table:table-cell table:style-name="ce28" office:value-type="float" office:value="19502" calcext:value-type="float">
            <text:p>19,502</text:p>
          </table:table-cell>
          <table:table-cell table:style-name="ce49" office:value-type="float" office:value="1.26" calcext:value-type="float">
            <text:p><text:s text:c="3"/>1.26</text:p>
          </table:table-cell>
          <table:table-cell table:style-name="ce28" office:value-type="float" office:value="92991" calcext:value-type="float">
            <text:p>92,991</text:p>
          </table:table-cell>
          <table:table-cell table:style-name="ce49" office:value-type="float" office:value="6.03" calcext:value-type="float">
            <text:p><text:s text:c="3"/>6.03</text:p>
          </table:table-cell>
          <table:table-cell table:style-name="ce28" office:value-type="float" office:value="37933" calcext:value-type="float">
            <text:p>37,933</text:p>
          </table:table-cell>
          <table:table-cell table:style-name="ce49" office:value-type="float" office:value="2.46" calcext:value-type="float">
            <text:p><text:s text:c="3"/>2.46</text:p>
          </table:table-cell>
          <table:table-cell table:style-name="ce28" office:value-type="float" office:value="793401" calcext:value-type="float">
            <text:p>793,401</text:p>
          </table:table-cell>
          <table:table-cell table:style-name="ce28" office:value-type="float" office:value="781388" calcext:value-type="float">
            <text:p>781,388</text:p>
          </table:table-cell>
          <table:table-cell table:style-name="ce73" office:value-type="float" office:value="517455" calcext:value-type="float">
            <text:p>517,455</text:p>
          </table:table-cell>
          <table:table-cell table:style-name="ce85" table:number-columns-repeated="2"/>
          <table:table-cell table:style-name="ce84" table:number-columns-repeated="1003"/>
        </table:table-row>
        <table:table-row table:style-name="ro9">
          <table:table-cell table:style-name="ce9" office:value-type="string" calcext:value-type="string" table:number-columns-spanned="2" table:number-rows-spanned="1">
            <text:p>1 月</text:p>
          </table:table-cell>
          <table:covered-table-cell table:style-name="ce21"/>
          <table:table-cell table:style-name="ce31" office:value-type="float" office:value="7942075" calcext:value-type="float">
            <text:p>7,942,075</text:p>
          </table:table-cell>
          <table:table-cell table:style-name="ce31" office:value-type="float" office:value="23164628" calcext:value-type="float">
            <text:p>23,164,628</text:p>
          </table:table-cell>
          <table:table-cell table:style-name="ce31" office:value-type="float" office:value="11634515" calcext:value-type="float">
            <text:p>11,634,515</text:p>
          </table:table-cell>
          <table:table-cell table:style-name="ce31" office:value-type="float" office:value="11530113" calcext:value-type="float">
            <text:p>11,530,113</text:p>
          </table:table-cell>
          <table:table-cell table:style-name="ce31" office:value-type="float" office:value="14703" calcext:value-type="float">
            <text:p>14,703</text:p>
          </table:table-cell>
          <table:table-cell table:style-name="ce50" office:value-type="float" office:value="7.47" calcext:value-type="float">
            <text:p>7.47</text:p>
          </table:table-cell>
          <table:table-cell table:style-name="ce31" office:value-type="float" office:value="14313" calcext:value-type="float">
            <text:p>14,313</text:p>
          </table:table-cell>
          <table:table-cell table:style-name="ce50" office:value-type="float" office:value="7.28" calcext:value-type="float">
            <text:p>7.28</text:p>
          </table:table-cell>
          <table:table-cell table:style-name="ce59" office:value-type="float" office:value="390" calcext:value-type="float">
            <text:p>390</text:p>
          </table:table-cell>
          <table:table-cell table:style-name="ce50" office:value-type="float" office:value="0.2" calcext:value-type="float">
            <text:p>0.20</text:p>
          </table:table-cell>
          <table:table-cell table:style-name="ce31" office:value-type="float" office:value="18015" calcext:value-type="float">
            <text:p>18,015</text:p>
          </table:table-cell>
          <table:table-cell table:style-name="ce50" office:value-type="float" office:value="9.16" calcext:value-type="float">
            <text:p>9.16</text:p>
          </table:table-cell>
          <table:table-cell table:style-name="ce31" office:value-type="float" office:value="4131" calcext:value-type="float">
            <text:p>4,131</text:p>
          </table:table-cell>
          <table:table-cell table:style-name="ce50" office:value-type="float" office:value="2.1" calcext:value-type="float">
            <text:p>2.10</text:p>
          </table:table-cell>
          <table:table-cell table:style-name="ce31" office:value-type="float" office:value="92387" calcext:value-type="float">
            <text:p>92,387</text:p>
          </table:table-cell>
          <table:table-cell table:style-name="ce31" office:value-type="float" office:value="90272" calcext:value-type="float">
            <text:p>90,272</text:p>
          </table:table-cell>
          <table:table-cell table:style-name="ce76" office:value-type="float" office:value="513103" calcext:value-type="float">
            <text:p>513,103</text:p>
          </table:table-cell>
          <table:table-cell table:style-name="ce86" table:number-columns-repeated="2"/>
          <table:table-cell table:style-name="ce84" table:number-columns-repeated="1003"/>
        </table:table-row>
        <table:table-row table:style-name="ro10">
          <table:table-cell table:style-name="ce9" office:value-type="string" calcext:value-type="string" table:number-columns-spanned="2" table:number-rows-spanned="1">
            <text:p>2 月</text:p>
          </table:table-cell>
          <table:covered-table-cell table:style-name="ce21"/>
          <table:table-cell table:style-name="ce31" office:value-type="float" office:value="7947403" calcext:value-type="float">
            <text:p>7,947,403</text:p>
          </table:table-cell>
          <table:table-cell table:style-name="ce31" office:value-type="float" office:value="23164457" calcext:value-type="float">
            <text:p>23,164,457</text:p>
          </table:table-cell>
          <table:table-cell table:style-name="ce31" office:value-type="float" office:value="11632909" calcext:value-type="float">
            <text:p>11,632,909</text:p>
          </table:table-cell>
          <table:table-cell table:style-name="ce31" office:value-type="float" office:value="11531548" calcext:value-type="float">
            <text:p>11,531,548</text:p>
          </table:table-cell>
          <table:table-cell table:style-name="ce31" office:value-type="float" office:value="12270" calcext:value-type="float">
            <text:p>12,270</text:p>
          </table:table-cell>
          <table:table-cell table:style-name="ce50" office:value-type="float" office:value="6.9" calcext:value-type="float">
            <text:p>6.90</text:p>
          </table:table-cell>
          <table:table-cell table:style-name="ce31" office:value-type="float" office:value="12783" calcext:value-type="float">
            <text:p>12,783</text:p>
          </table:table-cell>
          <table:table-cell table:style-name="ce50" office:value-type="float" office:value="7.19" calcext:value-type="float">
            <text:p>7.19</text:p>
          </table:table-cell>
          <table:table-cell table:style-name="ce60" office:value-type="float" office:value="-513" calcext:value-type="float">
            <text:p>－ <text:s text:c="5"/>513</text:p>
          </table:table-cell>
          <table:table-cell table:style-name="ce50" office:value-type="float" office:value="-0.29" calcext:value-type="float">
            <text:p>－ <text:s text:c="2"/>0.29</text:p>
          </table:table-cell>
          <table:table-cell table:style-name="ce31" office:value-type="float" office:value="8934" calcext:value-type="float">
            <text:p>8,934</text:p>
          </table:table-cell>
          <table:table-cell table:style-name="ce50" office:value-type="float" office:value="5.03" calcext:value-type="float">
            <text:p>5.03</text:p>
          </table:table-cell>
          <table:table-cell table:style-name="ce31" office:value-type="float" office:value="3659" calcext:value-type="float">
            <text:p>3,659</text:p>
          </table:table-cell>
          <table:table-cell table:style-name="ce50" office:value-type="float" office:value="2.06" calcext:value-type="float">
            <text:p>2.06</text:p>
          </table:table-cell>
          <table:table-cell table:style-name="ce31" office:value-type="float" office:value="79614" calcext:value-type="float">
            <text:p>79,614</text:p>
          </table:table-cell>
          <table:table-cell table:style-name="ce31" office:value-type="float" office:value="79272" calcext:value-type="float">
            <text:p>79,272</text:p>
          </table:table-cell>
          <table:table-cell table:style-name="ce76" office:value-type="float" office:value="513640" calcext:value-type="float">
            <text:p>513,640</text:p>
          </table:table-cell>
          <table:table-cell table:style-name="ce84" table:number-columns-repeated="1005"/>
        </table:table-row>
        <table:table-row table:style-name="ro10">
          <table:table-cell table:style-name="ce9" office:value-type="string" calcext:value-type="string" table:number-columns-spanned="2" table:number-rows-spanned="1">
            <text:p>3 月</text:p>
          </table:table-cell>
          <table:covered-table-cell table:style-name="ce21"/>
          <table:table-cell table:style-name="ce31" office:value-type="float" office:value="7959795" calcext:value-type="float">
            <text:p>7,959,795</text:p>
          </table:table-cell>
          <table:table-cell table:style-name="ce31" office:value-type="float" office:value="23165878" calcext:value-type="float">
            <text:p>23,165,878</text:p>
          </table:table-cell>
          <table:table-cell table:style-name="ce31" office:value-type="float" office:value="11631490" calcext:value-type="float">
            <text:p>11,631,490</text:p>
          </table:table-cell>
          <table:table-cell table:style-name="ce31" office:value-type="float" office:value="11534388" calcext:value-type="float">
            <text:p>11,534,388</text:p>
          </table:table-cell>
          <table:table-cell table:style-name="ce31" office:value-type="float" office:value="17524" calcext:value-type="float">
            <text:p>17,524</text:p>
          </table:table-cell>
          <table:table-cell table:style-name="ce50" office:value-type="float" office:value="8.91" calcext:value-type="float">
            <text:p>8.91</text:p>
          </table:table-cell>
          <table:table-cell table:style-name="ce31" office:value-type="float" office:value="16007" calcext:value-type="float">
            <text:p>16,007</text:p>
          </table:table-cell>
          <table:table-cell table:style-name="ce50" office:value-type="float" office:value="8.14" calcext:value-type="float">
            <text:p>8.14</text:p>
          </table:table-cell>
          <table:table-cell table:style-name="ce61" office:value-type="float" office:value="1517" calcext:value-type="float">
            <text:p><text:s text:c="3"/>1,517</text:p>
          </table:table-cell>
          <table:table-cell table:style-name="ce50" office:value-type="float" office:value="0.77" calcext:value-type="float">
            <text:p>0.77</text:p>
          </table:table-cell>
          <table:table-cell table:style-name="ce31" office:value-type="float" office:value="11977" calcext:value-type="float">
            <text:p>11,977</text:p>
          </table:table-cell>
          <table:table-cell table:style-name="ce50" office:value-type="float" office:value="6.09" calcext:value-type="float">
            <text:p>6.09</text:p>
          </table:table-cell>
          <table:table-cell table:style-name="ce31" office:value-type="float" office:value="5378" calcext:value-type="float">
            <text:p>5,378</text:p>
          </table:table-cell>
          <table:table-cell table:style-name="ce50" office:value-type="float" office:value="2.73" calcext:value-type="float">
            <text:p>2.73</text:p>
          </table:table-cell>
          <table:table-cell table:style-name="ce31" office:value-type="float" office:value="110500" calcext:value-type="float">
            <text:p>110,500</text:p>
          </table:table-cell>
          <table:table-cell table:style-name="ce31" office:value-type="float" office:value="110596" calcext:value-type="float">
            <text:p>110,596</text:p>
          </table:table-cell>
          <table:table-cell table:style-name="ce76" office:value-type="float" office:value="514345" calcext:value-type="float">
            <text:p>514,345</text:p>
          </table:table-cell>
          <table:table-cell table:style-name="ce84" table:number-columns-repeated="1005"/>
        </table:table-row>
        <table:table-row table:style-name="ro10">
          <table:table-cell table:style-name="ce9" office:value-type="string" calcext:value-type="string" table:number-columns-spanned="2" table:number-rows-spanned="1">
            <text:p>4 月</text:p>
          </table:table-cell>
          <table:covered-table-cell table:style-name="ce21"/>
          <table:table-cell table:style-name="ce31" office:value-type="float" office:value="7970921" calcext:value-type="float">
            <text:p>7,970,921</text:p>
          </table:table-cell>
          <table:table-cell table:style-name="ce31" office:value-type="float" office:value="23170321" calcext:value-type="float">
            <text:p>23,170,321</text:p>
          </table:table-cell>
          <table:table-cell table:style-name="ce31" office:value-type="float" office:value="11631965" calcext:value-type="float">
            <text:p>11,631,965</text:p>
          </table:table-cell>
          <table:table-cell table:style-name="ce31" office:value-type="float" office:value="11538356" calcext:value-type="float">
            <text:p>11,538,356</text:p>
          </table:table-cell>
          <table:table-cell table:style-name="ce31" office:value-type="float" office:value="15089" calcext:value-type="float">
            <text:p>15,089</text:p>
          </table:table-cell>
          <table:table-cell table:style-name="ce50" office:value-type="float" office:value="7.92" calcext:value-type="float">
            <text:p>7.92</text:p>
          </table:table-cell>
          <table:table-cell table:style-name="ce31" office:value-type="float" office:value="13306" calcext:value-type="float">
            <text:p>13,306</text:p>
          </table:table-cell>
          <table:table-cell table:style-name="ce50" office:value-type="float" office:value="6.99" calcext:value-type="float">
            <text:p>6.99</text:p>
          </table:table-cell>
          <table:table-cell table:style-name="ce61" office:value-type="float" office:value="1783" calcext:value-type="float">
            <text:p><text:s text:c="3"/>1,783</text:p>
          </table:table-cell>
          <table:table-cell table:style-name="ce50" office:value-type="float" office:value="0.94" calcext:value-type="float">
            <text:p>0.94</text:p>
          </table:table-cell>
          <table:table-cell table:style-name="ce31" office:value-type="float" office:value="9780" calcext:value-type="float">
            <text:p>9,780</text:p>
          </table:table-cell>
          <table:table-cell table:style-name="ce50" office:value-type="float" office:value="5.14" calcext:value-type="float">
            <text:p>5.14</text:p>
          </table:table-cell>
          <table:table-cell table:style-name="ce31" office:value-type="float" office:value="4572" calcext:value-type="float">
            <text:p>4,572</text:p>
          </table:table-cell>
          <table:table-cell table:style-name="ce50" office:value-type="float" office:value="2.4" calcext:value-type="float">
            <text:p>2.40</text:p>
          </table:table-cell>
          <table:table-cell table:style-name="ce31" office:value-type="float" office:value="93260" calcext:value-type="float">
            <text:p>93,260</text:p>
          </table:table-cell>
          <table:table-cell table:style-name="ce31" office:value-type="float" office:value="90600" calcext:value-type="float">
            <text:p>90,600</text:p>
          </table:table-cell>
          <table:table-cell table:style-name="ce76" office:value-type="float" office:value="514824" calcext:value-type="float">
            <text:p>514,824</text:p>
          </table:table-cell>
          <table:table-cell table:style-name="ce84" table:number-columns-repeated="1005"/>
        </table:table-row>
        <table:table-row table:style-name="ro10">
          <table:table-cell table:style-name="ce9" office:value-type="string" calcext:value-type="string" table:number-columns-spanned="2" table:number-rows-spanned="1">
            <text:p>5 月</text:p>
          </table:table-cell>
          <table:covered-table-cell table:style-name="ce21"/>
          <table:table-cell table:style-name="ce31" office:value-type="float" office:value="7983216" calcext:value-type="float">
            <text:p>7,983,216</text:p>
          </table:table-cell>
          <table:table-cell table:style-name="ce31" office:value-type="float" office:value="23174528" calcext:value-type="float">
            <text:p>23,174,528</text:p>
          </table:table-cell>
          <table:table-cell table:style-name="ce31" office:value-type="float" office:value="11632520" calcext:value-type="float">
            <text:p>11,632,520</text:p>
          </table:table-cell>
          <table:table-cell table:style-name="ce31" office:value-type="float" office:value="11542008" calcext:value-type="float">
            <text:p>11,542,008</text:p>
          </table:table-cell>
          <table:table-cell table:style-name="ce31" office:value-type="float" office:value="16206" calcext:value-type="float">
            <text:p>16,206</text:p>
          </table:table-cell>
          <table:table-cell table:style-name="ce50" office:value-type="float" office:value="8.23" calcext:value-type="float">
            <text:p>8.23</text:p>
          </table:table-cell>
          <table:table-cell table:style-name="ce31" office:value-type="float" office:value="12905" calcext:value-type="float">
            <text:p>12,905</text:p>
          </table:table-cell>
          <table:table-cell table:style-name="ce50" office:value-type="float" office:value="6.56" calcext:value-type="float">
            <text:p>6.56</text:p>
          </table:table-cell>
          <table:table-cell table:style-name="ce61" office:value-type="float" office:value="3301" calcext:value-type="float">
            <text:p><text:s text:c="3"/>3,301</text:p>
          </table:table-cell>
          <table:table-cell table:style-name="ce50" office:value-type="float" office:value="1.68" calcext:value-type="float">
            <text:p>1.68</text:p>
          </table:table-cell>
          <table:table-cell table:style-name="ce31" office:value-type="float" office:value="14697" calcext:value-type="float">
            <text:p>14,697</text:p>
          </table:table-cell>
          <table:table-cell table:style-name="ce50" office:value-type="float" office:value="7.47" calcext:value-type="float">
            <text:p>7.47</text:p>
          </table:table-cell>
          <table:table-cell table:style-name="ce31" office:value-type="float" office:value="5019" calcext:value-type="float">
            <text:p>5,019</text:p>
          </table:table-cell>
          <table:table-cell table:style-name="ce50" office:value-type="float" office:value="2.55" calcext:value-type="float">
            <text:p>2.55</text:p>
          </table:table-cell>
          <table:table-cell table:style-name="ce31" office:value-type="float" office:value="101108" calcext:value-type="float">
            <text:p>101,108</text:p>
          </table:table-cell>
          <table:table-cell table:style-name="ce31" office:value-type="float" office:value="100202" calcext:value-type="float">
            <text:p>100,202</text:p>
          </table:table-cell>
          <table:table-cell table:style-name="ce76" office:value-type="float" office:value="515371" calcext:value-type="float">
            <text:p>515,371</text:p>
          </table:table-cell>
          <table:table-cell table:style-name="ce84" table:number-columns-repeated="1005"/>
        </table:table-row>
        <table:table-row table:style-name="ro10">
          <table:table-cell table:style-name="ce9" office:value-type="string" calcext:value-type="string" table:number-columns-spanned="2" table:number-rows-spanned="1">
            <text:p>6 月</text:p>
          </table:table-cell>
          <table:covered-table-cell table:style-name="ce21"/>
          <table:table-cell table:style-name="ce31" office:value-type="float" office:value="7995060" calcext:value-type="float">
            <text:p>7,995,060</text:p>
          </table:table-cell>
          <table:table-cell table:style-name="ce31" office:value-type="float" office:value="23180477" calcext:value-type="float">
            <text:p>23,180,477</text:p>
          </table:table-cell>
          <table:table-cell table:style-name="ce31" office:value-type="float" office:value="11633505" calcext:value-type="float">
            <text:p>11,633,505</text:p>
          </table:table-cell>
          <table:table-cell table:style-name="ce31" office:value-type="float" office:value="11546972" calcext:value-type="float">
            <text:p>11,546,972</text:p>
          </table:table-cell>
          <table:table-cell table:style-name="ce31" office:value-type="float" office:value="15866" calcext:value-type="float">
            <text:p>15,866</text:p>
          </table:table-cell>
          <table:table-cell table:style-name="ce50" office:value-type="float" office:value="8.33" calcext:value-type="float">
            <text:p>8.33</text:p>
          </table:table-cell>
          <table:table-cell table:style-name="ce31" office:value-type="float" office:value="12098" calcext:value-type="float">
            <text:p>12,098</text:p>
          </table:table-cell>
          <table:table-cell table:style-name="ce50" office:value-type="float" office:value="6.35" calcext:value-type="float">
            <text:p>6.35</text:p>
          </table:table-cell>
          <table:table-cell table:style-name="ce61" office:value-type="float" office:value="3768" calcext:value-type="float">
            <text:p><text:s text:c="3"/>3,768</text:p>
          </table:table-cell>
          <table:table-cell table:style-name="ce50" office:value-type="float" office:value="1.98" calcext:value-type="float">
            <text:p>1.98</text:p>
          </table:table-cell>
          <table:table-cell table:style-name="ce31" office:value-type="float" office:value="13387" calcext:value-type="float">
            <text:p>13,387</text:p>
          </table:table-cell>
          <table:table-cell table:style-name="ce50" office:value-type="float" office:value="7.03" calcext:value-type="float">
            <text:p>7.03</text:p>
          </table:table-cell>
          <table:table-cell table:style-name="ce31" office:value-type="float" office:value="4900" calcext:value-type="float">
            <text:p>4,900</text:p>
          </table:table-cell>
          <table:table-cell table:style-name="ce50" office:value-type="float" office:value="2.57" calcext:value-type="float">
            <text:p>2.57</text:p>
          </table:table-cell>
          <table:table-cell table:style-name="ce31" office:value-type="float" office:value="102846" calcext:value-type="float">
            <text:p>102,846</text:p>
          </table:table-cell>
          <table:table-cell table:style-name="ce31" office:value-type="float" office:value="100665" calcext:value-type="float">
            <text:p>100,665</text:p>
          </table:table-cell>
          <table:table-cell table:style-name="ce76" office:value-type="float" office:value="515993" calcext:value-type="float">
            <text:p>515,993</text:p>
          </table:table-cell>
          <table:table-cell table:style-name="ce84" table:number-columns-repeated="1005"/>
        </table:table-row>
        <table:table-row table:style-name="ro10">
          <table:table-cell table:style-name="ce9" office:value-type="string" calcext:value-type="string" table:number-columns-spanned="2" table:number-rows-spanned="1">
            <text:p>7 月</text:p>
          </table:table-cell>
          <table:covered-table-cell table:style-name="ce21"/>
          <table:table-cell table:style-name="ce31" office:value-type="float" office:value="8007543" calcext:value-type="float">
            <text:p>8,007,543</text:p>
          </table:table-cell>
          <table:table-cell table:style-name="ce31" office:value-type="float" office:value="23188078" calcext:value-type="float">
            <text:p>23,188,078</text:p>
          </table:table-cell>
          <table:table-cell table:style-name="ce31" office:value-type="float" office:value="11635880" calcext:value-type="float">
            <text:p>11,635,880</text:p>
          </table:table-cell>
          <table:table-cell table:style-name="ce31" office:value-type="float" office:value="11552198" calcext:value-type="float">
            <text:p>11,552,198</text:p>
          </table:table-cell>
          <table:table-cell table:style-name="ce31" office:value-type="float" office:value="15887" calcext:value-type="float">
            <text:p>15,887</text:p>
          </table:table-cell>
          <table:table-cell table:style-name="ce50" office:value-type="float" office:value="8.07" calcext:value-type="float">
            <text:p>8.07</text:p>
          </table:table-cell>
          <table:table-cell table:style-name="ce31" office:value-type="float" office:value="11141" calcext:value-type="float">
            <text:p>11,141</text:p>
          </table:table-cell>
          <table:table-cell table:style-name="ce50" office:value-type="float" office:value="5.66" calcext:value-type="float">
            <text:p>5.66</text:p>
          </table:table-cell>
          <table:table-cell table:style-name="ce61" office:value-type="float" office:value="4746" calcext:value-type="float">
            <text:p><text:s text:c="3"/>4,746</text:p>
          </table:table-cell>
          <table:table-cell table:style-name="ce50" office:value-type="float" office:value="2.41" calcext:value-type="float">
            <text:p>2.41</text:p>
          </table:table-cell>
          <table:table-cell table:style-name="ce31" office:value-type="float" office:value="11022" calcext:value-type="float">
            <text:p>11,022</text:p>
          </table:table-cell>
          <table:table-cell table:style-name="ce50" office:value-type="float" office:value="5.6" calcext:value-type="float">
            <text:p>5.60</text:p>
          </table:table-cell>
          <table:table-cell table:style-name="ce31" office:value-type="float" office:value="5047" calcext:value-type="float">
            <text:p>5,047</text:p>
          </table:table-cell>
          <table:table-cell table:style-name="ce50" office:value-type="float" office:value="2.56" calcext:value-type="float">
            <text:p>2.56</text:p>
          </table:table-cell>
          <table:table-cell table:style-name="ce31" office:value-type="float" office:value="102084" calcext:value-type="float">
            <text:p>102,084</text:p>
          </table:table-cell>
          <table:table-cell table:style-name="ce31" office:value-type="float" office:value="99229" calcext:value-type="float">
            <text:p>99,229</text:p>
          </table:table-cell>
          <table:table-cell table:style-name="ce76" office:value-type="float" office:value="516625" calcext:value-type="float">
            <text:p>516,625</text:p>
          </table:table-cell>
          <table:table-cell table:style-name="ce84" table:number-columns-repeated="1005"/>
        </table:table-row>
        <table:table-row table:style-name="ro10">
          <table:table-cell table:style-name="ce9" office:value-type="string" calcext:value-type="string" table:number-columns-spanned="2" table:number-rows-spanned="1">
            <text:p>8 月</text:p>
          </table:table-cell>
          <table:covered-table-cell table:style-name="ce21"/>
          <table:table-cell table:style-name="ce31" office:value-type="float" office:value="8022520" calcext:value-type="float">
            <text:p>8,022,520</text:p>
          </table:table-cell>
          <table:table-cell table:style-name="ce31" office:value-type="float" office:value="23193638" calcext:value-type="float">
            <text:p>23,193,638</text:p>
          </table:table-cell>
          <table:table-cell table:style-name="ce31" office:value-type="float" office:value="11637076" calcext:value-type="float">
            <text:p>11,637,076</text:p>
          </table:table-cell>
          <table:table-cell table:style-name="ce31" office:value-type="float" office:value="11556562" calcext:value-type="float">
            <text:p>11,556,562</text:p>
          </table:table-cell>
          <table:table-cell table:style-name="ce31" office:value-type="float" office:value="16797" calcext:value-type="float">
            <text:p>16,797</text:p>
          </table:table-cell>
          <table:table-cell table:style-name="ce50" office:value-type="float" office:value="8.53" calcext:value-type="float">
            <text:p>8.53</text:p>
          </table:table-cell>
          <table:table-cell table:style-name="ce31" office:value-type="float" office:value="12287" calcext:value-type="float">
            <text:p>12,287</text:p>
          </table:table-cell>
          <table:table-cell table:style-name="ce50" office:value-type="float" office:value="6.24" calcext:value-type="float">
            <text:p>6.24</text:p>
          </table:table-cell>
          <table:table-cell table:style-name="ce61" office:value-type="float" office:value="4510" calcext:value-type="float">
            <text:p><text:s text:c="3"/>4,510</text:p>
          </table:table-cell>
          <table:table-cell table:style-name="ce50" office:value-type="float" office:value="2.29" calcext:value-type="float">
            <text:p>2.29</text:p>
          </table:table-cell>
          <table:table-cell table:style-name="ce31" office:value-type="float" office:value="5179" calcext:value-type="float">
            <text:p>5,179</text:p>
          </table:table-cell>
          <table:table-cell table:style-name="ce50" office:value-type="float" office:value="2.63" calcext:value-type="float">
            <text:p>2.63</text:p>
          </table:table-cell>
          <table:table-cell table:style-name="ce31" office:value-type="float" office:value="5227" calcext:value-type="float">
            <text:p>5,227</text:p>
          </table:table-cell>
          <table:table-cell table:style-name="ce50" office:value-type="float" office:value="2.65" calcext:value-type="float">
            <text:p>2.65</text:p>
          </table:table-cell>
          <table:table-cell table:style-name="ce31" office:value-type="float" office:value="111602" calcext:value-type="float">
            <text:p>111,602</text:p>
          </table:table-cell>
          <table:table-cell table:style-name="ce31" office:value-type="float" office:value="110552" calcext:value-type="float">
            <text:p>110,552</text:p>
          </table:table-cell>
          <table:table-cell table:style-name="ce76" office:value-type="float" office:value="517455" calcext:value-type="float">
            <text:p>517,455</text:p>
          </table:table-cell>
          <table:table-cell table:style-name="ce84" table:number-columns-repeated="1005"/>
        </table:table-row>
        <table:table-row table:style-name="ro11">
          <table:table-cell table:style-name="ce10"/>
          <table:table-cell table:style-name="ce22"/>
          <table:table-cell table:style-name="ce32" table:number-columns-repeated="5"/>
          <table:table-cell table:style-name="ce51"/>
          <table:table-cell table:style-name="ce32"/>
          <table:table-cell table:style-name="ce51"/>
          <table:table-cell table:style-name="ce62"/>
          <table:table-cell table:style-name="ce51"/>
          <table:table-cell table:style-name="ce32"/>
          <table:table-cell table:style-name="ce51"/>
          <table:table-cell table:style-name="ce32"/>
          <table:table-cell table:style-name="ce51" table:number-columns-repeated="2"/>
          <table:table-cell table:style-name="ce28"/>
          <table:table-cell table:style-name="ce77"/>
          <table:table-cell table:style-name="ce84" table:number-columns-repeated="1005"/>
        </table:table-row>
        <table:table-row table:style-name="ro12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3" office:value-type="float" office:value="1.54" calcext:value-type="float">
            <text:p>1.54</text:p>
          </table:table-cell>
          <table:table-cell table:style-name="ce33" office:value-type="float" office:value="0.21" calcext:value-type="float">
            <text:p>0.21</text:p>
          </table:table-cell>
          <table:table-cell table:style-name="ce33" office:value-type="float" office:value="0.03" calcext:value-type="float">
            <text:p>0.03</text:p>
          </table:table-cell>
          <table:table-cell table:style-name="ce33" office:value-type="float" office:value="0.4" calcext:value-type="float">
            <text:p>0.40</text:p>
          </table:table-cell>
          <table:table-cell table:style-name="ce33" office:value-type="float" office:value="22.06" calcext:value-type="float">
            <text:p>22.06</text:p>
          </table:table-cell>
          <table:table-cell table:style-name="ce33" office:value-type="float" office:value="1.53" calcext:value-type="float">
            <text:p>1.53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office:value-type="float" office:value="0.04" calcext:value-type="float">
            <text:p>0.04</text:p>
          </table:table-cell>
          <table:table-cell table:style-name="ce33" office:value-type="float" office:value="185.99" calcext:value-type="float">
            <text:p>185.99</text:p>
          </table:table-cell>
          <table:table-cell table:style-name="ce33" office:value-type="float" office:value="1.49" calcext:value-type="float">
            <text:p>1.49</text:p>
          </table:table-cell>
          <table:table-cell table:style-name="ce33" office:value-type="float" office:value="-4.92" calcext:value-type="float">
            <text:p>－ <text:s text:c="2"/>4.92</text:p>
          </table:table-cell>
          <table:table-cell table:style-name="ce33" office:value-type="float" office:value="-0.14" calcext:value-type="float">
            <text:p>－ <text:s text:c="2"/>0.14</text:p>
          </table:table-cell>
          <table:table-cell table:style-name="ce33" office:value-type="float" office:value="-2.1" calcext:value-type="float">
            <text:p>－ <text:s text:c="2"/>2.10</text:p>
          </table:table-cell>
          <table:table-cell table:style-name="ce33" office:value-type="float" office:value="-0.0700000000000003" calcext:value-type="float">
            <text:p>－ <text:s text:c="2"/>0.07</text:p>
          </table:table-cell>
          <table:table-cell table:style-name="ce33" office:value-type="float" office:value="-2.9" calcext:value-type="float">
            <text:p>－ <text:s text:c="2"/>2.90</text:p>
          </table:table-cell>
          <table:table-cell table:style-name="ce33" office:value-type="float" office:value="-2.98" calcext:value-type="float">
            <text:p>－ <text:s text:c="2"/>2.98</text:p>
          </table:table-cell>
          <table:table-cell table:style-name="ce78" office:value-type="float" office:value="1.42" calcext:value-type="float">
            <text:p>1.42</text:p>
          </table:table-cell>
          <table:table-cell table:style-name="ce83" table:number-columns-repeated="1005"/>
        </table:table-row>
        <table:table-row table:style-name="ro13">
          <table:table-cell table:style-name="ce12" office:value-type="string" calcext:value-type="string" table:number-columns-spanned="1" table:number-rows-spanned="2">
            <text:p>本年1~8月較上年1~8月増減</text:p>
          </table:table-cell>
          <table:table-cell table:style-name="ce24" office:value-type="string" calcext:value-type="string">
            <text:p>實數</text:p>
          </table:table-cell>
          <table:table-cell table:style-name="ce34" office:value-type="float" office:value="121531" calcext:value-type="float">
            <text:p>121,531</text:p>
          </table:table-cell>
          <table:table-cell table:style-name="ce34" office:value-type="float" office:value="48618" calcext:value-type="float">
            <text:p>48,618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45692" calcext:value-type="float">
            <text:p>45,692</text:p>
          </table:table-cell>
          <table:table-cell table:style-name="ce34" office:value-type="float" office:value="15201" calcext:value-type="float">
            <text:p>15,201</text:p>
          </table:table-cell>
          <table:table-cell table:style-name="ce52" office:value-type="string" calcext:value-type="string">
            <text:p>…</text:p>
          </table:table-cell>
          <table:table-cell table:style-name="ce34" office:value-type="float" office:value="7590" calcext:value-type="float">
            <text:p>7,590</text:p>
          </table:table-cell>
          <table:table-cell table:style-name="ce52" office:value-type="string" calcext:value-type="string">
            <text:p>…</text:p>
          </table:table-cell>
          <table:table-cell table:style-name="ce34" office:value-type="float" office:value="7611" calcext:value-type="float">
            <text:p>7,611</text:p>
          </table:table-cell>
          <table:table-cell table:style-name="ce52" office:value-type="string" calcext:value-type="string">
            <text:p>…</text:p>
          </table:table-cell>
          <table:table-cell table:style-name="ce34" office:value-type="float" office:value="9621" calcext:value-type="float">
            <text:p>9,621</text:p>
          </table:table-cell>
          <table:table-cell table:style-name="ce52" office:value-type="string" calcext:value-type="string">
            <text:p>…</text:p>
          </table:table-cell>
          <table:table-cell table:style-name="ce66" office:value-type="float" office:value="-741" calcext:value-type="float">
            <text:p>－ 741</text:p>
          </table:table-cell>
          <table:table-cell table:style-name="ce52" office:value-type="string" calcext:value-type="string">
            <text:p>…</text:p>
          </table:table-cell>
          <table:table-cell table:style-name="ce66" office:value-type="float" office:value="-63157" calcext:value-type="float">
            <text:p>－ 63,157</text:p>
          </table:table-cell>
          <table:table-cell table:style-name="ce66" office:value-type="float" office:value="-61813" calcext:value-type="float">
            <text:p>－ 61,813</text:p>
          </table:table-cell>
          <table:table-cell table:style-name="ce79" office:value-type="float" office:value="7252" calcext:value-type="float">
            <text:p>7,252</text:p>
          </table:table-cell>
          <table:table-cell table:style-name="ce83" table:number-columns-repeated="1005"/>
        </table:table-row>
        <table:table-row table:style-name="ro13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5" office:value-type="float" office:value="1.53817452473355" calcext:value-type="float">
            <text:p>1.54</text:p>
          </table:table-cell>
          <table:table-cell table:style-name="ce35" office:value-type="float" office:value="0.210058146417674" calcext:value-type="float">
            <text:p>0.21</text:p>
          </table:table-cell>
          <table:table-cell table:style-name="ce35" office:value-type="float" office:value="0.0251500969129674" calcext:value-type="float">
            <text:p>0.03</text:p>
          </table:table-cell>
          <table:table-cell table:style-name="ce35" office:value-type="float" office:value="0.39694653835896" calcext:value-type="float">
            <text:p>0.40</text:p>
          </table:table-cell>
          <table:table-cell table:style-name="ce35" office:value-type="float" office:value="13.9278547933407" calcext:value-type="float">
            <text:p>13.93</text:p>
          </table:table-cell>
          <table:table-cell table:style-name="ce53" office:value-type="float" office:value="0.970000000000001" calcext:value-type="float">
            <text:p>0.97</text:p>
          </table:table-cell>
          <table:table-cell table:style-name="ce35" office:value-type="float" office:value="7.80462724935733" calcext:value-type="float">
            <text:p>7.80</text:p>
          </table:table-cell>
          <table:table-cell table:style-name="ce53" office:value-type="float" office:value="0.49" calcext:value-type="float">
            <text:p>0.49</text:p>
          </table:table-cell>
          <table:table-cell table:style-name="ce35" office:value-type="float" office:value="64.006391388445" calcext:value-type="float">
            <text:p>64.01</text:p>
          </table:table-cell>
          <table:table-cell table:style-name="ce53" office:value-type="float" office:value="0.49" calcext:value-type="float">
            <text:p>0.49</text:p>
          </table:table-cell>
          <table:table-cell table:style-name="ce35" office:value-type="float" office:value="11.5401223461677" calcext:value-type="float">
            <text:p>11.54</text:p>
          </table:table-cell>
          <table:table-cell table:style-name="ce53" office:value-type="float" office:value="0.62" calcext:value-type="float">
            <text:p>0.62</text:p>
          </table:table-cell>
          <table:table-cell table:style-name="ce67" office:value-type="float" office:value="-1.91601592801365" calcext:value-type="float">
            <text:p>－ 1.92</text:p>
          </table:table-cell>
          <table:table-cell table:style-name="ce67" office:value-type="float" office:value="-0.0499999999999998" calcext:value-type="float">
            <text:p>－ 0.05</text:p>
          </table:table-cell>
          <table:table-cell table:style-name="ce67" office:value-type="float" office:value="-7.37334774761312" calcext:value-type="float">
            <text:p>－ 7.37</text:p>
          </table:table-cell>
          <table:table-cell table:style-name="ce67" office:value-type="float" office:value="-7.33075506314627" calcext:value-type="float">
            <text:p>－ 7.33</text:p>
          </table:table-cell>
          <table:table-cell table:style-name="ce80" office:value-type="float" office:value="1.42139501335743" calcext:value-type="float">
            <text:p>1.42</text:p>
          </table:table-cell>
          <table:table-cell table:style-name="ce83" table:number-columns-repeated="1005"/>
        </table:table-row>
        <table:table-row table:style-name="ro6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6" table:number-columns-repeated="6"/>
          <table:table-cell/>
          <table:table-cell table:style-name="ce54"/>
          <table:table-cell table:style-name="ce63"/>
          <table:table-cell table:number-columns-repeated="2"/>
          <table:table-cell table:style-name="ce54"/>
          <table:table-cell table:style-name="ce63"/>
          <table:table-cell table:number-columns-repeated="3"/>
          <table:table-cell table:style-name="ce81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0 </text:span><text:span text:style-name="T4">年</text:span><text:span text:style-name="T3"> 9 </text:span><text:span text:style-name="T4">月</text:span><text:span text:style-name="T3"> 6 </text:span><text:span text:style-name="T4">日</text:span><text:span text:style-name="T3"> </text:span><text:span text:style-name="T4">編製</text:span></text:p>
          </table:table-cell>
          <table:table-cell table:number-columns-repeated="100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S$45" table:range-usable-as="print-range"/>
        </table:named-expressions>
      </table:table>
      <table:table table:name="縣市別" table:style-name="ta2" table:print-ranges="縣市別.A2:縣市別.R33">
        <table:table-column table:style-name="co13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default-cell-style-name="ce1"/>
        <table:table-column table:style-name="co16" table:default-cell-style-name="ce1"/>
        <table:table-column table:style-name="co18" table:default-cell-style-name="ce1"/>
        <table:table-column table:style-name="co20" table:default-cell-style-name="ce1"/>
        <table:table-column table:style-name="co11" table:default-cell-style-name="ce1"/>
        <table:table-column table:style-name="co8" table:default-cell-style-name="ce1"/>
        <table:table-column table:style-name="co7" table:default-cell-style-name="ce1"/>
        <table:table-column table:style-name="co21" table:default-cell-style-name="ce1"/>
        <table:table-column table:style-name="co12" table:number-columns-repeated="239" table:default-cell-style-name="ce1"/>
        <table:table-column table:style-name="co12" table:number-columns-repeated="767" table:default-cell-style-name="Default"/>
        <table:table-row table:style-name="ro14">
          <table:table-cell table:number-columns-repeated="13"/>
          <table:table-cell table:style-name="ce125"/>
          <table:table-cell table:number-columns-repeated="1010"/>
        </table:table-row>
        <table:table-row table:style-name="ro15">
          <table:table-cell table:style-name="ce2" office:value-type="string" calcext:value-type="string" table:number-columns-spanned="18" table:number-rows-spanned="1">
            <text:p>民 國 100 年 8 月 戶 口 統 計 速 報 表 (續)</text:p>
          </table:table-cell>
          <table:covered-table-cell table:number-columns-repeated="10" table:style-name="ce2"/>
          <table:covered-table-cell table:style-name="ce123"/>
          <table:covered-table-cell table:style-name="ce2"/>
          <table:covered-table-cell table:style-name="ce83"/>
          <table:covered-table-cell table:style-name="ce2"/>
          <table:covered-table-cell table:number-columns-repeated="2" table:style-name="ce129"/>
          <table:covered-table-cell table:style-name="ce83"/>
          <table:table-cell table:number-columns-repeated="1006"/>
        </table:table-row>
        <table:table-row table:style-name="ro16">
          <table:table-cell table:style-name="ce87"/>
          <table:table-cell table:style-name="ce96"/>
          <table:table-cell table:style-name="ce37" office:value-type="string" calcext:value-type="string">
            <text:p>人</text:p>
          </table:table-cell>
          <table:table-cell table:style-name="ce37" office:value-type="string" calcext:value-type="string">
            <text:p>口</text:p>
          </table:table-cell>
          <table:table-cell table:style-name="ce37" office:value-type="string" calcext:value-type="string">
            <text:p>數</text:p>
          </table:table-cell>
          <table:table-cell table:style-name="ce42" office:value-type="string" calcext:value-type="string" table:number-columns-spanned="2" table:number-rows-spanned="1">
            <text:p>出　　　生</text:p>
          </table:table-cell>
          <table:covered-table-cell table:style-name="ce37"/>
          <table:table-cell table:style-name="ce42" office:value-type="string" calcext:value-type="string" table:number-columns-spanned="2" table:number-rows-spanned="1">
            <text:p>死 <text:s/>　　亡</text:p>
          </table:table-cell>
          <table:covered-table-cell table:style-name="ce37"/>
          <table:table-cell table:style-name="ce55" office:value-type="string" calcext:value-type="string" table:number-columns-spanned="2" table:number-rows-spanned="1">
            <text:p>自 <text:s/>然 <text:s/>增 <text:s/>加</text:p>
          </table:table-cell>
          <table:covered-table-cell table:style-name="ce64"/>
          <table:table-cell table:style-name="ce55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24"/>
          <table:table-cell table:style-name="ce55" office:value-type="string" calcext:value-type="string" table:number-columns-spanned="2" table:number-rows-spanned="1">
            <text:p>離 <text:s text:c="3"/>　婚</text:p>
          </table:table-cell>
          <table:covered-table-cell table:style-name="ce64"/>
          <table:table-cell table:style-name="ce68" office:value-type="string" calcext:value-type="string" table:number-columns-spanned="1" table:number-rows-spanned="4">
            <text:p>遷入</text:p>
            <text:p>人數</text:p>
          </table:table-cell>
          <table:table-cell table:style-name="ce68" office:value-type="string" calcext:value-type="string" table:number-columns-spanned="1" table:number-rows-spanned="4">
            <text:p>遷出</text:p>
            <text:p>人數</text:p>
          </table:table-cell>
          <table:table-cell table:style-name="ce70" office:value-type="string" calcext:value-type="string" table:number-columns-spanned="1" table:number-rows-spanned="4">
            <text:p>原住民</text:p>
            <text:p>人口數</text:p>
          </table:table-cell>
          <table:table-cell table:style-name="ce136"/>
          <table:table-cell table:number-columns-repeated="1005"/>
        </table:table-row>
        <table:table-row table:style-name="ro6">
          <table:table-cell table:style-name="ce88" office:value-type="string" calcext:value-type="string" table:number-columns-spanned="1" table:number-rows-spanned="2">
            <text:p>區 域 別</text:p>
          </table:table-cell>
          <table:table-cell table:style-name="ce39" office:value-type="string" calcext:value-type="string" table:number-columns-spanned="1" table:number-rows-spanned="2">
            <text:p>戶　數</text:p>
          </table:table-cell>
          <table:table-cell table:style-name="ce104" table:number-columns-repeated="4"/>
          <table:table-cell table:style-name="ce106" office:value-type="string" calcext:value-type="string">
            <text:p>折合年</text:p>
          </table:table-cell>
          <table:table-cell table:style-name="ce104"/>
          <table:table-cell table:style-name="ce106" office:value-type="string" calcext:value-type="string">
            <text:p>折合年</text:p>
          </table:table-cell>
          <table:table-cell table:style-name="ce111"/>
          <table:table-cell table:style-name="ce111" office:value-type="string" calcext:value-type="string">
            <text:p>折合年自</text:p>
          </table:table-cell>
          <table:table-cell table:style-name="ce111"/>
          <table:table-cell table:style-name="ce106" office:value-type="string" calcext:value-type="string">
            <text:p>折合年</text:p>
          </table:table-cell>
          <table:table-cell table:style-name="ce111"/>
          <table:table-cell table:style-name="ce106" office:value-type="string" calcext:value-type="string">
            <text:p>折合年</text:p>
          </table:table-cell>
          <table:covered-table-cell table:number-columns-repeated="2" table:style-name="ce44"/>
          <table:covered-table-cell table:style-name="ce71"/>
          <table:table-cell table:style-name="ce136"/>
          <table:table-cell table:number-columns-repeated="1005"/>
        </table:table-row>
        <table:table-row table:style-name="ro6">
          <table:covered-table-cell table:style-name="ce89"/>
          <table:covered-table-cell table:style-name="ce97"/>
          <table:table-cell table:style-name="ce3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9" office:value-type="string" calcext:value-type="string">
            <text:p>女</text:p>
          </table:table-cell>
          <table:table-cell table:style-name="ce39" office:value-type="string" calcext:value-type="string">
            <text:p>人數</text:p>
          </table:table-cell>
          <table:table-cell table:style-name="ce44" office:value-type="string" calcext:value-type="string">
            <text:p>粗出生率</text:p>
          </table:table-cell>
          <table:table-cell table:style-name="ce39" office:value-type="string" calcext:value-type="string">
            <text:p>人數</text:p>
          </table:table-cell>
          <table:table-cell table:style-name="ce44" office:value-type="string" calcext:value-type="string">
            <text:p>粗死亡率</text:p>
          </table:table-cell>
          <table:table-cell table:style-name="ce39" office:value-type="string" calcext:value-type="string">
            <text:p>人數</text:p>
          </table:table-cell>
          <table:table-cell table:style-name="ce119" office:value-type="string" office:string-value="然增加率" calcext:value-type="string">
            <text:p><text:s/>然增加率 </text:p>
          </table:table-cell>
          <table:table-cell table:style-name="ce39" office:value-type="string" calcext:value-type="string">
            <text:p>對數</text:p>
          </table:table-cell>
          <table:table-cell table:style-name="ce44" office:value-type="string" calcext:value-type="string">
            <text:p>粗結婚率</text:p>
          </table:table-cell>
          <table:table-cell table:style-name="ce39" office:value-type="string" calcext:value-type="string">
            <text:p>對數</text:p>
          </table:table-cell>
          <table:table-cell table:style-name="ce44" office:value-type="string" calcext:value-type="string">
            <text:p>粗離婚率</text:p>
          </table:table-cell>
          <table:covered-table-cell table:number-columns-repeated="2" table:style-name="ce44"/>
          <table:covered-table-cell table:style-name="ce71"/>
          <table:table-cell table:style-name="ce137"/>
          <table:table-cell table:number-columns-repeated="1005"/>
        </table:table-row>
        <table:table-row table:style-name="ro6">
          <table:table-cell table:style-name="ce90"/>
          <table:table-cell table:style-name="ce98"/>
          <table:table-cell table:style-name="ce105"/>
          <table:table-cell table:style-name="ce41" table:number-columns-repeated="3"/>
          <table:table-cell table:style-name="ce45" office:value-type="string" calcext:value-type="string">
            <text:p>‰</text:p>
          </table:table-cell>
          <table:table-cell table:style-name="ce41"/>
          <table:table-cell table:style-name="ce45" office:value-type="string" calcext:value-type="string">
            <text:p>‰</text:p>
          </table:table-cell>
          <table:table-cell table:style-name="ce41"/>
          <table:table-cell table:style-name="ce45" office:value-type="string" calcext:value-type="string">
            <text:p>‰</text:p>
          </table:table-cell>
          <table:table-cell table:style-name="ce41"/>
          <table:table-cell table:style-name="ce45" office:value-type="string" calcext:value-type="string">
            <text:p>‰</text:p>
          </table:table-cell>
          <table:table-cell table:style-name="ce41"/>
          <table:table-cell table:style-name="ce45" office:value-type="string" calcext:value-type="string">
            <text:p>‰</text:p>
          </table:table-cell>
          <table:covered-table-cell table:number-columns-repeated="2" table:style-name="ce69"/>
          <table:covered-table-cell table:style-name="ce72"/>
          <table:table-cell table:style-name="ce138"/>
          <table:table-cell table:number-columns-repeated="1005"/>
        </table:table-row>
        <table:table-row table:style-name="ro17">
          <table:table-cell table:style-name="ce91" office:value-type="string" calcext:value-type="string">
            <text:p>總 <text:s text:c="7"/>計</text:p>
          </table:table-cell>
          <table:table-cell table:style-name="ce99" office:value-type="float" office:value="8022520" calcext:value-type="float">
            <text:p><text:s text:c="3"/>8,022,520</text:p>
          </table:table-cell>
          <table:table-cell table:style-name="ce99" office:value-type="float" office:value="23193638" calcext:value-type="float">
            <text:p><text:s text:c="3"/>23,193,638</text:p>
          </table:table-cell>
          <table:table-cell table:style-name="ce99" office:value-type="float" office:value="11637076" calcext:value-type="float">
            <text:p><text:s text:c="3"/>11,637,076</text:p>
          </table:table-cell>
          <table:table-cell table:style-name="ce99" office:value-type="float" office:value="11556562" calcext:value-type="float">
            <text:p><text:s text:c="3"/>11,556,562</text:p>
          </table:table-cell>
          <table:table-cell table:style-name="ce99" office:value-type="float" office:value="16797" calcext:value-type="float">
            <text:p><text:s text:c="3"/>16,797</text:p>
          </table:table-cell>
          <table:table-cell table:style-name="ce107" office:value-type="float" office:value="8.53" calcext:value-type="float">
            <text:p><text:s text:c="3"/>8.53</text:p>
          </table:table-cell>
          <table:table-cell table:style-name="ce99" office:value-type="float" office:value="12287" calcext:value-type="float">
            <text:p><text:s text:c="3"/>12,287</text:p>
          </table:table-cell>
          <table:table-cell table:style-name="ce107" office:value-type="float" office:value="6.24" calcext:value-type="float">
            <text:p><text:s text:c="3"/>6.24</text:p>
          </table:table-cell>
          <table:table-cell table:style-name="ce112" office:value-type="float" office:value="4510" calcext:value-type="float">
            <text:p><text:s text:c="3"/>4,510</text:p>
          </table:table-cell>
          <table:table-cell table:style-name="ce120" office:value-type="float" office:value="2.29" calcext:value-type="float">
            <text:p><text:s text:c="4"/>2.29</text:p>
          </table:table-cell>
          <table:table-cell table:style-name="ce99" office:value-type="float" office:value="5179" calcext:value-type="float">
            <text:p><text:s text:c="3"/>5,179</text:p>
          </table:table-cell>
          <table:table-cell table:style-name="ce107" office:value-type="float" office:value="2.63" calcext:value-type="float">
            <text:p><text:s text:c="3"/>2.63</text:p>
          </table:table-cell>
          <table:table-cell table:style-name="ce99" office:value-type="float" office:value="5227" calcext:value-type="float">
            <text:p><text:s text:c="3"/>5,227</text:p>
          </table:table-cell>
          <table:table-cell table:style-name="ce107" office:value-type="float" office:value="2.65" calcext:value-type="float">
            <text:p><text:s text:c="3"/>2.65</text:p>
          </table:table-cell>
          <table:table-cell table:style-name="ce99" office:value-type="float" office:value="111602" calcext:value-type="float">
            <text:p><text:s text:c="3"/>111,602</text:p>
          </table:table-cell>
          <table:table-cell table:style-name="ce99" office:value-type="float" office:value="110552" calcext:value-type="float">
            <text:p><text:s text:c="3"/>110,552</text:p>
          </table:table-cell>
          <table:table-cell table:style-name="ce131" office:value-type="float" office:value="517455" calcext:value-type="float">
            <text:p><text:s text:c="3"/>517,455</text:p>
          </table:table-cell>
          <table:table-cell table:number-columns-repeated="1006"/>
        </table:table-row>
        <table:table-row table:style-name="ro5">
          <table:table-cell table:style-name="ce92" office:value-type="string" calcext:value-type="string">
            <text:p>新 <text:s/>北 <text:s/>市</text:p>
          </table:table-cell>
          <table:table-cell table:style-name="ce100" office:value-type="float" office:value="1424158" calcext:value-type="float">
            <text:p><text:s text:c="3"/>1,424,158</text:p>
          </table:table-cell>
          <table:table-cell table:style-name="ce100" office:value-type="float" office:value="3908632" calcext:value-type="float">
            <text:p><text:s text:c="3"/>3,908,632</text:p>
          </table:table-cell>
          <table:table-cell table:style-name="ce100" office:value-type="float" office:value="1937887" calcext:value-type="float">
            <text:p><text:s text:c="3"/>1,937,887</text:p>
          </table:table-cell>
          <table:table-cell table:style-name="ce100" office:value-type="float" office:value="1970745" calcext:value-type="float">
            <text:p><text:s text:c="3"/>1,970,745</text:p>
          </table:table-cell>
          <table:table-cell table:style-name="ce100" office:value-type="float" office:value="2987" calcext:value-type="float">
            <text:p><text:s text:c="3"/>2,987</text:p>
          </table:table-cell>
          <table:table-cell table:style-name="ce108" office:value-type="float" office:value="9" calcext:value-type="float">
            <text:p><text:s text:c="3"/>9.00</text:p>
          </table:table-cell>
          <table:table-cell table:style-name="ce100" office:value-type="float" office:value="1621" calcext:value-type="float">
            <text:p><text:s text:c="3"/>1,621</text:p>
          </table:table-cell>
          <table:table-cell table:style-name="ce108" office:value-type="float" office:value="4.88" calcext:value-type="float">
            <text:p><text:s text:c="3"/>4.88</text:p>
          </table:table-cell>
          <table:table-cell table:style-name="ce100" office:value-type="float" office:value="1366" calcext:value-type="float">
            <text:p><text:s text:c="3"/>1,366</text:p>
          </table:table-cell>
          <table:table-cell table:style-name="ce108" office:value-type="float" office:value="4.12" calcext:value-type="float">
            <text:p><text:s text:c="3"/>4.12</text:p>
          </table:table-cell>
          <table:table-cell table:style-name="ce100" office:value-type="float" office:value="1047" calcext:value-type="float">
            <text:p><text:s text:c="3"/>1,047</text:p>
          </table:table-cell>
          <table:table-cell table:style-name="ce108" office:value-type="float" office:value="3.15" calcext:value-type="float">
            <text:p><text:s text:c="3"/>3.15</text:p>
          </table:table-cell>
          <table:table-cell table:style-name="ce100" office:value-type="float" office:value="1029" calcext:value-type="float">
            <text:p><text:s text:c="3"/>1,029</text:p>
          </table:table-cell>
          <table:table-cell table:style-name="ce108" office:value-type="float" office:value="3.1" calcext:value-type="float">
            <text:p><text:s text:c="3"/>3.10</text:p>
          </table:table-cell>
          <table:table-cell table:style-name="ce100" office:value-type="float" office:value="20357" calcext:value-type="float">
            <text:p><text:s text:c="3"/>20,357</text:p>
          </table:table-cell>
          <table:table-cell table:style-name="ce100" office:value-type="float" office:value="19208" calcext:value-type="float">
            <text:p><text:s text:c="3"/>19,208</text:p>
          </table:table-cell>
          <table:table-cell table:style-name="ce132" office:value-type="float" office:value="50001" calcext:value-type="float">
            <text:p><text:s text:c="3"/>50,001</text:p>
          </table:table-cell>
          <table:table-cell table:number-columns-repeated="1006"/>
        </table:table-row>
        <table:table-row table:style-name="ro18">
          <table:table-cell table:style-name="ce92" office:value-type="string" calcext:value-type="string">
            <text:p>臺 <text:s/>北 <text:s/>市</text:p>
          </table:table-cell>
          <table:table-cell table:style-name="ce100" office:value-type="float" office:value="994840" calcext:value-type="float">
            <text:p><text:s text:c="3"/>994,840</text:p>
          </table:table-cell>
          <table:table-cell table:style-name="ce100" office:value-type="float" office:value="2639064" calcext:value-type="float">
            <text:p><text:s text:c="3"/>2,639,064</text:p>
          </table:table-cell>
          <table:table-cell table:style-name="ce100" office:value-type="float" office:value="1271417" calcext:value-type="float">
            <text:p><text:s text:c="3"/>1,271,417</text:p>
          </table:table-cell>
          <table:table-cell table:style-name="ce100" office:value-type="float" office:value="1367647" calcext:value-type="float">
            <text:p><text:s text:c="3"/>1,367,647</text:p>
          </table:table-cell>
          <table:table-cell table:style-name="ce100" office:value-type="float" office:value="2137" calcext:value-type="float">
            <text:p><text:s text:c="3"/>2,137</text:p>
          </table:table-cell>
          <table:table-cell table:style-name="ce108" office:value-type="float" office:value="9.54" calcext:value-type="float">
            <text:p><text:s text:c="3"/>9.54</text:p>
          </table:table-cell>
          <table:table-cell table:style-name="ce100" office:value-type="float" office:value="1273" calcext:value-type="float">
            <text:p><text:s text:c="3"/>1,273</text:p>
          </table:table-cell>
          <table:table-cell table:style-name="ce108" office:value-type="float" office:value="5.68" calcext:value-type="float">
            <text:p><text:s text:c="3"/>5.68</text:p>
          </table:table-cell>
          <table:table-cell table:style-name="ce100" office:value-type="float" office:value="864" calcext:value-type="float">
            <text:p><text:s text:c="3"/>864</text:p>
          </table:table-cell>
          <table:table-cell table:style-name="ce108" office:value-type="float" office:value="3.86" calcext:value-type="float">
            <text:p><text:s text:c="3"/>3.86</text:p>
          </table:table-cell>
          <table:table-cell table:style-name="ce100" office:value-type="float" office:value="804" calcext:value-type="float">
            <text:p><text:s text:c="3"/>804</text:p>
          </table:table-cell>
          <table:table-cell table:style-name="ce108" office:value-type="float" office:value="3.59" calcext:value-type="float">
            <text:p><text:s text:c="3"/>3.59</text:p>
          </table:table-cell>
          <table:table-cell table:style-name="ce100" office:value-type="float" office:value="533" calcext:value-type="float">
            <text:p><text:s text:c="3"/>533</text:p>
          </table:table-cell>
          <table:table-cell table:style-name="ce108" office:value-type="float" office:value="2.38" calcext:value-type="float">
            <text:p><text:s text:c="3"/>2.38</text:p>
          </table:table-cell>
          <table:table-cell table:style-name="ce100" office:value-type="float" office:value="16847" calcext:value-type="float">
            <text:p><text:s text:c="3"/>16,847</text:p>
          </table:table-cell>
          <table:table-cell table:style-name="ce100" office:value-type="float" office:value="16513" calcext:value-type="float">
            <text:p><text:s text:c="3"/>16,513</text:p>
          </table:table-cell>
          <table:table-cell table:style-name="ce132" office:value-type="float" office:value="14114" calcext:value-type="float">
            <text:p><text:s text:c="3"/>14,114</text:p>
          </table:table-cell>
          <table:table-cell table:number-columns-repeated="1006"/>
        </table:table-row>
        <table:table-row table:style-name="ro18">
          <table:table-cell table:style-name="ce92" office:value-type="string" calcext:value-type="string">
            <text:p>臺 <text:s/>中 <text:s/>市</text:p>
          </table:table-cell>
          <table:table-cell table:style-name="ce100" office:value-type="float" office:value="863770" calcext:value-type="float">
            <text:p><text:s text:c="3"/>863,770</text:p>
          </table:table-cell>
          <table:table-cell table:style-name="ce100" office:value-type="float" office:value="2658735" calcext:value-type="float">
            <text:p><text:s text:c="3"/>2,658,735</text:p>
          </table:table-cell>
          <table:table-cell table:style-name="ce100" office:value-type="float" office:value="1322745" calcext:value-type="float">
            <text:p><text:s text:c="3"/>1,322,745</text:p>
          </table:table-cell>
          <table:table-cell table:style-name="ce100" office:value-type="float" office:value="1335990" calcext:value-type="float">
            <text:p><text:s text:c="3"/>1,335,990</text:p>
          </table:table-cell>
          <table:table-cell table:style-name="ce100" office:value-type="float" office:value="2019" calcext:value-type="float">
            <text:p><text:s text:c="3"/>2,019</text:p>
          </table:table-cell>
          <table:table-cell table:style-name="ce108" office:value-type="float" office:value="8.94" calcext:value-type="float">
            <text:p><text:s text:c="3"/>8.94</text:p>
          </table:table-cell>
          <table:table-cell table:style-name="ce100" office:value-type="float" office:value="1138" calcext:value-type="float">
            <text:p><text:s text:c="3"/>1,138</text:p>
          </table:table-cell>
          <table:table-cell table:style-name="ce108" office:value-type="float" office:value="5.04" calcext:value-type="float">
            <text:p><text:s text:c="3"/>5.04</text:p>
          </table:table-cell>
          <table:table-cell table:style-name="ce100" office:value-type="float" office:value="881" calcext:value-type="float">
            <text:p><text:s text:c="3"/>881</text:p>
          </table:table-cell>
          <table:table-cell table:style-name="ce108" office:value-type="float" office:value="3.9" calcext:value-type="float">
            <text:p><text:s text:c="3"/>3.90</text:p>
          </table:table-cell>
          <table:table-cell table:style-name="ce100" office:value-type="float" office:value="594" calcext:value-type="float">
            <text:p><text:s text:c="3"/>594</text:p>
          </table:table-cell>
          <table:table-cell table:style-name="ce108" office:value-type="float" office:value="2.63" calcext:value-type="float">
            <text:p><text:s text:c="3"/>2.63</text:p>
          </table:table-cell>
          <table:table-cell table:style-name="ce100" office:value-type="float" office:value="617" calcext:value-type="float">
            <text:p><text:s text:c="3"/>617</text:p>
          </table:table-cell>
          <table:table-cell table:style-name="ce108" office:value-type="float" office:value="2.73" calcext:value-type="float">
            <text:p><text:s text:c="3"/>2.73</text:p>
          </table:table-cell>
          <table:table-cell table:style-name="ce100" office:value-type="float" office:value="13655" calcext:value-type="float">
            <text:p><text:s text:c="3"/>13,655</text:p>
          </table:table-cell>
          <table:table-cell table:style-name="ce100" office:value-type="float" office:value="13054" calcext:value-type="float">
            <text:p><text:s text:c="3"/>13,054</text:p>
          </table:table-cell>
          <table:table-cell table:style-name="ce132" office:value-type="float" office:value="28551" calcext:value-type="float">
            <text:p><text:s text:c="3"/>28,551</text:p>
          </table:table-cell>
          <table:table-cell table:number-columns-repeated="1006"/>
        </table:table-row>
        <table:table-row table:style-name="ro18">
          <table:table-cell table:style-name="ce92" office:value-type="string" calcext:value-type="string">
            <text:p>臺 <text:s/>南 <text:s/>市</text:p>
          </table:table-cell>
          <table:table-cell table:style-name="ce100" office:value-type="float" office:value="646041" calcext:value-type="float">
            <text:p><text:s text:c="3"/>646,041</text:p>
          </table:table-cell>
          <table:table-cell table:style-name="ce100" office:value-type="float" office:value="1875637" calcext:value-type="float">
            <text:p><text:s text:c="3"/>1,875,637</text:p>
          </table:table-cell>
          <table:table-cell table:style-name="ce100" office:value-type="float" office:value="943827" calcext:value-type="float">
            <text:p><text:s text:c="3"/>943,827</text:p>
          </table:table-cell>
          <table:table-cell table:style-name="ce100" office:value-type="float" office:value="931810" calcext:value-type="float">
            <text:p><text:s text:c="3"/>931,810</text:p>
          </table:table-cell>
          <table:table-cell table:style-name="ce100" office:value-type="float" office:value="1178" calcext:value-type="float">
            <text:p><text:s text:c="3"/>1,178</text:p>
          </table:table-cell>
          <table:table-cell table:style-name="ce108" office:value-type="float" office:value="7.4" calcext:value-type="float">
            <text:p><text:s text:c="3"/>7.40</text:p>
          </table:table-cell>
          <table:table-cell table:style-name="ce100" office:value-type="float" office:value="1076" calcext:value-type="float">
            <text:p><text:s text:c="3"/>1,076</text:p>
          </table:table-cell>
          <table:table-cell table:style-name="ce108" office:value-type="float" office:value="6.75" calcext:value-type="float">
            <text:p><text:s text:c="3"/>6.75</text:p>
          </table:table-cell>
          <table:table-cell table:style-name="ce113" office:value-type="float" office:value="102" calcext:value-type="float">
            <text:p><text:s text:c="3"/>102</text:p>
          </table:table-cell>
          <table:table-cell table:style-name="ce121" office:value-type="float" office:value="0.64" calcext:value-type="float">
            <text:p><text:s text:c="4"/>0.64</text:p>
          </table:table-cell>
          <table:table-cell table:style-name="ce100" office:value-type="float" office:value="320" calcext:value-type="float">
            <text:p><text:s text:c="3"/>320</text:p>
          </table:table-cell>
          <table:table-cell table:style-name="ce108" office:value-type="float" office:value="2.01" calcext:value-type="float">
            <text:p><text:s text:c="3"/>2.01</text:p>
          </table:table-cell>
          <table:table-cell table:style-name="ce100" office:value-type="float" office:value="398" calcext:value-type="float">
            <text:p><text:s text:c="3"/>398</text:p>
          </table:table-cell>
          <table:table-cell table:style-name="ce108" office:value-type="float" office:value="2.5" calcext:value-type="float">
            <text:p><text:s text:c="3"/>2.50</text:p>
          </table:table-cell>
          <table:table-cell table:style-name="ce100" office:value-type="float" office:value="7409" calcext:value-type="float">
            <text:p><text:s text:c="3"/>7,409</text:p>
          </table:table-cell>
          <table:table-cell table:style-name="ce100" office:value-type="float" office:value="7365" calcext:value-type="float">
            <text:p><text:s text:c="3"/>7,365</text:p>
          </table:table-cell>
          <table:table-cell table:style-name="ce132" office:value-type="float" office:value="6029" calcext:value-type="float">
            <text:p><text:s text:c="3"/>6,029</text:p>
          </table:table-cell>
          <table:table-cell table:number-columns-repeated="1006"/>
        </table:table-row>
        <table:table-row table:style-name="ro18">
          <table:table-cell table:style-name="ce92" office:value-type="string" calcext:value-type="string">
            <text:p>高 <text:s/>雄 <text:s/>市</text:p>
          </table:table-cell>
          <table:table-cell table:style-name="ce100" office:value-type="float" office:value="1031840" calcext:value-type="float">
            <text:p><text:s text:c="3"/>1,031,840</text:p>
          </table:table-cell>
          <table:table-cell table:style-name="ce100" office:value-type="float" office:value="2772838" calcext:value-type="float">
            <text:p><text:s text:c="3"/>2,772,838</text:p>
          </table:table-cell>
          <table:table-cell table:style-name="ce100" office:value-type="float" office:value="1388742" calcext:value-type="float">
            <text:p><text:s text:c="3"/>1,388,742</text:p>
          </table:table-cell>
          <table:table-cell table:style-name="ce100" office:value-type="float" office:value="1384096" calcext:value-type="float">
            <text:p><text:s text:c="3"/>1,384,096</text:p>
          </table:table-cell>
          <table:table-cell table:style-name="ce100" office:value-type="float" office:value="1818" calcext:value-type="float">
            <text:p><text:s text:c="3"/>1,818</text:p>
          </table:table-cell>
          <table:table-cell table:style-name="ce108" office:value-type="float" office:value="7.72" calcext:value-type="float">
            <text:p><text:s text:c="3"/>7.72</text:p>
          </table:table-cell>
          <table:table-cell table:style-name="ce100" office:value-type="float" office:value="1555" calcext:value-type="float">
            <text:p><text:s text:c="3"/>1,555</text:p>
          </table:table-cell>
          <table:table-cell table:style-name="ce108" office:value-type="float" office:value="6.6" calcext:value-type="float">
            <text:p><text:s text:c="3"/>6.60</text:p>
          </table:table-cell>
          <table:table-cell table:style-name="ce114" office:value-type="float" office:value="263" calcext:value-type="float">
            <text:p><text:s text:c="3"/>263</text:p>
          </table:table-cell>
          <table:table-cell table:style-name="ce121" office:value-type="float" office:value="1.12" calcext:value-type="float">
            <text:p><text:s text:c="4"/>1.12</text:p>
          </table:table-cell>
          <table:table-cell table:style-name="ce100" office:value-type="float" office:value="539" calcext:value-type="float">
            <text:p><text:s text:c="3"/>539</text:p>
          </table:table-cell>
          <table:table-cell table:style-name="ce108" office:value-type="float" office:value="2.29" calcext:value-type="float">
            <text:p><text:s text:c="3"/>2.29</text:p>
          </table:table-cell>
          <table:table-cell table:style-name="ce100" office:value-type="float" office:value="627" calcext:value-type="float">
            <text:p><text:s text:c="3"/>627</text:p>
          </table:table-cell>
          <table:table-cell table:style-name="ce108" office:value-type="float" office:value="2.66" calcext:value-type="float">
            <text:p><text:s text:c="3"/>2.66</text:p>
          </table:table-cell>
          <table:table-cell table:style-name="ce100" office:value-type="float" office:value="14105" calcext:value-type="float">
            <text:p><text:s text:c="3"/>14,105</text:p>
          </table:table-cell>
          <table:table-cell table:style-name="ce100" office:value-type="float" office:value="14177" calcext:value-type="float">
            <text:p><text:s text:c="3"/>14,177</text:p>
          </table:table-cell>
          <table:table-cell table:style-name="ce132" office:value-type="float" office:value="30097" calcext:value-type="float">
            <text:p><text:s text:c="3"/>30,097</text:p>
          </table:table-cell>
          <table:table-cell table:number-columns-repeated="1006"/>
        </table:table-row>
        <table:table-row table:style-name="ro19">
          <table:table-cell table:style-name="ce92" office:value-type="string" calcext:value-type="string">
            <text:p><text:s/>臺 <text:s/>灣 <text:s/>省 </text:p>
          </table:table-cell>
          <table:table-cell table:style-name="ce100" office:value-type="float" office:value="3026326" calcext:value-type="float">
            <text:p><text:s text:c="3"/>3,026,326</text:p>
          </table:table-cell>
          <table:table-cell table:style-name="ce100" office:value-type="float" office:value="9227628" calcext:value-type="float">
            <text:p><text:s text:c="3"/>9,227,628</text:p>
          </table:table-cell>
          <table:table-cell table:style-name="ce100" office:value-type="float" office:value="4715350" calcext:value-type="float">
            <text:p><text:s text:c="3"/>4,715,350</text:p>
          </table:table-cell>
          <table:table-cell table:style-name="ce100" office:value-type="float" office:value="4512278" calcext:value-type="float">
            <text:p><text:s text:c="3"/>4,512,278</text:p>
          </table:table-cell>
          <table:table-cell table:style-name="ce100" office:value-type="float" office:value="6558" calcext:value-type="float">
            <text:p><text:s text:c="3"/>6,558</text:p>
          </table:table-cell>
          <table:table-cell table:style-name="ce108" office:value-type="float" office:value="8.37" calcext:value-type="float">
            <text:p><text:s text:c="3"/>8.37</text:p>
          </table:table-cell>
          <table:table-cell table:style-name="ce100" office:value-type="float" office:value="5582" calcext:value-type="float">
            <text:p><text:s text:c="3"/>5,582</text:p>
          </table:table-cell>
          <table:table-cell table:style-name="ce108" office:value-type="float" office:value="7.12" calcext:value-type="float">
            <text:p><text:s text:c="3"/>7.12</text:p>
          </table:table-cell>
          <table:table-cell table:style-name="ce114" office:value-type="float" office:value="976" calcext:value-type="float">
            <text:p><text:s text:c="3"/>976</text:p>
          </table:table-cell>
          <table:table-cell table:style-name="ce121" office:value-type="float" office:value="1.25" calcext:value-type="float">
            <text:p><text:s text:c="4"/>1.25</text:p>
          </table:table-cell>
          <table:table-cell table:style-name="ce100" office:value-type="float" office:value="1850" calcext:value-type="float">
            <text:p><text:s text:c="3"/>1,850</text:p>
          </table:table-cell>
          <table:table-cell table:style-name="ce108" office:value-type="float" office:value="2.36" calcext:value-type="float">
            <text:p><text:s text:c="3"/>2.36</text:p>
          </table:table-cell>
          <table:table-cell table:style-name="ce100" office:value-type="float" office:value="2016" calcext:value-type="float">
            <text:p><text:s text:c="3"/>2,016</text:p>
          </table:table-cell>
          <table:table-cell table:style-name="ce108" office:value-type="float" office:value="2.57" calcext:value-type="float">
            <text:p><text:s text:c="3"/>2.57</text:p>
          </table:table-cell>
          <table:table-cell table:style-name="ce100" office:value-type="float" office:value="37885" calcext:value-type="float">
            <text:p><text:s text:c="3"/>37,885</text:p>
          </table:table-cell>
          <table:table-cell table:style-name="ce100" office:value-type="float" office:value="39698" calcext:value-type="float">
            <text:p><text:s text:c="3"/>39,698</text:p>
          </table:table-cell>
          <table:table-cell table:style-name="ce132" office:value-type="float" office:value="387999" calcext:value-type="float">
            <text:p><text:s text:c="3"/>387,999</text:p>
          </table:table-cell>
          <table:table-cell table:number-columns-repeated="1006"/>
        </table:table-row>
        <table:table-row table:style-name="ro20">
          <table:table-cell table:style-name="ce93" office:value-type="string" calcext:value-type="string">
            <text:p>宜 蘭 縣</text:p>
          </table:table-cell>
          <table:table-cell table:style-name="ce101" office:value-type="float" office:value="155497" calcext:value-type="float">
            <text:p><text:s text:c="3"/>155,497</text:p>
          </table:table-cell>
          <table:table-cell table:style-name="ce101" office:value-type="float" office:value="459347" calcext:value-type="float">
            <text:p><text:s text:c="3"/>459,347</text:p>
          </table:table-cell>
          <table:table-cell table:style-name="ce101" office:value-type="float" office:value="233916" calcext:value-type="float">
            <text:p><text:s text:c="3"/>233,916</text:p>
          </table:table-cell>
          <table:table-cell table:style-name="ce101" office:value-type="float" office:value="225431" calcext:value-type="float">
            <text:p><text:s text:c="3"/>225,431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9" office:value-type="float" office:value="8.36" calcext:value-type="float">
            <text:p><text:s text:c="3"/>8.36</text:p>
          </table:table-cell>
          <table:table-cell table:style-name="ce101" office:value-type="float" office:value="275" calcext:value-type="float">
            <text:p><text:s text:c="3"/>275</text:p>
          </table:table-cell>
          <table:table-cell table:style-name="ce109" office:value-type="float" office:value="7.05" calcext:value-type="float">
            <text:p><text:s text:c="3"/>7.05</text:p>
          </table:table-cell>
          <table:table-cell table:style-name="ce115" office:value-type="float" office:value="51" calcext:value-type="float">
            <text:p><text:s text:c="3"/>51</text:p>
          </table:table-cell>
          <table:table-cell table:style-name="ce122" office:value-type="float" office:value="1.31" calcext:value-type="float">
            <text:p><text:s text:c="4"/>1.31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9" office:value-type="float" office:value="2.05" calcext:value-type="float">
            <text:p><text:s text:c="3"/>2.05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9" office:value-type="float" office:value="2.28" calcext:value-type="float">
            <text:p><text:s text:c="3"/>2.28</text:p>
          </table:table-cell>
          <table:table-cell table:style-name="ce101" office:value-type="float" office:value="2057" calcext:value-type="float">
            <text:p><text:s text:c="3"/>2,057</text:p>
          </table:table-cell>
          <table:table-cell table:style-name="ce101" office:value-type="float" office:value="2119" calcext:value-type="float">
            <text:p><text:s text:c="3"/>2,119</text:p>
          </table:table-cell>
          <table:table-cell table:style-name="ce133" office:value-type="float" office:value="15554" calcext:value-type="float">
            <text:p><text:s text:c="3"/>15,554</text:p>
          </table:table-cell>
          <table:table-cell table:number-columns-repeated="1006"/>
        </table:table-row>
        <table:table-row table:style-name="ro21">
          <table:table-cell table:style-name="ce93" office:value-type="string" calcext:value-type="string">
            <text:p>桃 園 縣</text:p>
          </table:table-cell>
          <table:table-cell table:style-name="ce101" office:value-type="float" office:value="682710" calcext:value-type="float">
            <text:p><text:s text:c="3"/>682,710</text:p>
          </table:table-cell>
          <table:table-cell table:style-name="ce101" office:value-type="float" office:value="2008845" calcext:value-type="float">
            <text:p><text:s text:c="3"/>2,008,845</text:p>
          </table:table-cell>
          <table:table-cell table:style-name="ce101" office:value-type="float" office:value="1011706" calcext:value-type="float">
            <text:p><text:s text:c="3"/>1,011,706</text:p>
          </table:table-cell>
          <table:table-cell table:style-name="ce101" office:value-type="float" office:value="997139" calcext:value-type="float">
            <text:p><text:s text:c="3"/>997,139</text:p>
          </table:table-cell>
          <table:table-cell table:style-name="ce101" office:value-type="float" office:value="1475" calcext:value-type="float">
            <text:p><text:s text:c="3"/>1,475</text:p>
          </table:table-cell>
          <table:table-cell table:style-name="ce109" office:value-type="float" office:value="8.65" calcext:value-type="float">
            <text:p><text:s text:c="3"/>8.65</text:p>
          </table:table-cell>
          <table:table-cell table:style-name="ce101" office:value-type="float" office:value="855" calcext:value-type="float">
            <text:p><text:s text:c="3"/>855</text:p>
          </table:table-cell>
          <table:table-cell table:style-name="ce109" office:value-type="float" office:value="5.01" calcext:value-type="float">
            <text:p><text:s text:c="3"/>5.01</text:p>
          </table:table-cell>
          <table:table-cell table:style-name="ce116" office:value-type="float" office:value="620" calcext:value-type="float">
            <text:p><text:s text:c="3"/>620</text:p>
          </table:table-cell>
          <table:table-cell table:style-name="ce122" office:value-type="float" office:value="3.64" calcext:value-type="float">
            <text:p><text:s text:c="4"/>3.64</text:p>
          </table:table-cell>
          <table:table-cell table:style-name="ce101" office:value-type="float" office:value="502" calcext:value-type="float">
            <text:p><text:s text:c="3"/>502</text:p>
          </table:table-cell>
          <table:table-cell table:style-name="ce109" office:value-type="float" office:value="2.94" calcext:value-type="float">
            <text:p><text:s text:c="3"/>2.94</text:p>
          </table:table-cell>
          <table:table-cell table:style-name="ce101" office:value-type="float" office:value="554" calcext:value-type="float">
            <text:p><text:s text:c="3"/>554</text:p>
          </table:table-cell>
          <table:table-cell table:style-name="ce109" office:value-type="float" office:value="3.25" calcext:value-type="float">
            <text:p><text:s text:c="3"/>3.25</text:p>
          </table:table-cell>
          <table:table-cell table:style-name="ce101" office:value-type="float" office:value="10421" calcext:value-type="float">
            <text:p><text:s text:c="3"/>10,421</text:p>
          </table:table-cell>
          <table:table-cell table:style-name="ce101" office:value-type="float" office:value="9732" calcext:value-type="float">
            <text:p><text:s text:c="3"/>9,732</text:p>
          </table:table-cell>
          <table:table-cell table:style-name="ce133" office:value-type="float" office:value="60501" calcext:value-type="float">
            <text:p><text:s text:c="3"/>60,501</text:p>
          </table:table-cell>
          <table:table-cell table:number-columns-repeated="1006"/>
        </table:table-row>
        <table:table-row table:style-name="ro21">
          <table:table-cell table:style-name="ce93" office:value-type="string" calcext:value-type="string">
            <text:p>新 竹 縣</text:p>
          </table:table-cell>
          <table:table-cell table:style-name="ce101" office:value-type="float" office:value="164208" calcext:value-type="float">
            <text:p><text:s text:c="3"/>164,208</text:p>
          </table:table-cell>
          <table:table-cell table:style-name="ce101" office:value-type="float" office:value="516143" calcext:value-type="float">
            <text:p><text:s text:c="3"/>516,143</text:p>
          </table:table-cell>
          <table:table-cell table:style-name="ce101" office:value-type="float" office:value="265178" calcext:value-type="float">
            <text:p><text:s text:c="3"/>265,178</text:p>
          </table:table-cell>
          <table:table-cell table:style-name="ce101" office:value-type="float" office:value="250965" calcext:value-type="float">
            <text:p><text:s text:c="3"/>250,965</text:p>
          </table:table-cell>
          <table:table-cell table:style-name="ce101" office:value-type="float" office:value="484" calcext:value-type="float">
            <text:p><text:s text:c="3"/>484</text:p>
          </table:table-cell>
          <table:table-cell table:style-name="ce109" office:value-type="float" office:value="11.05" calcext:value-type="float">
            <text:p><text:s text:c="3"/>11.05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9" office:value-type="float" office:value="6.44" calcext:value-type="float">
            <text:p><text:s text:c="3"/>6.44</text:p>
          </table:table-cell>
          <table:table-cell table:style-name="ce116" office:value-type="float" office:value="202" calcext:value-type="float">
            <text:p><text:s text:c="3"/>202</text:p>
          </table:table-cell>
          <table:table-cell table:style-name="ce122" office:value-type="float" office:value="4.61" calcext:value-type="float">
            <text:p><text:s text:c="4"/>4.61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09" office:value-type="float" office:value="2.46" calcext:value-type="float">
            <text:p><text:s text:c="3"/>2.46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9" office:value-type="float" office:value="2.6" calcext:value-type="float">
            <text:p><text:s text:c="3"/>2.60</text:p>
          </table:table-cell>
          <table:table-cell table:style-name="ce101" office:value-type="float" office:value="2518" calcext:value-type="float">
            <text:p><text:s text:c="3"/>2,518</text:p>
          </table:table-cell>
          <table:table-cell table:style-name="ce101" office:value-type="float" office:value="2196" calcext:value-type="float">
            <text:p><text:s text:c="3"/>2,196</text:p>
          </table:table-cell>
          <table:table-cell table:style-name="ce133" office:value-type="float" office:value="19853" calcext:value-type="float">
            <text:p><text:s text:c="3"/>19,853</text:p>
          </table:table-cell>
          <table:table-cell table:number-columns-repeated="1006"/>
        </table:table-row>
        <table:table-row table:style-name="ro21">
          <table:table-cell table:style-name="ce93" office:value-type="string" calcext:value-type="string">
            <text:p>苗 栗 縣</text:p>
          </table:table-cell>
          <table:table-cell table:style-name="ce101" office:value-type="float" office:value="174348" calcext:value-type="float">
            <text:p><text:s text:c="3"/>174,348</text:p>
          </table:table-cell>
          <table:table-cell table:style-name="ce101" office:value-type="float" office:value="561226" calcext:value-type="float">
            <text:p><text:s text:c="3"/>561,226</text:p>
          </table:table-cell>
          <table:table-cell table:style-name="ce101" office:value-type="float" office:value="290974" calcext:value-type="float">
            <text:p><text:s text:c="3"/>290,974</text:p>
          </table:table-cell>
          <table:table-cell table:style-name="ce101" office:value-type="float" office:value="270252" calcext:value-type="float">
            <text:p><text:s text:c="3"/>270,252</text:p>
          </table:table-cell>
          <table:table-cell table:style-name="ce101" office:value-type="float" office:value="499" calcext:value-type="float">
            <text:p><text:s text:c="3"/>499</text:p>
          </table:table-cell>
          <table:table-cell table:style-name="ce109" office:value-type="float" office:value="10.47" calcext:value-type="float">
            <text:p><text:s text:c="3"/>10.47</text:p>
          </table:table-cell>
          <table:table-cell table:style-name="ce101" office:value-type="float" office:value="323" calcext:value-type="float">
            <text:p><text:s text:c="3"/>323</text:p>
          </table:table-cell>
          <table:table-cell table:style-name="ce109" office:value-type="float" office:value="6.78" calcext:value-type="float">
            <text:p><text:s text:c="3"/>6.78</text:p>
          </table:table-cell>
          <table:table-cell table:style-name="ce116" office:value-type="float" office:value="176" calcext:value-type="float">
            <text:p><text:s text:c="3"/>176</text:p>
          </table:table-cell>
          <table:table-cell table:style-name="ce122" office:value-type="float" office:value="3.69" calcext:value-type="float">
            <text:p><text:s text:c="4"/>3.69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9" office:value-type="float" office:value="2.41" calcext:value-type="float">
            <text:p><text:s text:c="3"/>2.41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9" office:value-type="float" office:value="2.31" calcext:value-type="float">
            <text:p><text:s text:c="3"/>2.31</text:p>
          </table:table-cell>
          <table:table-cell table:style-name="ce101" office:value-type="float" office:value="1873" calcext:value-type="float">
            <text:p><text:s text:c="3"/>1,873</text:p>
          </table:table-cell>
          <table:table-cell table:style-name="ce101" office:value-type="float" office:value="1763" calcext:value-type="float">
            <text:p><text:s text:c="3"/>1,763</text:p>
          </table:table-cell>
          <table:table-cell table:style-name="ce133" office:value-type="float" office:value="10672" calcext:value-type="float">
            <text:p><text:s text:c="3"/>10,672</text:p>
          </table:table-cell>
          <table:table-cell table:number-columns-repeated="1006"/>
        </table:table-row>
        <table:table-row table:style-name="ro22">
          <table:table-cell table:style-name="ce93" office:value-type="string" calcext:value-type="string">
            <text:p>彰 化 縣</text:p>
          </table:table-cell>
          <table:table-cell table:style-name="ce101" office:value-type="float" office:value="366489" calcext:value-type="float">
            <text:p><text:s text:c="3"/>366,489</text:p>
          </table:table-cell>
          <table:table-cell table:style-name="ce101" office:value-type="float" office:value="1303741" calcext:value-type="float">
            <text:p><text:s text:c="3"/>1,303,741</text:p>
          </table:table-cell>
          <table:table-cell table:style-name="ce101" office:value-type="float" office:value="668521" calcext:value-type="float">
            <text:p><text:s text:c="3"/>668,521</text:p>
          </table:table-cell>
          <table:table-cell table:style-name="ce101" office:value-type="float" office:value="635220" calcext:value-type="float">
            <text:p><text:s text:c="3"/>635,220</text:p>
          </table:table-cell>
          <table:table-cell table:style-name="ce101" office:value-type="float" office:value="1068" calcext:value-type="float">
            <text:p><text:s text:c="3"/>1,068</text:p>
          </table:table-cell>
          <table:table-cell table:style-name="ce109" office:value-type="float" office:value="9.64" calcext:value-type="float">
            <text:p><text:s text:c="3"/>9.64</text:p>
          </table:table-cell>
          <table:table-cell table:style-name="ce101" office:value-type="float" office:value="740" calcext:value-type="float">
            <text:p><text:s text:c="3"/>740</text:p>
          </table:table-cell>
          <table:table-cell table:style-name="ce109" office:value-type="float" office:value="6.68" calcext:value-type="float">
            <text:p><text:s text:c="3"/>6.68</text:p>
          </table:table-cell>
          <table:table-cell table:style-name="ce115" office:value-type="float" office:value="328" calcext:value-type="float">
            <text:p><text:s text:c="3"/>328</text:p>
          </table:table-cell>
          <table:table-cell table:style-name="ce122" office:value-type="float" office:value="2.96" calcext:value-type="float">
            <text:p><text:s text:c="4"/>2.96</text:p>
          </table:table-cell>
          <table:table-cell table:style-name="ce101" office:value-type="float" office:value="207" calcext:value-type="float">
            <text:p><text:s text:c="3"/>207</text:p>
          </table:table-cell>
          <table:table-cell table:style-name="ce109" office:value-type="float" office:value="1.87" calcext:value-type="float">
            <text:p><text:s text:c="3"/>1.87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style-name="ce109" office:value-type="float" office:value="1.71" calcext:value-type="float">
            <text:p><text:s text:c="3"/>1.71</text:p>
          </table:table-cell>
          <table:table-cell table:style-name="ce101" office:value-type="float" office:value="3596" calcext:value-type="float">
            <text:p><text:s text:c="3"/>3,596</text:p>
          </table:table-cell>
          <table:table-cell table:style-name="ce101" office:value-type="float" office:value="4280" calcext:value-type="float">
            <text:p><text:s text:c="3"/>4,280</text:p>
          </table:table-cell>
          <table:table-cell table:style-name="ce133" office:value-type="float" office:value="5047" calcext:value-type="float">
            <text:p><text:s text:c="3"/>5,047</text:p>
          </table:table-cell>
          <table:table-cell table:number-columns-repeated="1006"/>
        </table:table-row>
        <table:table-row table:style-name="ro21">
          <table:table-cell table:style-name="ce93" office:value-type="string" calcext:value-type="string">
            <text:p>南 投 縣</text:p>
          </table:table-cell>
          <table:table-cell table:style-name="ce101" office:value-type="float" office:value="171869" calcext:value-type="float">
            <text:p><text:s text:c="3"/>171,869</text:p>
          </table:table-cell>
          <table:table-cell table:style-name="ce101" office:value-type="float" office:value="523805" calcext:value-type="float">
            <text:p><text:s text:c="3"/>523,805</text:p>
          </table:table-cell>
          <table:table-cell table:style-name="ce101" office:value-type="float" office:value="269524" calcext:value-type="float">
            <text:p><text:s text:c="3"/>269,524</text:p>
          </table:table-cell>
          <table:table-cell table:style-name="ce101" office:value-type="float" office:value="254281" calcext:value-type="float">
            <text:p><text:s text:c="3"/>254,281</text:p>
          </table:table-cell>
          <table:table-cell table:style-name="ce101" office:value-type="float" office:value="295" calcext:value-type="float">
            <text:p><text:s text:c="3"/>295</text:p>
          </table:table-cell>
          <table:table-cell table:style-name="ce109" office:value-type="float" office:value="6.63" calcext:value-type="float">
            <text:p><text:s text:c="3"/>6.63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style-name="ce109" office:value-type="float" office:value="8.22" calcext:value-type="float">
            <text:p><text:s text:c="3"/>8.22</text:p>
          </table:table-cell>
          <table:table-cell table:style-name="ce116" office:value-type="float" office:value="-71" calcext:value-type="float">
            <text:p>－ <text:s text:c="3"/>71</text:p>
          </table:table-cell>
          <table:table-cell table:style-name="ce122" office:value-type="float" office:value="-1.6" calcext:value-type="float">
            <text:p>－ <text:s text:c="2"/>1.60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9" office:value-type="float" office:value="2" calcext:value-type="float">
            <text:p><text:s text:c="3"/>2.00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9" office:value-type="float" office:value="2.72" calcext:value-type="float">
            <text:p><text:s text:c="3"/>2.72</text:p>
          </table:table-cell>
          <table:table-cell table:style-name="ce101" office:value-type="float" office:value="1707" calcext:value-type="float">
            <text:p><text:s text:c="3"/>1,707</text:p>
          </table:table-cell>
          <table:table-cell table:style-name="ce101" office:value-type="float" office:value="1957" calcext:value-type="float">
            <text:p><text:s text:c="3"/>1,957</text:p>
          </table:table-cell>
          <table:table-cell table:style-name="ce133" office:value-type="float" office:value="28267" calcext:value-type="float">
            <text:p><text:s text:c="3"/>28,267</text:p>
          </table:table-cell>
          <table:table-cell table:number-columns-repeated="1006"/>
        </table:table-row>
        <table:table-row table:style-name="ro21">
          <table:table-cell table:style-name="ce93" office:value-type="string" calcext:value-type="string">
            <text:p>雲 林 縣</text:p>
          </table:table-cell>
          <table:table-cell table:style-name="ce101" office:value-type="float" office:value="230906" calcext:value-type="float">
            <text:p><text:s text:c="3"/>230,906</text:p>
          </table:table-cell>
          <table:table-cell table:style-name="ce101" office:value-type="float" office:value="714539" calcext:value-type="float">
            <text:p><text:s text:c="3"/>714,539</text:p>
          </table:table-cell>
          <table:table-cell table:style-name="ce101" office:value-type="float" office:value="372896" calcext:value-type="float">
            <text:p><text:s text:c="3"/>372,896</text:p>
          </table:table-cell>
          <table:table-cell table:style-name="ce101" office:value-type="float" office:value="341643" calcext:value-type="float">
            <text:p><text:s text:c="3"/>341,643</text:p>
          </table:table-cell>
          <table:table-cell table:style-name="ce101" office:value-type="float" office:value="452" calcext:value-type="float">
            <text:p><text:s text:c="3"/>452</text:p>
          </table:table-cell>
          <table:table-cell table:style-name="ce109" office:value-type="float" office:value="7.45" calcext:value-type="float">
            <text:p><text:s text:c="3"/>7.45</text:p>
          </table:table-cell>
          <table:table-cell table:style-name="ce101" office:value-type="float" office:value="574" calcext:value-type="float">
            <text:p><text:s text:c="3"/>574</text:p>
          </table:table-cell>
          <table:table-cell table:style-name="ce109" office:value-type="float" office:value="9.46" calcext:value-type="float">
            <text:p><text:s text:c="3"/>9.46</text:p>
          </table:table-cell>
          <table:table-cell table:style-name="ce117" office:value-type="float" office:value="-122" calcext:value-type="float">
            <text:p>－ <text:s/>122</text:p>
          </table:table-cell>
          <table:table-cell table:style-name="ce122" office:value-type="float" office:value="-2.01" calcext:value-type="float">
            <text:p>－ <text:s text:c="2"/>2.01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9" office:value-type="float" office:value="1.81" calcext:value-type="float">
            <text:p><text:s text:c="3"/>1.81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9" office:value-type="float" office:value="2.24" calcext:value-type="float">
            <text:p><text:s text:c="3"/>2.24</text:p>
          </table:table-cell>
          <table:table-cell table:style-name="ce101" office:value-type="float" office:value="2134" calcext:value-type="float">
            <text:p><text:s text:c="3"/>2,134</text:p>
          </table:table-cell>
          <table:table-cell table:style-name="ce101" office:value-type="float" office:value="2349" calcext:value-type="float">
            <text:p><text:s text:c="3"/>2,349</text:p>
          </table:table-cell>
          <table:table-cell table:style-name="ce133" office:value-type="float" office:value="1851" calcext:value-type="float">
            <text:p><text:s text:c="3"/>1,851</text:p>
          </table:table-cell>
          <table:table-cell table:number-columns-repeated="1006"/>
        </table:table-row>
        <table:table-row table:style-name="ro21">
          <table:table-cell table:style-name="ce93" office:value-type="string" calcext:value-type="string">
            <text:p>嘉 義 縣</text:p>
          </table:table-cell>
          <table:table-cell table:style-name="ce101" office:value-type="float" office:value="177427" calcext:value-type="float">
            <text:p><text:s text:c="3"/>177,427</text:p>
          </table:table-cell>
          <table:table-cell table:style-name="ce101" office:value-type="float" office:value="539162" calcext:value-type="float">
            <text:p><text:s text:c="3"/>539,162</text:p>
          </table:table-cell>
          <table:table-cell table:style-name="ce101" office:value-type="float" office:value="281102" calcext:value-type="float">
            <text:p><text:s text:c="3"/>281,102</text:p>
          </table:table-cell>
          <table:table-cell table:style-name="ce101" office:value-type="float" office:value="258060" calcext:value-type="float">
            <text:p><text:s text:c="3"/>258,060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9" office:value-type="float" office:value="7.12" calcext:value-type="float">
            <text:p><text:s text:c="3"/>7.12</text:p>
          </table:table-cell>
          <table:table-cell table:style-name="ce101" office:value-type="float" office:value="405" calcext:value-type="float">
            <text:p><text:s text:c="3"/>405</text:p>
          </table:table-cell>
          <table:table-cell table:style-name="ce109" office:value-type="float" office:value="8.84" calcext:value-type="float">
            <text:p><text:s text:c="3"/>8.84</text:p>
          </table:table-cell>
          <table:table-cell table:style-name="ce116" office:value-type="float" office:value="-79" calcext:value-type="float">
            <text:p>－ <text:s text:c="3"/>79</text:p>
          </table:table-cell>
          <table:table-cell table:style-name="ce122" office:value-type="float" office:value="-1.72" calcext:value-type="float">
            <text:p>－ <text:s text:c="2"/>1.72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9" office:value-type="float" office:value="1.92" calcext:value-type="float">
            <text:p><text:s text:c="3"/>1.92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9" office:value-type="float" office:value="2.64" calcext:value-type="float">
            <text:p><text:s text:c="3"/>2.64</text:p>
          </table:table-cell>
          <table:table-cell table:style-name="ce101" office:value-type="float" office:value="1681" calcext:value-type="float">
            <text:p><text:s text:c="3"/>1,681</text:p>
          </table:table-cell>
          <table:table-cell table:style-name="ce101" office:value-type="float" office:value="2107" calcext:value-type="float">
            <text:p><text:s text:c="3"/>2,107</text:p>
          </table:table-cell>
          <table:table-cell table:style-name="ce133" office:value-type="float" office:value="5525" calcext:value-type="float">
            <text:p><text:s text:c="3"/>5,525</text:p>
          </table:table-cell>
          <table:table-cell table:number-columns-repeated="1006"/>
        </table:table-row>
        <table:table-row table:style-name="ro23">
          <table:table-cell table:style-name="ce93" office:value-type="string" calcext:value-type="string">
            <text:p>屏 東 縣</text:p>
          </table:table-cell>
          <table:table-cell table:style-name="ce101" office:value-type="float" office:value="278260" calcext:value-type="float">
            <text:p><text:s text:c="3"/>278,260</text:p>
          </table:table-cell>
          <table:table-cell table:style-name="ce101" office:value-type="float" office:value="867113" calcext:value-type="float">
            <text:p><text:s text:c="3"/>867,113</text:p>
          </table:table-cell>
          <table:table-cell table:style-name="ce101" office:value-type="float" office:value="445703" calcext:value-type="float">
            <text:p><text:s text:c="3"/>445,703</text:p>
          </table:table-cell>
          <table:table-cell table:style-name="ce101" office:value-type="float" office:value="421410" calcext:value-type="float">
            <text:p><text:s text:c="3"/>421,410</text:p>
          </table:table-cell>
          <table:table-cell table:style-name="ce101" office:value-type="float" office:value="448" calcext:value-type="float">
            <text:p><text:s text:c="3"/>448</text:p>
          </table:table-cell>
          <table:table-cell table:style-name="ce109" office:value-type="float" office:value="6.08" calcext:value-type="float">
            <text:p><text:s text:c="3"/>6.08</text:p>
          </table:table-cell>
          <table:table-cell table:style-name="ce101" office:value-type="float" office:value="651" calcext:value-type="float">
            <text:p><text:s text:c="3"/>651</text:p>
          </table:table-cell>
          <table:table-cell table:style-name="ce109" office:value-type="float" office:value="8.83" calcext:value-type="float">
            <text:p><text:s text:c="3"/>8.83</text:p>
          </table:table-cell>
          <table:table-cell table:style-name="ce117" office:value-type="float" office:value="-203" calcext:value-type="float">
            <text:p>－ <text:s/>203</text:p>
          </table:table-cell>
          <table:table-cell table:style-name="ce122" office:value-type="float" office:value="-2.75" calcext:value-type="float">
            <text:p>－ <text:s text:c="2"/>2.75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9" office:value-type="float" office:value="2.2" calcext:value-type="float">
            <text:p><text:s text:c="3"/>2.20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9" office:value-type="float" office:value="2.5" calcext:value-type="float">
            <text:p><text:s text:c="3"/>2.50</text:p>
          </table:table-cell>
          <table:table-cell table:style-name="ce101" office:value-type="float" office:value="2700" calcext:value-type="float">
            <text:p><text:s text:c="3"/>2,700</text:p>
          </table:table-cell>
          <table:table-cell table:style-name="ce101" office:value-type="float" office:value="3522" calcext:value-type="float">
            <text:p><text:s text:c="3"/>3,522</text:p>
          </table:table-cell>
          <table:table-cell table:style-name="ce133" office:value-type="float" office:value="57043" calcext:value-type="float">
            <text:p><text:s text:c="3"/>57,043</text:p>
          </table:table-cell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21">
          <table:table-cell table:style-name="ce93" office:value-type="string" calcext:value-type="string">
            <text:p>臺 東 縣</text:p>
          </table:table-cell>
          <table:table-cell table:style-name="ce101" office:value-type="float" office:value="80697" calcext:value-type="float">
            <text:p><text:s text:c="3"/>80,697</text:p>
          </table:table-cell>
          <table:table-cell table:style-name="ce101" office:value-type="float" office:value="228890" calcext:value-type="float">
            <text:p><text:s text:c="3"/>228,890</text:p>
          </table:table-cell>
          <table:table-cell table:style-name="ce101" office:value-type="float" office:value="119588" calcext:value-type="float">
            <text:p><text:s text:c="3"/>119,588</text:p>
          </table:table-cell>
          <table:table-cell table:style-name="ce101" office:value-type="float" office:value="109302" calcext:value-type="float">
            <text:p><text:s text:c="3"/>109,302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9" office:value-type="float" office:value="7.45" calcext:value-type="float">
            <text:p><text:s text:c="3"/>7.45</text:p>
          </table:table-cell>
          <table:table-cell table:style-name="ce101" office:value-type="float" office:value="213" calcext:value-type="float">
            <text:p><text:s text:c="3"/>213</text:p>
          </table:table-cell>
          <table:table-cell table:style-name="ce109" office:value-type="float" office:value="10.95" calcext:value-type="float">
            <text:p><text:s text:c="3"/>10.95</text:p>
          </table:table-cell>
          <table:table-cell table:style-name="ce116" office:value-type="float" office:value="-68" calcext:value-type="float">
            <text:p>－ <text:s text:c="3"/>68</text:p>
          </table:table-cell>
          <table:table-cell table:style-name="ce122" office:value-type="float" office:value="-3.5" calcext:value-type="float">
            <text:p>－ <text:s text:c="2"/>3.50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9" office:value-type="float" office:value="2.16" calcext:value-type="float">
            <text:p><text:s text:c="3"/>2.16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9" office:value-type="float" office:value="3.39" calcext:value-type="float">
            <text:p><text:s text:c="3"/>3.39</text:p>
          </table:table-cell>
          <table:table-cell table:style-name="ce101" office:value-type="float" office:value="887" calcext:value-type="float">
            <text:p><text:s text:c="3"/>887</text:p>
          </table:table-cell>
          <table:table-cell table:style-name="ce101" office:value-type="float" office:value="1128" calcext:value-type="float">
            <text:p><text:s text:c="3"/>1,128</text:p>
          </table:table-cell>
          <table:table-cell table:style-name="ce133" office:value-type="float" office:value="79862" calcext:value-type="float">
            <text:p><text:s text:c="3"/>79,862</text:p>
          </table:table-cell>
          <table:table-cell table:number-columns-repeated="1006"/>
        </table:table-row>
        <table:table-row table:style-name="ro21">
          <table:table-cell table:style-name="ce93" office:value-type="string" calcext:value-type="string">
            <text:p>花 蓮 縣</text:p>
          </table:table-cell>
          <table:table-cell table:style-name="ce101" office:value-type="float" office:value="121604" calcext:value-type="float">
            <text:p><text:s text:c="3"/>121,604</text:p>
          </table:table-cell>
          <table:table-cell table:style-name="ce101" office:value-type="float" office:value="337193" calcext:value-type="float">
            <text:p><text:s text:c="3"/>337,193</text:p>
          </table:table-cell>
          <table:table-cell table:style-name="ce101" office:value-type="float" office:value="173497" calcext:value-type="float">
            <text:p><text:s text:c="3"/>173,497</text:p>
          </table:table-cell>
          <table:table-cell table:style-name="ce101" office:value-type="float" office:value="163696" calcext:value-type="float">
            <text:p><text:s text:c="3"/>163,696</text:p>
          </table:table-cell>
          <table:table-cell table:style-name="ce101" office:value-type="float" office:value="219" calcext:value-type="float">
            <text:p><text:s text:c="3"/>219</text:p>
          </table:table-cell>
          <table:table-cell table:style-name="ce109" office:value-type="float" office:value="7.64" calcext:value-type="float">
            <text:p><text:s text:c="3"/>7.64</text:p>
          </table:table-cell>
          <table:table-cell table:style-name="ce101" office:value-type="float" office:value="263" calcext:value-type="float">
            <text:p><text:s text:c="3"/>263</text:p>
          </table:table-cell>
          <table:table-cell table:style-name="ce109" office:value-type="float" office:value="9.18" calcext:value-type="float">
            <text:p><text:s text:c="3"/>9.18</text:p>
          </table:table-cell>
          <table:table-cell table:style-name="ce116" office:value-type="float" office:value="-44" calcext:value-type="float">
            <text:p>－ <text:s text:c="3"/>44</text:p>
          </table:table-cell>
          <table:table-cell table:style-name="ce122" office:value-type="float" office:value="-1.54" calcext:value-type="float">
            <text:p>－ <text:s text:c="2"/>1.54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9" office:value-type="float" office:value="2.51" calcext:value-type="float">
            <text:p><text:s text:c="3"/>2.51</text:p>
          </table:table-cell>
          <table:table-cell table:style-name="ce101" office:value-type="float" office:value="74" calcext:value-type="float">
            <text:p><text:s text:c="3"/>74</text:p>
          </table:table-cell>
          <table:table-cell table:style-name="ce109" office:value-type="float" office:value="2.58" calcext:value-type="float">
            <text:p><text:s text:c="3"/>2.58</text:p>
          </table:table-cell>
          <table:table-cell table:style-name="ce101" office:value-type="float" office:value="1946" calcext:value-type="float">
            <text:p><text:s text:c="3"/>1,946</text:p>
          </table:table-cell>
          <table:table-cell table:style-name="ce101" office:value-type="float" office:value="2091" calcext:value-type="float">
            <text:p><text:s text:c="3"/>2,091</text:p>
          </table:table-cell>
          <table:table-cell table:style-name="ce133" office:value-type="float" office:value="90801" calcext:value-type="float">
            <text:p><text:s text:c="3"/>90,801</text:p>
          </table:table-cell>
          <table:table-cell table:number-columns-repeated="1006"/>
        </table:table-row>
        <table:table-row table:style-name="ro21">
          <table:table-cell table:style-name="ce93" office:value-type="string" calcext:value-type="string">
            <text:p>澎 湖 縣</text:p>
          </table:table-cell>
          <table:table-cell table:style-name="ce101" office:value-type="float" office:value="34473" calcext:value-type="float">
            <text:p><text:s text:c="3"/>34,473</text:p>
          </table:table-cell>
          <table:table-cell table:style-name="ce101" office:value-type="float" office:value="96642" calcext:value-type="float">
            <text:p><text:s text:c="3"/>96,642</text:p>
          </table:table-cell>
          <table:table-cell table:style-name="ce101" office:value-type="float" office:value="49589" calcext:value-type="float">
            <text:p><text:s text:c="3"/>49,589</text:p>
          </table:table-cell>
          <table:table-cell table:style-name="ce101" office:value-type="float" office:value="47053" calcext:value-type="float">
            <text:p><text:s text:c="3"/>47,053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9" office:value-type="float" office:value="8.04" calcext:value-type="float">
            <text:p><text:s text:c="3"/>8.04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9" office:value-type="float" office:value="7.92" calcext:value-type="float">
            <text:p><text:s text:c="3"/>7.9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22" office:value-type="float" office:value="0.12" calcext:value-type="float">
            <text:p><text:s text:c="4"/>0.12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9" office:value-type="float" office:value="2.56" calcext:value-type="float">
            <text:p><text:s text:c="3"/>2.56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9" office:value-type="float" office:value="2.07" calcext:value-type="float">
            <text:p><text:s text:c="3"/>2.07</text:p>
          </table:table-cell>
          <table:table-cell table:style-name="ce101" office:value-type="float" office:value="446" calcext:value-type="float">
            <text:p><text:s text:c="3"/>446</text:p>
          </table:table-cell>
          <table:table-cell table:style-name="ce101" office:value-type="float" office:value="463" calcext:value-type="float">
            <text:p><text:s text:c="3"/>463</text:p>
          </table:table-cell>
          <table:table-cell table:style-name="ce133" office:value-type="float" office:value="302" calcext:value-type="float">
            <text:p><text:s text:c="3"/>302</text:p>
          </table:table-cell>
          <table:table-cell table:number-columns-repeated="1006"/>
        </table:table-row>
        <table:table-row table:style-name="ro13">
          <table:table-cell table:style-name="ce93" office:value-type="string" calcext:value-type="string">
            <text:p>基 隆 市</text:p>
          </table:table-cell>
          <table:table-cell table:style-name="ce101" office:value-type="float" office:value="147776" calcext:value-type="float">
            <text:p><text:s text:c="3"/>147,776</text:p>
          </table:table-cell>
          <table:table-cell table:style-name="ce101" office:value-type="float" office:value="381056" calcext:value-type="float">
            <text:p><text:s text:c="3"/>381,056</text:p>
          </table:table-cell>
          <table:table-cell table:style-name="ce101" office:value-type="float" office:value="191943" calcext:value-type="float">
            <text:p><text:s text:c="3"/>191,943</text:p>
          </table:table-cell>
          <table:table-cell table:style-name="ce101" office:value-type="float" office:value="189113" calcext:value-type="float">
            <text:p><text:s text:c="3"/>189,113</text:p>
          </table:table-cell>
          <table:table-cell table:style-name="ce101" office:value-type="float" office:value="169" calcext:value-type="float">
            <text:p><text:s text:c="3"/>169</text:p>
          </table:table-cell>
          <table:table-cell table:style-name="ce109" office:value-type="float" office:value="5.22" calcext:value-type="float">
            <text:p><text:s text:c="3"/>5.22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9" office:value-type="float" office:value="7.04" calcext:value-type="float">
            <text:p><text:s text:c="3"/>7.04</text:p>
          </table:table-cell>
          <table:table-cell table:style-name="ce116" office:value-type="float" office:value="-59" calcext:value-type="float">
            <text:p>－ <text:s text:c="3"/>59</text:p>
          </table:table-cell>
          <table:table-cell table:style-name="ce122" office:value-type="float" office:value="-1.82" calcext:value-type="float">
            <text:p>－ <text:s text:c="2"/>1.82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9" office:value-type="float" office:value="2.87" calcext:value-type="float">
            <text:p><text:s text:c="3"/>2.87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9" office:value-type="float" office:value="2.78" calcext:value-type="float">
            <text:p><text:s text:c="3"/>2.78</text:p>
          </table:table-cell>
          <table:table-cell table:style-name="ce101" office:value-type="float" office:value="2067" calcext:value-type="float">
            <text:p><text:s text:c="3"/>2,067</text:p>
          </table:table-cell>
          <table:table-cell table:style-name="ce101" office:value-type="float" office:value="2273" calcext:value-type="float">
            <text:p><text:s text:c="3"/>2,273</text:p>
          </table:table-cell>
          <table:table-cell table:style-name="ce133" office:value-type="float" office:value="8708" calcext:value-type="float">
            <text:p><text:s text:c="3"/>8,708</text:p>
          </table:table-cell>
          <table:table-cell table:number-columns-repeated="1006"/>
        </table:table-row>
        <table:table-row table:style-name="ro21">
          <table:table-cell table:style-name="ce93" office:value-type="string" calcext:value-type="string">
            <text:p>新 竹 市</text:p>
          </table:table-cell>
          <table:table-cell table:style-name="ce101" office:value-type="float" office:value="144239" calcext:value-type="float">
            <text:p><text:s text:c="3"/>144,239</text:p>
          </table:table-cell>
          <table:table-cell table:style-name="ce101" office:value-type="float" office:value="417966" calcext:value-type="float">
            <text:p><text:s text:c="3"/>417,966</text:p>
          </table:table-cell>
          <table:table-cell table:style-name="ce101" office:value-type="float" office:value="207480" calcext:value-type="float">
            <text:p><text:s text:c="3"/>207,480</text:p>
          </table:table-cell>
          <table:table-cell table:style-name="ce101" office:value-type="float" office:value="210486" calcext:value-type="float">
            <text:p><text:s text:c="3"/>210,486</text:p>
          </table:table-cell>
          <table:table-cell table:style-name="ce101" office:value-type="float" office:value="427" calcext:value-type="float">
            <text:p><text:s text:c="3"/>427</text:p>
          </table:table-cell>
          <table:table-cell table:style-name="ce109" office:value-type="float" office:value="12.03" calcext:value-type="float">
            <text:p><text:s text:c="3"/>12.03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9" office:value-type="float" office:value="5.52" calcext:value-type="float">
            <text:p><text:s text:c="3"/>5.52</text:p>
          </table:table-cell>
          <table:table-cell table:style-name="ce116" office:value-type="float" office:value="231" calcext:value-type="float">
            <text:p><text:s text:c="3"/>231</text:p>
          </table:table-cell>
          <table:table-cell table:style-name="ce122" office:value-type="float" office:value="6.51" calcext:value-type="float">
            <text:p><text:s text:c="4"/>6.51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9" office:value-type="float" office:value="3.1" calcext:value-type="float">
            <text:p><text:s text:c="3"/>3.10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9" office:value-type="float" office:value="2.4" calcext:value-type="float">
            <text:p><text:s text:c="3"/>2.40</text:p>
          </table:table-cell>
          <table:table-cell table:style-name="ce101" office:value-type="float" office:value="2528" calcext:value-type="float">
            <text:p><text:s text:c="3"/>2,528</text:p>
          </table:table-cell>
          <table:table-cell table:style-name="ce101" office:value-type="float" office:value="2347" calcext:value-type="float">
            <text:p><text:s text:c="3"/>2,347</text:p>
          </table:table-cell>
          <table:table-cell table:style-name="ce133" office:value-type="float" office:value="3116" calcext:value-type="float">
            <text:p><text:s text:c="3"/>3,116</text:p>
          </table:table-cell>
          <table:table-cell table:number-columns-repeated="1006"/>
        </table:table-row>
        <table:table-row table:style-name="ro21">
          <table:table-cell table:style-name="ce93" office:value-type="string" calcext:value-type="string">
            <text:p>嘉 義 市</text:p>
          </table:table-cell>
          <table:table-cell table:style-name="ce101" office:value-type="float" office:value="95823" calcext:value-type="float">
            <text:p><text:s text:c="3"/>95,823</text:p>
          </table:table-cell>
          <table:table-cell table:style-name="ce101" office:value-type="float" office:value="271960" calcext:value-type="float">
            <text:p><text:s text:c="3"/>271,960</text:p>
          </table:table-cell>
          <table:table-cell table:style-name="ce101" office:value-type="float" office:value="133733" calcext:value-type="float">
            <text:p><text:s text:c="3"/>133,733</text:p>
          </table:table-cell>
          <table:table-cell table:style-name="ce101" office:value-type="float" office:value="138227" calcext:value-type="float">
            <text:p><text:s text:c="3"/>138,227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9" office:value-type="float" office:value="6.88" calcext:value-type="float">
            <text:p><text:s text:c="3"/>6.88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style-name="ce109" office:value-type="float" office:value="6.32" calcext:value-type="float">
            <text:p><text:s text:c="3"/>6.32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style-name="ce122" office:value-type="float" office:value="0.56" calcext:value-type="float">
            <text:p><text:s text:c="4"/>0.56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9" office:value-type="float" office:value="2.21" calcext:value-type="float">
            <text:p><text:s text:c="3"/>2.21</text:p>
          </table:table-cell>
          <table:table-cell table:style-name="ce101" office:value-type="float" office:value="66" calcext:value-type="float">
            <text:p><text:s text:c="3"/>66</text:p>
          </table:table-cell>
          <table:table-cell table:style-name="ce109" office:value-type="float" office:value="2.86" calcext:value-type="float">
            <text:p><text:s text:c="3"/>2.86</text:p>
          </table:table-cell>
          <table:table-cell table:style-name="ce101" office:value-type="float" office:value="1324" calcext:value-type="float">
            <text:p><text:s text:c="3"/>1,324</text:p>
          </table:table-cell>
          <table:table-cell table:style-name="ce101" office:value-type="float" office:value="1371" calcext:value-type="float">
            <text:p><text:s text:c="3"/>1,371</text:p>
          </table:table-cell>
          <table:table-cell table:style-name="ce133" office:value-type="float" office:value="897" calcext:value-type="float">
            <text:p><text:s text:c="3"/>897</text:p>
          </table:table-cell>
          <table:table-cell table:number-columns-repeated="1006"/>
        </table:table-row>
        <table:table-row table:style-name="ro22">
          <table:table-cell table:style-name="ce91" office:value-type="string" calcext:value-type="string">
            <text:p>福 <text:s/>建 <text:s/>省</text:p>
          </table:table-cell>
          <table:table-cell table:style-name="ce99" office:value-type="float" office:value="35545" calcext:value-type="float">
            <text:p><text:s text:c="3"/>35,545</text:p>
          </table:table-cell>
          <table:table-cell table:style-name="ce99" office:value-type="float" office:value="111104" calcext:value-type="float">
            <text:p><text:s text:c="3"/>111,104</text:p>
          </table:table-cell>
          <table:table-cell table:style-name="ce99" office:value-type="float" office:value="57108" calcext:value-type="float">
            <text:p><text:s text:c="3"/>57,108</text:p>
          </table:table-cell>
          <table:table-cell table:style-name="ce99" office:value-type="float" office:value="53996" calcext:value-type="float">
            <text:p><text:s text:c="3"/>53,996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style-name="ce107" office:value-type="float" office:value="10.64" calcext:value-type="float">
            <text:p><text:s text:c="3"/>10.64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107" office:value-type="float" office:value="4.47" calcext:value-type="float">
            <text:p><text:s text:c="3"/>4.47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style-name="ce120" office:value-type="float" office:value="6.17" calcext:value-type="float">
            <text:p><text:s text:c="4"/>6.17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7" office:value-type="float" office:value="2.66" calcext:value-type="float">
            <text:p><text:s text:c="3"/>2.66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07" office:value-type="float" office:value="0.74" calcext:value-type="float">
            <text:p><text:s text:c="3"/>0.74</text:p>
          </table:table-cell>
          <table:table-cell table:style-name="ce99" office:value-type="float" office:value="1344" calcext:value-type="float">
            <text:p><text:s text:c="3"/>1,344</text:p>
          </table:table-cell>
          <table:table-cell table:style-name="ce99" office:value-type="float" office:value="537" calcext:value-type="float">
            <text:p><text:s text:c="3"/>537</text:p>
          </table:table-cell>
          <table:table-cell table:style-name="ce131" office:value-type="float" office:value="664" calcext:value-type="float">
            <text:p><text:s text:c="3"/>664</text:p>
          </table:table-cell>
          <table:table-cell table:style-name="ce139" table:number-columns-repeated="1006"/>
        </table:table-row>
        <table:table-row table:style-name="ro21">
          <table:table-cell table:style-name="ce93" office:value-type="string" calcext:value-type="string">
            <text:p>金 門 縣</text:p>
          </table:table-cell>
          <table:table-cell table:style-name="ce102" office:value-type="float" office:value="33372" calcext:value-type="float">
            <text:p><text:s text:c="3"/>33,372</text:p>
          </table:table-cell>
          <table:table-cell table:style-name="ce101" office:value-type="float" office:value="101094" calcext:value-type="float">
            <text:p><text:s text:c="3"/>101,094</text:p>
          </table:table-cell>
          <table:table-cell table:style-name="ce101" office:value-type="float" office:value="51321" calcext:value-type="float">
            <text:p><text:s text:c="3"/>51,321</text:p>
          </table:table-cell>
          <table:table-cell table:style-name="ce101" office:value-type="float" office:value="49773" calcext:value-type="float">
            <text:p><text:s text:c="3"/>49,773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9" office:value-type="float" office:value="10.53" calcext:value-type="float">
            <text:p><text:s text:c="3"/>10.53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9" office:value-type="float" office:value="4.56" calcext:value-type="float">
            <text:p><text:s text:c="3"/>4.56</text:p>
          </table:table-cell>
          <table:table-cell table:style-name="ce116" office:value-type="float" office:value="51" calcext:value-type="float">
            <text:p><text:s text:c="3"/>51</text:p>
          </table:table-cell>
          <table:table-cell table:style-name="ce122" office:value-type="float" office:value="5.96" calcext:value-type="float">
            <text:p><text:s text:c="4"/>5.96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9" office:value-type="float" office:value="2.69" calcext:value-type="float">
            <text:p><text:s text:c="3"/>2.6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9" office:value-type="float" office:value="0.58" calcext:value-type="float">
            <text:p><text:s text:c="3"/>0.58</text:p>
          </table:table-cell>
          <table:table-cell table:style-name="ce130" office:value-type="float" office:value="1254" calcext:value-type="float">
            <text:p><text:s text:c="3"/>1,254</text:p>
          </table:table-cell>
          <table:table-cell table:style-name="ce130" office:value-type="float" office:value="459" calcext:value-type="float">
            <text:p><text:s text:c="3"/>459</text:p>
          </table:table-cell>
          <table:table-cell table:style-name="ce133" office:value-type="float" office:value="533" calcext:value-type="float">
            <text:p><text:s text:c="3"/>533</text:p>
          </table:table-cell>
          <table:table-cell table:number-columns-repeated="1006"/>
        </table:table-row>
        <table:table-row table:style-name="ro21">
          <table:table-cell table:style-name="ce93" office:value-type="string" calcext:value-type="string">
            <text:p>連 江 縣</text:p>
          </table:table-cell>
          <table:table-cell table:style-name="ce101" office:value-type="float" office:value="2173" calcext:value-type="float">
            <text:p><text:s text:c="3"/>2,173</text:p>
          </table:table-cell>
          <table:table-cell table:style-name="ce101" office:value-type="float" office:value="10010" calcext:value-type="float">
            <text:p><text:s text:c="3"/>10,010</text:p>
          </table:table-cell>
          <table:table-cell table:style-name="ce101" office:value-type="float" office:value="5787" calcext:value-type="float">
            <text:p><text:s text:c="3"/>5,787</text:p>
          </table:table-cell>
          <table:table-cell table:style-name="ce101" office:value-type="float" office:value="4223" calcext:value-type="float">
            <text:p><text:s text:c="3"/>4,22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9" office:value-type="float" office:value="11.77" calcext:value-type="float">
            <text:p><text:s text:c="3"/>11.7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9" office:value-type="float" office:value="3.53" calcext:value-type="float">
            <text:p><text:s text:c="3"/>3.53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22" office:value-type="float" office:value="8.24" calcext:value-type="float">
            <text:p><text:s text:c="4"/>8.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9" office:value-type="float" office:value="2.35" calcext:value-type="float">
            <text:p><text:s text:c="3"/>2.3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9" office:value-type="float" office:value="2.35" calcext:value-type="float">
            <text:p><text:s text:c="3"/>2.35</text:p>
          </table:table-cell>
          <table:table-cell table:style-name="ce130" office:value-type="float" office:value="90" calcext:value-type="float">
            <text:p><text:s text:c="3"/>90</text:p>
          </table:table-cell>
          <table:table-cell table:style-name="ce130" office:value-type="float" office:value="78" calcext:value-type="float">
            <text:p><text:s text:c="3"/>78</text:p>
          </table:table-cell>
          <table:table-cell table:style-name="ce133" office:value-type="float" office:value="131" calcext:value-type="float">
            <text:p><text:s text:c="3"/>131</text:p>
          </table:table-cell>
          <table:table-cell table:number-columns-repeated="1006"/>
        </table:table-row>
        <table:table-row table:style-name="ro24">
          <table:table-cell table:style-name="ce94"/>
          <table:table-cell table:style-name="ce103" table:number-columns-repeated="5"/>
          <table:table-cell table:style-name="ce110"/>
          <table:table-cell table:style-name="ce103"/>
          <table:table-cell table:style-name="ce110"/>
          <table:table-cell table:style-name="ce103"/>
          <table:table-cell table:style-name="ce110"/>
          <table:table-cell table:style-name="ce103"/>
          <table:table-cell table:style-name="ce110"/>
          <table:table-cell table:style-name="ce126"/>
          <table:table-cell table:style-name="ce127" table:number-columns-repeated="3"/>
          <table:table-cell table:style-name="ce134"/>
          <table:table-cell table:number-columns-repeated="1006"/>
        </table:table-row>
        <table:table-row table:style-name="ro8">
          <table:table-cell table:style-name="ce95" office:value-type="string" calcext:value-type="string">
            <text:p><text:s text:c="2"/>附 註 : 依據各直轄市及縣（市）政府月統計報表編製。</text:p>
          </table:table-cell>
          <table:table-cell table:style-name="ce36" table:number-columns-repeated="6"/>
          <table:table-cell/>
          <table:table-cell table:style-name="ce54"/>
          <table:table-cell table:style-name="ce63"/>
          <table:table-cell/>
          <table:table-cell table:style-name="ce63"/>
          <table:table-cell table:style-name="ce54" table:number-columns-repeated="2"/>
          <table:table-cell table:number-columns-repeated="3"/>
          <table:table-cell table:style-name="ce135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0 </text:span><text:span text:style-name="T7">年</text:span><text:span text:style-name="T6"> 9 </text:span><text:span text:style-name="T7">月</text:span><text:span text:style-name="T6"> 6 </text:span><text:span text:style-name="T7">日</text:span><text:span text:style-name="T6"> </text:span><text:span text:style-name="T7">編製</text:span></text:p>
          </table:table-cell>
          <table:table-cell table:number-columns-repeated="1006"/>
        </table:table-row>
        <table:table-row table:style-name="ro10">
          <table:table-cell table:style-name="ce95"/>
          <table:table-cell table:number-columns-repeated="13"/>
          <table:table-cell table:style-name="ce128" table:number-columns-repeated="3"/>
          <table:table-cell table:number-columns-repeated="1007"/>
        </table:table-row>
        <table:table-row table:style-name="ro10">
          <table:table-cell table:style-name="ce95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R$33" table:range-usable-as="print-range"/>
        </table:named-expressions>
      </table:table>
      <table:table table:name="年齡結構" table:style-name="ta3">
        <table:table-column table:style-name="co22" table:default-cell-style-name="ce152"/>
        <table:table-column table:style-name="co23" table:number-columns-repeated="9" table:default-cell-style-name="ce152"/>
        <table:table-column table:style-name="co7" table:default-cell-style-name="ce152"/>
        <table:table-column table:style-name="co4" table:number-columns-repeated="246" table:default-cell-style-name="ce152"/>
        <table:table-column table:style-name="co4" table:number-columns-repeated="767" table:default-cell-style-name="Default"/>
        <table:table-row table:style-name="ro25">
          <table:table-cell table:style-name="ce140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3"/>
          <table:table-cell table:number-columns-repeated="1014"/>
        </table:table-row>
        <table:table-row table:style-name="ro26">
          <table:table-cell table:style-name="ce141"/>
          <table:table-cell table:style-name="ce154" table:number-columns-repeated="3"/>
          <table:table-cell table:style-name="ce175" office:value-type="string" calcext:value-type="string">
            <text:p><text:s text:c="8"/>中華民國 100 年 8 月底</text:p>
          </table:table-cell>
          <table:table-cell table:style-name="ce154" table:number-columns-repeated="3"/>
          <table:table-cell/>
          <table:table-cell table:style-name="ce178" office:value-type="string" calcext:value-type="string">
            <text:p>單位：人；％</text:p>
          </table:table-cell>
          <table:table-cell table:number-columns-repeated="1014"/>
        </table:table-row>
        <table:table-row table:style-name="ro27">
          <table:table-cell table:style-name="ce142" office:value-type="string" calcext:value-type="string" table:number-columns-spanned="1" table:number-rows-spanned="3">
            <text:p>區 域 別</text:p>
          </table:table-cell>
          <table:table-cell table:style-name="ce155" office:value-type="string" calcext:value-type="string" table:number-columns-spanned="1" table:number-rows-spanned="3">
            <text:p>總　　計</text:p>
          </table:table-cell>
          <table:table-cell table:style-name="ce165" office:value-type="string" calcext:value-type="string" table:number-columns-spanned="2" table:number-rows-spanned="2">
            <text:p>0 ～ 14歲</text:p>
          </table:table-cell>
          <table:covered-table-cell table:style-name="ce169"/>
          <table:table-cell table:style-name="ce165" office:value-type="string" calcext:value-type="string" table:number-columns-spanned="2" table:number-rows-spanned="2">
            <text:p>15 ～ 64歲</text:p>
          </table:table-cell>
          <table:covered-table-cell table:style-name="ce169"/>
          <table:table-cell table:style-name="ce165" office:value-type="string" calcext:value-type="string" table:number-columns-spanned="2" table:number-rows-spanned="2">
            <text:p>65歲以上</text:p>
          </table:table-cell>
          <table:covered-table-cell table:style-name="ce169"/>
          <table:table-cell table:style-name="ce176" office:value-type="string" calcext:value-type="string" table:number-columns-spanned="2" table:number-rows-spanned="2">
            <text:p>20歲以上</text:p>
          </table:table-cell>
          <table:covered-table-cell table:style-name="ce179"/>
          <table:table-cell table:style-name="ce188" table:number-columns-repeated="1014"/>
        </table:table-row>
        <table:table-row table:style-name="ro28">
          <table:covered-table-cell table:style-name="ce143"/>
          <table:covered-table-cell table:style-name="ce156"/>
          <table:covered-table-cell table:style-name="ce166"/>
          <table:covered-table-cell table:style-name="ce170"/>
          <table:covered-table-cell table:style-name="ce166"/>
          <table:covered-table-cell table:style-name="ce170"/>
          <table:covered-table-cell table:style-name="ce166"/>
          <table:covered-table-cell table:style-name="ce170"/>
          <table:covered-table-cell table:style-name="ce166"/>
          <table:covered-table-cell table:style-name="ce180"/>
          <table:table-cell table:style-name="ce188" table:number-columns-repeated="1014"/>
        </table:table-row>
        <table:table-row table:style-name="ro29">
          <table:covered-table-cell table:style-name="ce144"/>
          <table:covered-table-cell table:style-name="ce157"/>
          <table:table-cell table:style-name="ce167" office:value-type="string" calcext:value-type="string">
            <text:p>實　數</text:p>
          </table:table-cell>
          <table:table-cell table:style-name="ce167" office:value-type="string" calcext:value-type="string">
            <text:p>％</text:p>
          </table:table-cell>
          <table:table-cell table:style-name="ce167" office:value-type="string" calcext:value-type="string">
            <text:p>實　數</text:p>
          </table:table-cell>
          <table:table-cell table:style-name="ce167" office:value-type="string" calcext:value-type="string">
            <text:p>％</text:p>
          </table:table-cell>
          <table:table-cell table:style-name="ce167" office:value-type="string" calcext:value-type="string">
            <text:p>實　數</text:p>
          </table:table-cell>
          <table:table-cell table:style-name="ce167" office:value-type="string" calcext:value-type="string">
            <text:p>％</text:p>
          </table:table-cell>
          <table:table-cell table:style-name="ce167" office:value-type="string" calcext:value-type="string">
            <text:p>實　數</text:p>
          </table:table-cell>
          <table:table-cell table:style-name="ce181" office:value-type="string" calcext:value-type="string">
            <text:p>％</text:p>
          </table:table-cell>
          <table:table-cell table:style-name="ce188" table:number-columns-repeated="1014"/>
        </table:table-row>
        <table:table-row table:style-name="ro23">
          <table:table-cell table:style-name="ce145" office:value-type="string" office:string-value="總        計" calcext:value-type="string">
            <text:p><text:s/>總 <text:s text:c="7"/>計 </text:p>
          </table:table-cell>
          <table:table-cell table:style-name="ce158" office:value-type="float" office:value="23193638" calcext:value-type="float">
            <text:p><text:s text:c="3"/>23,193,638</text:p>
          </table:table-cell>
          <table:table-cell table:style-name="ce168" office:value-type="float" office:value="3543820" calcext:value-type="float">
            <text:p><text:s text:c="3"/>3,543,820</text:p>
          </table:table-cell>
          <table:table-cell table:style-name="ce171" office:value-type="float" office:value="15.28" calcext:value-type="float">
            <text:p><text:s text:c="3"/>15.28</text:p>
          </table:table-cell>
          <table:table-cell table:style-name="ce168" office:value-type="float" office:value="17148777" calcext:value-type="float">
            <text:p><text:s text:c="3"/>17,148,777</text:p>
          </table:table-cell>
          <table:table-cell table:style-name="ce171" office:value-type="float" office:value="73.94" calcext:value-type="float">
            <text:p><text:s text:c="3"/>73.94</text:p>
          </table:table-cell>
          <table:table-cell table:style-name="ce168" office:value-type="float" office:value="2501041" calcext:value-type="float">
            <text:p><text:s text:c="3"/>2,501,041</text:p>
          </table:table-cell>
          <table:table-cell table:style-name="ce171" office:value-type="float" office:value="10.78" calcext:value-type="float">
            <text:p><text:s text:c="3"/>10.78</text:p>
          </table:table-cell>
          <table:table-cell table:style-name="ce168" office:value-type="float" office:value="18038345" calcext:value-type="float">
            <text:p><text:s text:c="3"/>18,038,345</text:p>
          </table:table-cell>
          <table:table-cell table:style-name="ce182" office:value-type="float" office:value="77.77" calcext:value-type="float">
            <text:p><text:s text:c="3"/>77.77</text:p>
          </table:table-cell>
          <table:table-cell table:style-name="ce189"/>
          <table:table-cell table:style-name="ce190" table:number-columns-repeated="1013"/>
        </table:table-row>
        <table:table-row table:style-name="ro16">
          <table:table-cell table:style-name="ce146" office:value-type="string" calcext:value-type="string">
            <text:p>新 <text:s/>北 <text:s/>市</text:p>
          </table:table-cell>
          <table:table-cell table:style-name="ce159" office:value-type="float" office:value="3908632" calcext:value-type="float">
            <text:p><text:s text:c="3"/>3,908,632</text:p>
          </table:table-cell>
          <table:table-cell table:style-name="ce159" office:value-type="float" office:value="573029" calcext:value-type="float">
            <text:p><text:s text:c="3"/>573,029</text:p>
          </table:table-cell>
          <table:table-cell table:style-name="ce172" office:value-type="float" office:value="14.66" calcext:value-type="float">
            <text:p><text:s text:c="3"/>14.66</text:p>
          </table:table-cell>
          <table:table-cell table:style-name="ce159" office:value-type="float" office:value="3007485" calcext:value-type="float">
            <text:p><text:s text:c="3"/>3,007,485</text:p>
          </table:table-cell>
          <table:table-cell table:style-name="ce172" office:value-type="float" office:value="76.94" calcext:value-type="float">
            <text:p><text:s text:c="3"/>76.94</text:p>
          </table:table-cell>
          <table:table-cell table:style-name="ce159" office:value-type="float" office:value="328118" calcext:value-type="float">
            <text:p><text:s text:c="3"/>328,118</text:p>
          </table:table-cell>
          <table:table-cell table:style-name="ce172" office:value-type="float" office:value="8.39" calcext:value-type="float">
            <text:p><text:s text:c="3"/>8.39</text:p>
          </table:table-cell>
          <table:table-cell table:style-name="ce159" office:value-type="float" office:value="3064738" calcext:value-type="float">
            <text:p><text:s text:c="3"/>3,064,738</text:p>
          </table:table-cell>
          <table:table-cell table:style-name="ce183" office:value-type="float" office:value="78.41" calcext:value-type="float">
            <text:p><text:s text:c="3"/>78.41</text:p>
          </table:table-cell>
          <table:table-cell table:style-name="ce188" table:number-columns-repeated="1014"/>
        </table:table-row>
        <table:table-row table:style-name="ro21">
          <table:table-cell table:style-name="ce147" office:value-type="string" calcext:value-type="string">
            <text:p>臺 北 市</text:p>
          </table:table-cell>
          <table:table-cell table:style-name="ce159" office:value-type="float" office:value="2639064" calcext:value-type="float">
            <text:p><text:s text:c="3"/>2,639,064</text:p>
          </table:table-cell>
          <table:table-cell table:style-name="ce159" office:value-type="float" office:value="383834" calcext:value-type="float">
            <text:p><text:s text:c="3"/>383,834</text:p>
          </table:table-cell>
          <table:table-cell table:style-name="ce172" office:value-type="float" office:value="14.54" calcext:value-type="float">
            <text:p><text:s text:c="3"/>14.54</text:p>
          </table:table-cell>
          <table:table-cell table:style-name="ce159" office:value-type="float" office:value="1921469" calcext:value-type="float">
            <text:p><text:s text:c="3"/>1,921,469</text:p>
          </table:table-cell>
          <table:table-cell table:style-name="ce172" office:value-type="float" office:value="72.81" calcext:value-type="float">
            <text:p><text:s text:c="3"/>72.81</text:p>
          </table:table-cell>
          <table:table-cell table:style-name="ce159" office:value-type="float" office:value="333761" calcext:value-type="float">
            <text:p><text:s text:c="3"/>333,761</text:p>
          </table:table-cell>
          <table:table-cell table:style-name="ce172" office:value-type="float" office:value="12.65" calcext:value-type="float">
            <text:p><text:s text:c="3"/>12.65</text:p>
          </table:table-cell>
          <table:table-cell table:style-name="ce159" office:value-type="float" office:value="2096175" calcext:value-type="float">
            <text:p><text:s text:c="3"/>2,096,175</text:p>
          </table:table-cell>
          <table:table-cell table:style-name="ce183" office:value-type="float" office:value="79.43" calcext:value-type="float">
            <text:p><text:s text:c="3"/>79.43</text:p>
          </table:table-cell>
          <table:table-cell table:style-name="ce188" table:number-columns-repeated="1014"/>
        </table:table-row>
        <table:table-row table:style-name="ro21">
          <table:table-cell table:style-name="ce146" office:value-type="string" calcext:value-type="string">
            <text:p>臺 <text:s/>中 <text:s/>市</text:p>
          </table:table-cell>
          <table:table-cell table:style-name="ce159" office:value-type="float" office:value="2658735" calcext:value-type="float">
            <text:p><text:s text:c="3"/>2,658,735</text:p>
          </table:table-cell>
          <table:table-cell table:style-name="ce159" office:value-type="float" office:value="447098" calcext:value-type="float">
            <text:p><text:s text:c="3"/>447,098</text:p>
          </table:table-cell>
          <table:table-cell table:style-name="ce172" office:value-type="float" office:value="16.82" calcext:value-type="float">
            <text:p><text:s text:c="3"/>16.82</text:p>
          </table:table-cell>
          <table:table-cell table:style-name="ce159" office:value-type="float" office:value="1979452" calcext:value-type="float">
            <text:p><text:s text:c="3"/>1,979,452</text:p>
          </table:table-cell>
          <table:table-cell table:style-name="ce172" office:value-type="float" office:value="74.45" calcext:value-type="float">
            <text:p><text:s text:c="3"/>74.45</text:p>
          </table:table-cell>
          <table:table-cell table:style-name="ce159" office:value-type="float" office:value="232185" calcext:value-type="float">
            <text:p><text:s text:c="3"/>232,185</text:p>
          </table:table-cell>
          <table:table-cell table:style-name="ce172" office:value-type="float" office:value="8.73" calcext:value-type="float">
            <text:p><text:s text:c="3"/>8.73</text:p>
          </table:table-cell>
          <table:table-cell table:style-name="ce159" office:value-type="float" office:value="2009974" calcext:value-type="float">
            <text:p><text:s text:c="3"/>2,009,974</text:p>
          </table:table-cell>
          <table:table-cell table:style-name="ce183" office:value-type="float" office:value="75.6" calcext:value-type="float">
            <text:p><text:s text:c="3"/>75.60</text:p>
          </table:table-cell>
          <table:table-cell table:style-name="ce188" table:number-columns-repeated="1014"/>
        </table:table-row>
        <table:table-row table:style-name="ro21">
          <table:table-cell table:style-name="ce146" office:value-type="string" calcext:value-type="string">
            <text:p>臺 <text:s/>南 <text:s/>市</text:p>
          </table:table-cell>
          <table:table-cell table:style-name="ce159" office:value-type="float" office:value="1875637" calcext:value-type="float">
            <text:p><text:s text:c="3"/>1,875,637</text:p>
          </table:table-cell>
          <table:table-cell table:style-name="ce159" office:value-type="float" office:value="267496" calcext:value-type="float">
            <text:p><text:s text:c="3"/>267,496</text:p>
          </table:table-cell>
          <table:table-cell table:style-name="ce172" office:value-type="float" office:value="14.26" calcext:value-type="float">
            <text:p><text:s text:c="3"/>14.26</text:p>
          </table:table-cell>
          <table:table-cell table:style-name="ce159" office:value-type="float" office:value="1390813" calcext:value-type="float">
            <text:p><text:s text:c="3"/>1,390,813</text:p>
          </table:table-cell>
          <table:table-cell table:style-name="ce172" office:value-type="float" office:value="74.15" calcext:value-type="float">
            <text:p><text:s text:c="3"/>74.15</text:p>
          </table:table-cell>
          <table:table-cell table:style-name="ce159" office:value-type="float" office:value="217328" calcext:value-type="float">
            <text:p><text:s text:c="3"/>217,328</text:p>
          </table:table-cell>
          <table:table-cell table:style-name="ce172" office:value-type="float" office:value="11.59" calcext:value-type="float">
            <text:p><text:s text:c="3"/>11.59</text:p>
          </table:table-cell>
          <table:table-cell table:style-name="ce159" office:value-type="float" office:value="1481640" calcext:value-type="float">
            <text:p><text:s text:c="3"/>1,481,640</text:p>
          </table:table-cell>
          <table:table-cell table:style-name="ce183" office:value-type="float" office:value="78.99" calcext:value-type="float">
            <text:p><text:s text:c="3"/>78.99</text:p>
          </table:table-cell>
          <table:table-cell table:style-name="ce188" table:number-columns-repeated="1014"/>
        </table:table-row>
        <table:table-row table:style-name="ro21">
          <table:table-cell table:style-name="ce146" office:value-type="string" calcext:value-type="string">
            <text:p>高 <text:s/>雄 <text:s/>市</text:p>
          </table:table-cell>
          <table:table-cell table:style-name="ce159" office:value-type="float" office:value="2772838" calcext:value-type="float">
            <text:p><text:s text:c="3"/>2,772,838</text:p>
          </table:table-cell>
          <table:table-cell table:style-name="ce159" office:value-type="float" office:value="398399" calcext:value-type="float">
            <text:p><text:s text:c="3"/>398,399</text:p>
          </table:table-cell>
          <table:table-cell table:style-name="ce172" office:value-type="float" office:value="14.37" calcext:value-type="float">
            <text:p><text:s text:c="3"/>14.37</text:p>
          </table:table-cell>
          <table:table-cell table:style-name="ce159" office:value-type="float" office:value="2086686" calcext:value-type="float">
            <text:p><text:s text:c="3"/>2,086,686</text:p>
          </table:table-cell>
          <table:table-cell table:style-name="ce172" office:value-type="float" office:value="75.25" calcext:value-type="float">
            <text:p><text:s text:c="3"/>75.25</text:p>
          </table:table-cell>
          <table:table-cell table:style-name="ce159" office:value-type="float" office:value="287753" calcext:value-type="float">
            <text:p><text:s text:c="3"/>287,753</text:p>
          </table:table-cell>
          <table:table-cell table:style-name="ce172" office:value-type="float" office:value="10.38" calcext:value-type="float">
            <text:p><text:s text:c="3"/>10.38</text:p>
          </table:table-cell>
          <table:table-cell table:style-name="ce159" office:value-type="float" office:value="2187271" calcext:value-type="float">
            <text:p><text:s text:c="3"/>2,187,271</text:p>
          </table:table-cell>
          <table:table-cell table:style-name="ce183" office:value-type="float" office:value="78.88" calcext:value-type="float">
            <text:p><text:s text:c="3"/>78.88</text:p>
          </table:table-cell>
          <table:table-cell table:style-name="ce188" table:number-columns-repeated="1014"/>
        </table:table-row>
        <table:table-row table:style-name="ro20">
          <table:table-cell table:style-name="ce146" office:value-type="string" calcext:value-type="string">
            <text:p><text:s/>臺 <text:s/>灣 <text:s/>省 </text:p>
          </table:table-cell>
          <table:table-cell table:style-name="ce159" office:value-type="float" office:value="9227628" calcext:value-type="float">
            <text:p><text:s text:c="3"/>9,227,628</text:p>
          </table:table-cell>
          <table:table-cell table:style-name="ce159" office:value-type="float" office:value="1459785" calcext:value-type="float">
            <text:p><text:s text:c="3"/>1,459,785</text:p>
          </table:table-cell>
          <table:table-cell table:style-name="ce172" office:value-type="float" office:value="15.82" calcext:value-type="float">
            <text:p><text:s text:c="3"/>15.82</text:p>
          </table:table-cell>
          <table:table-cell table:style-name="ce159" office:value-type="float" office:value="6679129" calcext:value-type="float">
            <text:p><text:s text:c="3"/>6,679,129</text:p>
          </table:table-cell>
          <table:table-cell table:style-name="ce172" office:value-type="float" office:value="72.38" calcext:value-type="float">
            <text:p><text:s text:c="3"/>72.38</text:p>
          </table:table-cell>
          <table:table-cell table:style-name="ce159" office:value-type="float" office:value="1088714" calcext:value-type="float">
            <text:p><text:s text:c="3"/>1,088,714</text:p>
          </table:table-cell>
          <table:table-cell table:style-name="ce172" office:value-type="float" office:value="11.8" calcext:value-type="float">
            <text:p><text:s text:c="3"/>11.80</text:p>
          </table:table-cell>
          <table:table-cell table:style-name="ce159" office:value-type="float" office:value="7108749" calcext:value-type="float">
            <text:p><text:s text:c="3"/>7,108,749</text:p>
          </table:table-cell>
          <table:table-cell table:style-name="ce183" office:value-type="float" office:value="77.04" calcext:value-type="float">
            <text:p><text:s text:c="3"/>77.04</text:p>
          </table:table-cell>
          <table:table-cell table:style-name="ce188" table:number-columns-repeated="1014"/>
        </table:table-row>
        <table:table-row table:style-name="ro16">
          <table:table-cell table:style-name="ce148" office:value-type="string" calcext:value-type="string">
            <text:p>宜 蘭 縣</text:p>
          </table:table-cell>
          <table:table-cell table:style-name="ce160" office:value-type="float" office:value="459347" calcext:value-type="float">
            <text:p><text:s text:c="3"/>459,347</text:p>
          </table:table-cell>
          <table:table-cell table:style-name="ce160" office:value-type="float" office:value="68024" calcext:value-type="float">
            <text:p><text:s text:c="3"/>68,024</text:p>
          </table:table-cell>
          <table:table-cell table:style-name="ce173" office:value-type="float" office:value="14.81" calcext:value-type="float">
            <text:p><text:s text:c="3"/>14.81</text:p>
          </table:table-cell>
          <table:table-cell table:style-name="ce160" office:value-type="float" office:value="331075" calcext:value-type="float">
            <text:p><text:s text:c="3"/>331,075</text:p>
          </table:table-cell>
          <table:table-cell table:style-name="ce173" office:value-type="float" office:value="72.08" calcext:value-type="float">
            <text:p><text:s text:c="3"/>72.08</text:p>
          </table:table-cell>
          <table:table-cell table:style-name="ce160" office:value-type="float" office:value="60248" calcext:value-type="float">
            <text:p><text:s text:c="3"/>60,248</text:p>
          </table:table-cell>
          <table:table-cell table:style-name="ce173" office:value-type="float" office:value="13.12" calcext:value-type="float">
            <text:p><text:s text:c="3"/>13.12</text:p>
          </table:table-cell>
          <table:table-cell table:style-name="ce160" office:value-type="float" office:value="357406" calcext:value-type="float">
            <text:p><text:s text:c="3"/>357,406</text:p>
          </table:table-cell>
          <table:table-cell table:style-name="ce184" office:value-type="float" office:value="77.81" calcext:value-type="float">
            <text:p><text:s text:c="3"/>77.81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桃 園 縣</text:p>
          </table:table-cell>
          <table:table-cell table:style-name="ce160" office:value-type="float" office:value="2008845" calcext:value-type="float">
            <text:p><text:s text:c="3"/>2,008,845</text:p>
          </table:table-cell>
          <table:table-cell table:style-name="ce160" office:value-type="float" office:value="355088" calcext:value-type="float">
            <text:p><text:s text:c="3"/>355,088</text:p>
          </table:table-cell>
          <table:table-cell table:style-name="ce173" office:value-type="float" office:value="17.68" calcext:value-type="float">
            <text:p><text:s text:c="3"/>17.68</text:p>
          </table:table-cell>
          <table:table-cell table:style-name="ce160" office:value-type="float" office:value="1487203" calcext:value-type="float">
            <text:p><text:s text:c="3"/>1,487,203</text:p>
          </table:table-cell>
          <table:table-cell table:style-name="ce173" office:value-type="float" office:value="74.03" calcext:value-type="float">
            <text:p><text:s text:c="3"/>74.03</text:p>
          </table:table-cell>
          <table:table-cell table:style-name="ce160" office:value-type="float" office:value="166554" calcext:value-type="float">
            <text:p><text:s text:c="3"/>166,554</text:p>
          </table:table-cell>
          <table:table-cell table:style-name="ce173" office:value-type="float" office:value="8.29" calcext:value-type="float">
            <text:p><text:s text:c="3"/>8.29</text:p>
          </table:table-cell>
          <table:table-cell table:style-name="ce160" office:value-type="float" office:value="1500012" calcext:value-type="float">
            <text:p><text:s text:c="3"/>1,500,012</text:p>
          </table:table-cell>
          <table:table-cell table:style-name="ce184" office:value-type="float" office:value="74.67" calcext:value-type="float">
            <text:p><text:s text:c="3"/>74.67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新 竹 縣</text:p>
          </table:table-cell>
          <table:table-cell table:style-name="ce160" office:value-type="float" office:value="516143" calcext:value-type="float">
            <text:p><text:s text:c="3"/>516,143</text:p>
          </table:table-cell>
          <table:table-cell table:style-name="ce160" office:value-type="float" office:value="95840" calcext:value-type="float">
            <text:p><text:s text:c="3"/>95,840</text:p>
          </table:table-cell>
          <table:table-cell table:style-name="ce173" office:value-type="float" office:value="18.57" calcext:value-type="float">
            <text:p><text:s text:c="3"/>18.57</text:p>
          </table:table-cell>
          <table:table-cell table:style-name="ce160" office:value-type="float" office:value="363243" calcext:value-type="float">
            <text:p><text:s text:c="3"/>363,243</text:p>
          </table:table-cell>
          <table:table-cell table:style-name="ce173" office:value-type="float" office:value="70.38" calcext:value-type="float">
            <text:p><text:s text:c="3"/>70.38</text:p>
          </table:table-cell>
          <table:table-cell table:style-name="ce160" office:value-type="float" office:value="57060" calcext:value-type="float">
            <text:p><text:s text:c="3"/>57,060</text:p>
          </table:table-cell>
          <table:table-cell table:style-name="ce173" office:value-type="float" office:value="11.06" calcext:value-type="float">
            <text:p><text:s text:c="3"/>11.06</text:p>
          </table:table-cell>
          <table:table-cell table:style-name="ce160" office:value-type="float" office:value="382578" calcext:value-type="float">
            <text:p><text:s text:c="3"/>382,578</text:p>
          </table:table-cell>
          <table:table-cell table:style-name="ce184" office:value-type="float" office:value="74.12" calcext:value-type="float">
            <text:p><text:s text:c="3"/>74.12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苗 栗 縣</text:p>
          </table:table-cell>
          <table:table-cell table:style-name="ce160" office:value-type="float" office:value="561226" calcext:value-type="float">
            <text:p><text:s text:c="3"/>561,226</text:p>
          </table:table-cell>
          <table:table-cell table:style-name="ce160" office:value-type="float" office:value="86293" calcext:value-type="float">
            <text:p><text:s text:c="3"/>86,293</text:p>
          </table:table-cell>
          <table:table-cell table:style-name="ce173" office:value-type="float" office:value="15.38" calcext:value-type="float">
            <text:p><text:s text:c="3"/>15.38</text:p>
          </table:table-cell>
          <table:table-cell table:style-name="ce160" office:value-type="float" office:value="399905" calcext:value-type="float">
            <text:p><text:s text:c="3"/>399,905</text:p>
          </table:table-cell>
          <table:table-cell table:style-name="ce173" office:value-type="float" office:value="71.26" calcext:value-type="float">
            <text:p><text:s text:c="3"/>71.26</text:p>
          </table:table-cell>
          <table:table-cell table:style-name="ce160" office:value-type="float" office:value="75028" calcext:value-type="float">
            <text:p><text:s text:c="3"/>75,028</text:p>
          </table:table-cell>
          <table:table-cell table:style-name="ce173" office:value-type="float" office:value="13.37" calcext:value-type="float">
            <text:p><text:s text:c="3"/>13.37</text:p>
          </table:table-cell>
          <table:table-cell table:style-name="ce160" office:value-type="float" office:value="434934" calcext:value-type="float">
            <text:p><text:s text:c="3"/>434,934</text:p>
          </table:table-cell>
          <table:table-cell table:style-name="ce184" office:value-type="float" office:value="77.5" calcext:value-type="float">
            <text:p><text:s text:c="3"/>77.50</text:p>
          </table:table-cell>
          <table:table-cell table:style-name="ce188" table:number-columns-repeated="1014"/>
        </table:table-row>
        <table:table-row table:style-name="ro30">
          <table:table-cell table:style-name="ce148" office:value-type="string" calcext:value-type="string">
            <text:p>彰 化 縣</text:p>
          </table:table-cell>
          <table:table-cell table:style-name="ce160" office:value-type="float" office:value="1303741" calcext:value-type="float">
            <text:p><text:s text:c="3"/>1,303,741</text:p>
          </table:table-cell>
          <table:table-cell table:style-name="ce160" office:value-type="float" office:value="207031" calcext:value-type="float">
            <text:p><text:s text:c="3"/>207,031</text:p>
          </table:table-cell>
          <table:table-cell table:style-name="ce173" office:value-type="float" office:value="15.88" calcext:value-type="float">
            <text:p><text:s text:c="3"/>15.88</text:p>
          </table:table-cell>
          <table:table-cell table:style-name="ce160" office:value-type="float" office:value="938906" calcext:value-type="float">
            <text:p><text:s text:c="3"/>938,906</text:p>
          </table:table-cell>
          <table:table-cell table:style-name="ce173" office:value-type="float" office:value="72.02" calcext:value-type="float">
            <text:p><text:s text:c="3"/>72.02</text:p>
          </table:table-cell>
          <table:table-cell table:style-name="ce160" office:value-type="float" office:value="157804" calcext:value-type="float">
            <text:p><text:s text:c="3"/>157,804</text:p>
          </table:table-cell>
          <table:table-cell table:style-name="ce173" office:value-type="float" office:value="12.1" calcext:value-type="float">
            <text:p><text:s text:c="3"/>12.10</text:p>
          </table:table-cell>
          <table:table-cell table:style-name="ce160" office:value-type="float" office:value="1004212" calcext:value-type="float">
            <text:p><text:s text:c="3"/>1,004,212</text:p>
          </table:table-cell>
          <table:table-cell table:style-name="ce184" office:value-type="float" office:value="77.03" calcext:value-type="float">
            <text:p><text:s text:c="3"/>77.03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南 投 縣</text:p>
          </table:table-cell>
          <table:table-cell table:style-name="ce160" office:value-type="float" office:value="523805" calcext:value-type="float">
            <text:p><text:s text:c="3"/>523,805</text:p>
          </table:table-cell>
          <table:table-cell table:style-name="ce160" office:value-type="float" office:value="75193" calcext:value-type="float">
            <text:p><text:s text:c="3"/>75,193</text:p>
          </table:table-cell>
          <table:table-cell table:style-name="ce173" office:value-type="float" office:value="14.36" calcext:value-type="float">
            <text:p><text:s text:c="3"/>14.36</text:p>
          </table:table-cell>
          <table:table-cell table:style-name="ce160" office:value-type="float" office:value="377218" calcext:value-type="float">
            <text:p><text:s text:c="3"/>377,218</text:p>
          </table:table-cell>
          <table:table-cell table:style-name="ce173" office:value-type="float" office:value="72.01" calcext:value-type="float">
            <text:p><text:s text:c="3"/>72.01</text:p>
          </table:table-cell>
          <table:table-cell table:style-name="ce160" office:value-type="float" office:value="71394" calcext:value-type="float">
            <text:p><text:s text:c="3"/>71,394</text:p>
          </table:table-cell>
          <table:table-cell table:style-name="ce173" office:value-type="float" office:value="13.63" calcext:value-type="float">
            <text:p><text:s text:c="3"/>13.63</text:p>
          </table:table-cell>
          <table:table-cell table:style-name="ce160" office:value-type="float" office:value="411298" calcext:value-type="float">
            <text:p><text:s text:c="3"/>411,298</text:p>
          </table:table-cell>
          <table:table-cell table:style-name="ce184" office:value-type="float" office:value="78.52" calcext:value-type="float">
            <text:p><text:s text:c="3"/>78.52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雲 林 縣</text:p>
          </table:table-cell>
          <table:table-cell table:style-name="ce160" office:value-type="float" office:value="714539" calcext:value-type="float">
            <text:p><text:s text:c="3"/>714,539</text:p>
          </table:table-cell>
          <table:table-cell table:style-name="ce160" office:value-type="float" office:value="105634" calcext:value-type="float">
            <text:p><text:s text:c="3"/>105,634</text:p>
          </table:table-cell>
          <table:table-cell table:style-name="ce173" office:value-type="float" office:value="14.78" calcext:value-type="float">
            <text:p><text:s text:c="3"/>14.78</text:p>
          </table:table-cell>
          <table:table-cell table:style-name="ce160" office:value-type="float" office:value="500718" calcext:value-type="float">
            <text:p><text:s text:c="3"/>500,718</text:p>
          </table:table-cell>
          <table:table-cell table:style-name="ce173" office:value-type="float" office:value="70.08" calcext:value-type="float">
            <text:p><text:s text:c="3"/>70.08</text:p>
          </table:table-cell>
          <table:table-cell table:style-name="ce160" office:value-type="float" office:value="108187" calcext:value-type="float">
            <text:p><text:s text:c="3"/>108,187</text:p>
          </table:table-cell>
          <table:table-cell table:style-name="ce173" office:value-type="float" office:value="15.14" calcext:value-type="float">
            <text:p><text:s text:c="3"/>15.14</text:p>
          </table:table-cell>
          <table:table-cell table:style-name="ce160" office:value-type="float" office:value="563132" calcext:value-type="float">
            <text:p><text:s text:c="3"/>563,132</text:p>
          </table:table-cell>
          <table:table-cell table:style-name="ce184" office:value-type="float" office:value="78.81" calcext:value-type="float">
            <text:p><text:s text:c="3"/>78.81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嘉 義 縣</text:p>
          </table:table-cell>
          <table:table-cell table:style-name="ce160" office:value-type="float" office:value="539162" calcext:value-type="float">
            <text:p><text:s text:c="3"/>539,162</text:p>
          </table:table-cell>
          <table:table-cell table:style-name="ce160" office:value-type="float" office:value="72551" calcext:value-type="float">
            <text:p><text:s text:c="3"/>72,551</text:p>
          </table:table-cell>
          <table:table-cell table:style-name="ce173" office:value-type="float" office:value="13.46" calcext:value-type="float">
            <text:p><text:s text:c="3"/>13.46</text:p>
          </table:table-cell>
          <table:table-cell table:style-name="ce160" office:value-type="float" office:value="382026" calcext:value-type="float">
            <text:p><text:s text:c="3"/>382,026</text:p>
          </table:table-cell>
          <table:table-cell table:style-name="ce173" office:value-type="float" office:value="70.86" calcext:value-type="float">
            <text:p><text:s text:c="3"/>70.86</text:p>
          </table:table-cell>
          <table:table-cell table:style-name="ce160" office:value-type="float" office:value="84585" calcext:value-type="float">
            <text:p><text:s text:c="3"/>84,585</text:p>
          </table:table-cell>
          <table:table-cell table:style-name="ce173" office:value-type="float" office:value="15.69" calcext:value-type="float">
            <text:p><text:s text:c="3"/>15.69</text:p>
          </table:table-cell>
          <table:table-cell table:style-name="ce160" office:value-type="float" office:value="431755" calcext:value-type="float">
            <text:p><text:s text:c="3"/>431,755</text:p>
          </table:table-cell>
          <table:table-cell table:style-name="ce184" office:value-type="float" office:value="80.08" calcext:value-type="float">
            <text:p><text:s text:c="3"/>80.08</text:p>
          </table:table-cell>
          <table:table-cell table:style-name="ce188" table:number-columns-repeated="1014"/>
        </table:table-row>
        <table:table-row table:style-name="ro30">
          <table:table-cell table:style-name="ce148" office:value-type="string" calcext:value-type="string">
            <text:p>屏 東 縣</text:p>
          </table:table-cell>
          <table:table-cell table:style-name="ce160" office:value-type="float" office:value="867113" calcext:value-type="float">
            <text:p><text:s text:c="3"/>867,113</text:p>
          </table:table-cell>
          <table:table-cell table:style-name="ce160" office:value-type="float" office:value="121164" calcext:value-type="float">
            <text:p><text:s text:c="3"/>121,164</text:p>
          </table:table-cell>
          <table:table-cell table:style-name="ce173" office:value-type="float" office:value="13.97" calcext:value-type="float">
            <text:p><text:s text:c="3"/>13.97</text:p>
          </table:table-cell>
          <table:table-cell table:style-name="ce160" office:value-type="float" office:value="635831" calcext:value-type="float">
            <text:p><text:s text:c="3"/>635,831</text:p>
          </table:table-cell>
          <table:table-cell table:style-name="ce173" office:value-type="float" office:value="73.33" calcext:value-type="float">
            <text:p><text:s text:c="3"/>73.33</text:p>
          </table:table-cell>
          <table:table-cell table:style-name="ce160" office:value-type="float" office:value="110118" calcext:value-type="float">
            <text:p><text:s text:c="3"/>110,118</text:p>
          </table:table-cell>
          <table:table-cell table:style-name="ce173" office:value-type="float" office:value="12.7" calcext:value-type="float">
            <text:p><text:s text:c="3"/>12.70</text:p>
          </table:table-cell>
          <table:table-cell table:style-name="ce160" office:value-type="float" office:value="684838" calcext:value-type="float">
            <text:p><text:s text:c="3"/>684,838</text:p>
          </table:table-cell>
          <table:table-cell table:style-name="ce184" office:value-type="float" office:value="78.98" calcext:value-type="float">
            <text:p><text:s text:c="3"/>78.98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臺 東 縣</text:p>
          </table:table-cell>
          <table:table-cell table:style-name="ce160" office:value-type="float" office:value="228890" calcext:value-type="float">
            <text:p><text:s text:c="3"/>228,890</text:p>
          </table:table-cell>
          <table:table-cell table:style-name="ce160" office:value-type="float" office:value="34162" calcext:value-type="float">
            <text:p><text:s text:c="3"/>34,162</text:p>
          </table:table-cell>
          <table:table-cell table:style-name="ce173" office:value-type="float" office:value="14.93" calcext:value-type="float">
            <text:p><text:s text:c="3"/>14.93</text:p>
          </table:table-cell>
          <table:table-cell table:style-name="ce160" office:value-type="float" office:value="164764" calcext:value-type="float">
            <text:p><text:s text:c="3"/>164,764</text:p>
          </table:table-cell>
          <table:table-cell table:style-name="ce173" office:value-type="float" office:value="71.98" calcext:value-type="float">
            <text:p><text:s text:c="3"/>71.98</text:p>
          </table:table-cell>
          <table:table-cell table:style-name="ce160" office:value-type="float" office:value="29964" calcext:value-type="float">
            <text:p><text:s text:c="3"/>29,964</text:p>
          </table:table-cell>
          <table:table-cell table:style-name="ce173" office:value-type="float" office:value="13.09" calcext:value-type="float">
            <text:p><text:s text:c="3"/>13.09</text:p>
          </table:table-cell>
          <table:table-cell table:style-name="ce160" office:value-type="float" office:value="179032" calcext:value-type="float">
            <text:p><text:s text:c="3"/>179,032</text:p>
          </table:table-cell>
          <table:table-cell table:style-name="ce184" office:value-type="float" office:value="78.22" calcext:value-type="float">
            <text:p><text:s text:c="3"/>78.22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花 蓮 縣</text:p>
          </table:table-cell>
          <table:table-cell table:style-name="ce160" office:value-type="float" office:value="337193" calcext:value-type="float">
            <text:p><text:s text:c="3"/>337,193</text:p>
          </table:table-cell>
          <table:table-cell table:style-name="ce160" office:value-type="float" office:value="49227" calcext:value-type="float">
            <text:p><text:s text:c="3"/>49,227</text:p>
          </table:table-cell>
          <table:table-cell table:style-name="ce173" office:value-type="float" office:value="14.6" calcext:value-type="float">
            <text:p><text:s text:c="3"/>14.60</text:p>
          </table:table-cell>
          <table:table-cell table:style-name="ce160" office:value-type="float" office:value="245455" calcext:value-type="float">
            <text:p><text:s text:c="3"/>245,455</text:p>
          </table:table-cell>
          <table:table-cell table:style-name="ce173" office:value-type="float" office:value="72.79" calcext:value-type="float">
            <text:p><text:s text:c="3"/>72.79</text:p>
          </table:table-cell>
          <table:table-cell table:style-name="ce160" office:value-type="float" office:value="42511" calcext:value-type="float">
            <text:p><text:s text:c="3"/>42,511</text:p>
          </table:table-cell>
          <table:table-cell table:style-name="ce173" office:value-type="float" office:value="12.61" calcext:value-type="float">
            <text:p><text:s text:c="3"/>12.61</text:p>
          </table:table-cell>
          <table:table-cell table:style-name="ce160" office:value-type="float" office:value="263902" calcext:value-type="float">
            <text:p><text:s text:c="3"/>263,902</text:p>
          </table:table-cell>
          <table:table-cell table:style-name="ce184" office:value-type="float" office:value="78.26" calcext:value-type="float">
            <text:p><text:s text:c="3"/>78.26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澎 湖 縣</text:p>
          </table:table-cell>
          <table:table-cell table:style-name="ce160" office:value-type="float" office:value="96642" calcext:value-type="float">
            <text:p><text:s text:c="3"/>96,642</text:p>
          </table:table-cell>
          <table:table-cell table:style-name="ce160" office:value-type="float" office:value="12803" calcext:value-type="float">
            <text:p><text:s text:c="3"/>12,803</text:p>
          </table:table-cell>
          <table:table-cell table:style-name="ce173" office:value-type="float" office:value="13.25" calcext:value-type="float">
            <text:p><text:s text:c="3"/>13.25</text:p>
          </table:table-cell>
          <table:table-cell table:style-name="ce160" office:value-type="float" office:value="69869" calcext:value-type="float">
            <text:p><text:s text:c="3"/>69,869</text:p>
          </table:table-cell>
          <table:table-cell table:style-name="ce173" office:value-type="float" office:value="72.3" calcext:value-type="float">
            <text:p><text:s text:c="3"/>72.30</text:p>
          </table:table-cell>
          <table:table-cell table:style-name="ce160" office:value-type="float" office:value="13970" calcext:value-type="float">
            <text:p><text:s text:c="3"/>13,970</text:p>
          </table:table-cell>
          <table:table-cell table:style-name="ce173" office:value-type="float" office:value="14.46" calcext:value-type="float">
            <text:p><text:s text:c="3"/>14.46</text:p>
          </table:table-cell>
          <table:table-cell table:style-name="ce160" office:value-type="float" office:value="77552" calcext:value-type="float">
            <text:p><text:s text:c="3"/>77,552</text:p>
          </table:table-cell>
          <table:table-cell table:style-name="ce184" office:value-type="float" office:value="80.25" calcext:value-type="float">
            <text:p><text:s text:c="3"/>80.25</text:p>
          </table:table-cell>
          <table:table-cell table:style-name="ce188" table:number-columns-repeated="1014"/>
        </table:table-row>
        <table:table-row table:style-name="ro30">
          <table:table-cell table:style-name="ce148" office:value-type="string" calcext:value-type="string">
            <text:p>基 隆 市</text:p>
          </table:table-cell>
          <table:table-cell table:style-name="ce160" office:value-type="float" office:value="381056" calcext:value-type="float">
            <text:p><text:s text:c="3"/>381,056</text:p>
          </table:table-cell>
          <table:table-cell table:style-name="ce160" office:value-type="float" office:value="51786" calcext:value-type="float">
            <text:p><text:s text:c="3"/>51,786</text:p>
          </table:table-cell>
          <table:table-cell table:style-name="ce173" office:value-type="float" office:value="13.59" calcext:value-type="float">
            <text:p><text:s text:c="3"/>13.59</text:p>
          </table:table-cell>
          <table:table-cell table:style-name="ce160" office:value-type="float" office:value="287152" calcext:value-type="float">
            <text:p><text:s text:c="3"/>287,152</text:p>
          </table:table-cell>
          <table:table-cell table:style-name="ce173" office:value-type="float" office:value="75.36" calcext:value-type="float">
            <text:p><text:s text:c="3"/>75.36</text:p>
          </table:table-cell>
          <table:table-cell table:style-name="ce160" office:value-type="float" office:value="42118" calcext:value-type="float">
            <text:p><text:s text:c="3"/>42,118</text:p>
          </table:table-cell>
          <table:table-cell table:style-name="ce173" office:value-type="float" office:value="11.05" calcext:value-type="float">
            <text:p><text:s text:c="3"/>11.05</text:p>
          </table:table-cell>
          <table:table-cell table:style-name="ce160" office:value-type="float" office:value="301934" calcext:value-type="float">
            <text:p><text:s text:c="3"/>301,934</text:p>
          </table:table-cell>
          <table:table-cell table:style-name="ce184" office:value-type="float" office:value="79.24" calcext:value-type="float">
            <text:p><text:s text:c="3"/>79.24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新 竹 市</text:p>
          </table:table-cell>
          <table:table-cell table:style-name="ce160" office:value-type="float" office:value="417966" calcext:value-type="float">
            <text:p><text:s text:c="3"/>417,966</text:p>
          </table:table-cell>
          <table:table-cell table:style-name="ce160" office:value-type="float" office:value="78732" calcext:value-type="float">
            <text:p><text:s text:c="3"/>78,732</text:p>
          </table:table-cell>
          <table:table-cell table:style-name="ce173" office:value-type="float" office:value="18.84" calcext:value-type="float">
            <text:p><text:s text:c="3"/>18.84</text:p>
          </table:table-cell>
          <table:table-cell table:style-name="ce160" office:value-type="float" office:value="300063" calcext:value-type="float">
            <text:p><text:s text:c="3"/>300,063</text:p>
          </table:table-cell>
          <table:table-cell table:style-name="ce173" office:value-type="float" office:value="71.79" calcext:value-type="float">
            <text:p><text:s text:c="3"/>71.79</text:p>
          </table:table-cell>
          <table:table-cell table:style-name="ce160" office:value-type="float" office:value="39171" calcext:value-type="float">
            <text:p><text:s text:c="3"/>39,171</text:p>
          </table:table-cell>
          <table:table-cell table:style-name="ce173" office:value-type="float" office:value="9.37" calcext:value-type="float">
            <text:p><text:s text:c="3"/>9.37</text:p>
          </table:table-cell>
          <table:table-cell table:style-name="ce160" office:value-type="float" office:value="310617" calcext:value-type="float">
            <text:p><text:s text:c="3"/>310,617</text:p>
          </table:table-cell>
          <table:table-cell table:style-name="ce184" office:value-type="float" office:value="74.32" calcext:value-type="float">
            <text:p><text:s text:c="3"/>74.32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嘉 義 市</text:p>
          </table:table-cell>
          <table:table-cell table:style-name="ce160" office:value-type="float" office:value="271960" calcext:value-type="float">
            <text:p><text:s text:c="3"/>271,960</text:p>
          </table:table-cell>
          <table:table-cell table:style-name="ce160" office:value-type="float" office:value="46257" calcext:value-type="float">
            <text:p><text:s text:c="3"/>46,257</text:p>
          </table:table-cell>
          <table:table-cell table:style-name="ce173" office:value-type="float" office:value="17.01" calcext:value-type="float">
            <text:p><text:s text:c="3"/>17.01</text:p>
          </table:table-cell>
          <table:table-cell table:style-name="ce160" office:value-type="float" office:value="195701" calcext:value-type="float">
            <text:p><text:s text:c="3"/>195,701</text:p>
          </table:table-cell>
          <table:table-cell table:style-name="ce173" office:value-type="float" office:value="71.96" calcext:value-type="float">
            <text:p><text:s text:c="3"/>71.96</text:p>
          </table:table-cell>
          <table:table-cell table:style-name="ce160" office:value-type="float" office:value="30002" calcext:value-type="float">
            <text:p><text:s text:c="3"/>30,002</text:p>
          </table:table-cell>
          <table:table-cell table:style-name="ce173" office:value-type="float" office:value="11.03" calcext:value-type="float">
            <text:p><text:s text:c="3"/>11.03</text:p>
          </table:table-cell>
          <table:table-cell table:style-name="ce160" office:value-type="float" office:value="205547" calcext:value-type="float">
            <text:p><text:s text:c="3"/>205,547</text:p>
          </table:table-cell>
          <table:table-cell table:style-name="ce184" office:value-type="float" office:value="75.58" calcext:value-type="float">
            <text:p><text:s text:c="3"/>75.58</text:p>
          </table:table-cell>
          <table:table-cell table:style-name="ce188" table:number-columns-repeated="1014"/>
        </table:table-row>
        <table:table-row table:style-name="ro13">
          <table:table-cell table:style-name="ce146" office:value-type="string" calcext:value-type="string">
            <text:p>福 <text:s/>建 <text:s/>省</text:p>
          </table:table-cell>
          <table:table-cell table:style-name="ce159" office:value-type="float" office:value="111104" calcext:value-type="float">
            <text:p><text:s text:c="3"/>111,104</text:p>
          </table:table-cell>
          <table:table-cell table:style-name="ce159" office:value-type="float" office:value="14179" calcext:value-type="float">
            <text:p><text:s text:c="3"/>14,179</text:p>
          </table:table-cell>
          <table:table-cell table:style-name="ce172" office:value-type="float" office:value="12.76" calcext:value-type="float">
            <text:p><text:s text:c="3"/>12.76</text:p>
          </table:table-cell>
          <table:table-cell table:style-name="ce159" office:value-type="float" office:value="83743" calcext:value-type="float">
            <text:p><text:s text:c="3"/>83,743</text:p>
          </table:table-cell>
          <table:table-cell table:style-name="ce172" office:value-type="float" office:value="75.37" calcext:value-type="float">
            <text:p><text:s text:c="3"/>75.37</text:p>
          </table:table-cell>
          <table:table-cell table:style-name="ce159" office:value-type="float" office:value="13182" calcext:value-type="float">
            <text:p><text:s text:c="3"/>13,182</text:p>
          </table:table-cell>
          <table:table-cell table:style-name="ce172" office:value-type="float" office:value="11.86" calcext:value-type="float">
            <text:p><text:s text:c="3"/>11.86</text:p>
          </table:table-cell>
          <table:table-cell table:style-name="ce159" office:value-type="float" office:value="89798" calcext:value-type="float">
            <text:p><text:s text:c="3"/>89,798</text:p>
          </table:table-cell>
          <table:table-cell table:style-name="ce183" office:value-type="float" office:value="80.82" calcext:value-type="float">
            <text:p><text:s text:c="3"/>80.82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金 門 縣</text:p>
          </table:table-cell>
          <table:table-cell table:style-name="ce160" office:value-type="float" office:value="101094" calcext:value-type="float">
            <text:p><text:s text:c="3"/>101,094</text:p>
          </table:table-cell>
          <table:table-cell table:style-name="ce160" office:value-type="float" office:value="12751" calcext:value-type="float">
            <text:p><text:s text:c="3"/>12,751</text:p>
          </table:table-cell>
          <table:table-cell table:style-name="ce173" office:value-type="float" office:value="12.61" calcext:value-type="float">
            <text:p><text:s text:c="3"/>12.61</text:p>
          </table:table-cell>
          <table:table-cell table:style-name="ce160" office:value-type="float" office:value="76107" calcext:value-type="float">
            <text:p><text:s text:c="3"/>76,107</text:p>
          </table:table-cell>
          <table:table-cell table:style-name="ce173" office:value-type="float" office:value="75.28" calcext:value-type="float">
            <text:p><text:s text:c="3"/>75.28</text:p>
          </table:table-cell>
          <table:table-cell table:style-name="ce160" office:value-type="float" office:value="12236" calcext:value-type="float">
            <text:p><text:s text:c="3"/>12,236</text:p>
          </table:table-cell>
          <table:table-cell table:style-name="ce173" office:value-type="float" office:value="12.1" calcext:value-type="float">
            <text:p><text:s text:c="3"/>12.10</text:p>
          </table:table-cell>
          <table:table-cell table:style-name="ce160" office:value-type="float" office:value="81853" calcext:value-type="float">
            <text:p><text:s text:c="3"/>81,853</text:p>
          </table:table-cell>
          <table:table-cell table:style-name="ce184" office:value-type="float" office:value="80.97" calcext:value-type="float">
            <text:p><text:s text:c="3"/>80.97</text:p>
          </table:table-cell>
          <table:table-cell table:style-name="ce188" table:number-columns-repeated="1014"/>
        </table:table-row>
        <table:table-row table:style-name="ro6">
          <table:table-cell table:style-name="ce148" office:value-type="string" calcext:value-type="string">
            <text:p>連 江 縣</text:p>
          </table:table-cell>
          <table:table-cell table:style-name="ce161" office:value-type="float" office:value="10010" calcext:value-type="float">
            <text:p><text:s text:c="3"/>10,010</text:p>
          </table:table-cell>
          <table:table-cell table:style-name="ce161" office:value-type="float" office:value="1428" calcext:value-type="float">
            <text:p><text:s text:c="3"/>1,428</text:p>
          </table:table-cell>
          <table:table-cell table:style-name="ce174" office:value-type="float" office:value="14.27" calcext:value-type="float">
            <text:p><text:s text:c="3"/>14.27</text:p>
          </table:table-cell>
          <table:table-cell table:style-name="ce161" office:value-type="float" office:value="7636" calcext:value-type="float">
            <text:p><text:s text:c="3"/>7,636</text:p>
          </table:table-cell>
          <table:table-cell table:style-name="ce174" office:value-type="float" office:value="76.28" calcext:value-type="float">
            <text:p><text:s text:c="3"/>76.28</text:p>
          </table:table-cell>
          <table:table-cell table:style-name="ce161" office:value-type="float" office:value="946" calcext:value-type="float">
            <text:p><text:s text:c="3"/>946</text:p>
          </table:table-cell>
          <table:table-cell table:style-name="ce174" office:value-type="float" office:value="9.45" calcext:value-type="float">
            <text:p><text:s text:c="3"/>9.45</text:p>
          </table:table-cell>
          <table:table-cell table:style-name="ce161" office:value-type="float" office:value="7945" calcext:value-type="float">
            <text:p><text:s text:c="3"/>7,945</text:p>
          </table:table-cell>
          <table:table-cell table:style-name="ce185" office:value-type="float" office:value="79.37" calcext:value-type="float">
            <text:p><text:s text:c="3"/>79.37</text:p>
          </table:table-cell>
          <table:table-cell table:style-name="ce188" table:number-columns-repeated="1014"/>
        </table:table-row>
        <table:table-row table:style-name="ro31">
          <table:table-cell table:style-name="ce149"/>
          <table:table-cell table:style-name="ce162" table:number-columns-repeated="7"/>
          <table:table-cell table:style-name="ce177"/>
          <table:table-cell table:style-name="ce186"/>
          <table:table-cell table:style-name="ce163" table:number-columns-repeated="1014"/>
        </table:table-row>
        <table:table-row table:style-name="ro32">
          <table:table-cell table:style-name="ce150"/>
          <table:table-cell table:style-name="ce163" table:number-columns-repeated="8"/>
          <table:table-cell table:style-name="ce187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0 </text:span><text:span text:style-name="T10">年</text:span><text:span text:style-name="T9"> 9 </text:span><text:span text:style-name="T10">月</text:span><text:span text:style-name="T9"> 6 </text:span><text:span text:style-name="T10">日</text:span><text:span text:style-name="T9"> </text:span><text:span text:style-name="T10">編製</text:span></text:p>
          </table:table-cell>
          <table:table-cell table:style-name="ce163" table:number-columns-repeated="1014"/>
        </table:table-row>
        <table:table-row table:style-name="ro32">
          <table:table-cell table:style-name="ce151"/>
          <table:table-cell table:style-name="ce164" table:number-columns-repeated="1023"/>
        </table:table-row>
        <table:table-row table:style-name="ro32" table:number-rows-repeated="1048542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資料分析" table:style-name="ta4">
        <table:table-column table:style-name="co24" table:number-columns-repeated="1024" table:default-cell-style-name="Default"/>
        <table:table-row table:style-name="ro1">
          <table:table-cell>
            <draw:frame table:end-cell-address="資料分析.H49" table:end-x="20.36mm" table:end-y="2.34mm" draw:z-index="0" draw:name="Picture 1" draw:style-name="gr1" draw:text-style-name="P1" svg:width="165.56mm" svg:height="256.34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>
            <draw:frame table:end-cell-address="資料分析.H91" table:end-x="14.59mm" table:end-y="3.18mm" draw:z-index="1" draw:name="Picture 2" draw:style-name="gr1" draw:text-style-name="P1" svg:width="159.79mm" svg:height="220.14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－ 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－    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5P1" style:volatile="true">
      <number:text> －  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－     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number number:decimal-places="3" loext:min-decimal-places="3" number:min-integer-digits="1" number:grouping="true"/>
    </number:number-style>
    <number:number-style style:name="N207P1" style:volatile="true">
      <number:text>－   </number:text>
      <number:number number:decimal-places="3" loext:min-decimal-places="3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4" loext:min-decimal-places="4" number:min-integer-digits="1" number:grouping="true"/>
    </number:number-style>
    <number:number-style style:name="N208P1" style:volatile="true">
      <number:text>－   </number:text>
      <number:number number:decimal-places="4" loext:min-decimal-places="4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number number:decimal-places="0" loext:min-decimal-places="0" number:min-integer-digits="1" number:grouping="true"/>
    </number:number-style>
    <number:number-style style:name="N209P1" style:volatile="true">
      <number:text>–</number:text>
      <number:number number:decimal-places="0" loext:min-decimal-places="0" number:min-integer-digits="1" number:grouping="true"/>
    </number:number-style>
    <number:number-style style:name="N209">
      <number:text>—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2" loext:min-decimal-places="2" number:min-integer-digits="1" number:grouping="true"/>
    </number:number-style>
    <number:number-style style:name="N210P1" style:volatile="true">
      <number:text>–</number:text>
      <number:number number:decimal-places="2" loext:min-decimal-places="2" number:min-integer-digits="1" number:grouping="true"/>
    </number:number-style>
    <number:number-style style:name="N210">
      <number:text>—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number number:decimal-places="1" loext:min-decimal-places="1" number:min-integer-digits="1" number:grouping="true"/>
    </number:number-style>
    <number:number-style style:name="N211P1" style:volatile="true">
      <number:text>－   </number:text>
      <number:number number:decimal-places="1" loext:min-decimal-places="1" number:min-integer-digits="1" number:grouping="true"/>
    </number:number-style>
    <number:number-style style:name="N211">
      <number:text>—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number number:decimal-places="1" loext:min-decimal-places="1" number:min-integer-digits="1" number:grouping="true"/>
    </number:number-style>
    <number:number-style style:name="N212P1" style:volatile="true">
      <number:text>-</number:text>
      <number:number number:decimal-places="1" loext:min-decimal-places="1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number number:decimal-places="2" loext:min-decimal-places="2" number:min-integer-digits="1" number:grouping="true"/>
    </number:number-style>
    <number:number-style style:name="N213P1" style:volatile="true">
      <number:text>-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0.08" style:display-name="一般_新表號03,04,速報3階段年齡-公式100.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8.01mm" fo:margin-right="8.01mm" style:first-page-number="continue" style:scale-to="68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0mm" fo:margin-left="10mm" fo:margin-right="9mm" style:first-page-number="continue" style:scale-to="72%" style:table-centering="both" style:writing-mode="lr-tb"/>
      <style:header-style>
        <style:header-footer-properties fo:min-height="7.5mm" fo:margin-left="9mm" fo:margin-right="10mm" fo:margin-bottom="0mm"/>
      </style:header-style>
      <style:footer-style>
        <style:header-footer-properties fo:min-height="7.5mm" fo:margin-left="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9-06T17:20:53</meta:creation-date>
    <dc:creator>user</dc:creator>
    <dc:date>2011-09-08T12:06:31</dc:date>
    <meta:document-statistic meta:table-count="4" meta:cell-count="1466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55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55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55" chart:label-cell-address="'data-1'.D3:'data-1'.D3" chart:class="chart:area">
            <chart:regression-curve chart:style-name="ch8"/>
            <chart:data-point chart:repeated="152"/>
          </chart:series>
          <chart:series chart:style-name="ch9" chart:values-cell-range-address="'data-1'.C4:'data-1'.C155" chart:label-cell-address="'data-1'.C3:'data-1'.C3" chart:class="chart:area">
            <chart:regression-curve chart:style-name="ch10"/>
            <chart:data-point chart:repeated="1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55</svg:desc>
                </draw:g>
              </table:table-cell>
              <table:table-cell office:value-type="float" office:value="5.74">
                <text:p>5.74</text:p>
                <draw:g>
                  <svg:desc>'data-1'.D4:'data-1'.D155</svg:desc>
                </draw:g>
              </table:table-cell>
              <table:table-cell office:value-type="float" office:value="11.71">
                <text:p>11.71</text:p>
                <draw:g>
                  <svg:desc>'data-1'.C4:'data-1'.C155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2.91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0" office:value-type="float" office:value="7.92" calcext:value-type="float">
            <text:p>7.92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0" office:value-type="float" office:value="8.23" calcext:value-type="float">
            <text:p>8.23 </text:p>
          </table:table-cell>
          <table:table-cell table:style-name="ce10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0" office:value-type="float" office:value="8.33" calcext:value-type="float">
            <text:p>8.33 </text:p>
          </table:table-cell>
          <table:table-cell table:style-name="ce10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55 'data-1'.D3:'data-1'.D3 'data-1'.D4:'data-1'.D155 'data-1'.C3:'data-1'.C3 'data-1'.C4:'data-1'.C1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7.09mm" table:end-y="2.07mm" draw:z-index="8" draw:name="Text 15" draw:style-name="gr9" draw:text-style-name="P5" svg:width="14.03mm" svg:height="7.25mm" svg:x="15.63mm" svg:y="3.85mm">
              <text:p text:style-name="P1"><text:span text:style-name="T5">100.8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212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 style:text-scale="90%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 style:text-scale="90%"/>
    </style:style>
    <style:style style:name="T16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7" style:family="text">
      <style:text-properties style:font-name="標楷體" style:letter-kerning="true" style:font-name-asian="標楷體" style:font-name-complex="標楷體" style:font-size-complex="10pt"/>
    </style:style>
    <style:style style:name="T18" style:family="text">
      <style:text-properties style:font-name="標楷體" style:font-name-asian="標楷體" style:font-name-complex="標楷體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8月戶口統計資料分析</text:span></text:p>
      <text:p text:style-name="P2">內政部戶政司</text:p>
      <text:p text:style-name="P3"><text:span text:style-name="T5">100年9月6日</text:span></text:p>
      <text:p text:style-name="P4"><text:span text:style-name="T7">一、依據戶籍登記資料，截至</text:span><text:span text:style-name="T7">100年8月底</text:span><text:span text:style-name="T7">止，共有8</text:span><text:span text:style-name="T7">,</text:span><text:span text:style-name="T7">022,520戶，與上年同月比較增加</text:span><text:span text:style-name="T7">1</text:span><text:span text:style-name="T7">21,531戶</text:span><text:span text:style-name="T7">，</text:span><text:span text:style-name="T7">增加率為1.54%。就縣市別言，以新北市</text:span><text:span text:style-name="T7">1,</text:span><text:span text:style-name="T7">424,158戶最多，占總戶數</text:span><text:span text:style-name="T7">17.</text:span><text:span text:style-name="T7">75%</text:span><text:span text:style-name="T7">，</text:span><text:span text:style-name="T7">其次為高雄市1,031,840戶，占</text:span><text:span text:style-name="T7">1</text:span><text:span text:style-name="T7">2.86%，再其次為臺北市994,840戶，占12.40%。</text:span></text:p>
      <text:p text:style-name="P5"><text:span text:style-name="T7">二、</text:span><text:span text:style-name="T9">100年8月底</text:span><text:span text:style-name="T9">人口數為</text:span><text:span text:style-name="T9">2</text:span><text:span text:style-name="T9">3</text:span><text:span text:style-name="T9">,</text:span><text:span text:style-name="T9">193,638人，與上年同月比較增加48,618人</text:span><text:span text:style-name="T9">，</text:span><text:span text:style-name="T9">人口增加率為2.10</text:span><text:span text:style-name="T9">‰</text:span><text:span text:style-name="T9">，平均每天增加133人</text:span><text:span text:style-name="T9">。</text:span><text:span text:style-name="T9">就縣市別言</text:span><text:span text:style-name="T9">，</text:span><text:span text:style-name="T9">與上年同月比較人口增加率最高者為金門縣55.45</text:span><text:span text:style-name="T9">‰</text:span><text:span text:style-name="T9">，其次為</text:span><text:span text:style-name="T7">臺北市</text:span><text:span text:style-name="T9">12.96</text:span><text:span text:style-name="T9">‰</text:span><text:span text:style-name="T9">，再其次為新竹市9.57</text:span><text:span text:style-name="T9">‰</text:span><text:span text:style-name="T9">；至於基隆市反而減少11.24</text:span><text:span text:style-name="T9">‰</text:span><text:span text:style-name="T9">，其次為屏東縣減少10.35</text:span><text:span text:style-name="T9">‰</text:span><text:span text:style-name="T9">，再其次為臺東縣減少9.73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8月底</text:span><text:span text:style-name="T9">男性人口為</text:span><text:span text:style-name="T9">11,</text:span><text:span text:style-name="T9">637,076人，較上年同月增加2,92</text:span><text:span text:style-name="T17">6</text:span><text:span text:style-name="T9">人，</text:span><text:span text:style-name="T7">增加率為0.03</text:span><text:span text:style-name="T18">%；</text:span><text:span text:style-name="T9">女性人口為</text:span><text:span text:style-name="T9">11,</text:span><text:span text:style-name="T9">556,562人，較上年同月增加45,692人，</text:span><text:span text:style-name="T7">增加率為0.40</text:span><text:span text:style-name="T18">%；</text:span><text:span text:style-name="T9">性比例為</text:span><text:span text:style-name="T9">10</text:span><text:span text:style-name="T9">1，也就是每一百個女性相對有</text:span><text:span text:style-name="T9">10</text:span><text:span text:style-name="T9">1個男性，與上年同月相同。就縣市別言，性比例最高者為連江縣</text:span><text:span text:style-name="T9">1</text:span><text:span text:style-name="T9">37，其次為雲林縣、嘉義縣及臺東縣109，再其次為苗栗縣</text:span><text:span text:style-name="T9">1</text:span><text:span text:style-name="T9">08；最低為臺北市93，其次為嘉義市97，再其次為</text:span><text:span text:style-name="T7">新北市</text:span><text:span text:style-name="T9">98。</text:span></text:p>
      <text:p text:style-name="P7"><draw:frame draw:style-name="fr1" draw:name="物件1" text:anchor-type="char" svg:x="5.715cm" svg:y="2.27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8月</text:span><text:span text:style-name="T9">嬰兒出生數為16,797人，平均約每2.7分鐘出生一個嬰兒；折合年粗出生率為8.53</text:span><text:span text:style-name="T9">‰</text:span><text:span text:style-name="T9">，較上年同月增加1.53個千分點。就縣市別言，</text:span><text:span text:style-name="T12">粗出生率最</text:span><text:span text:style-name="T14">高為</text:span><text:span text:style-name="T15">新竹市</text:span><text:span text:style-name="T11">之</text:span><text:span text:style-name="T9">12.03</text:span><text:span text:style-name="T9">‰</text:span><text:span text:style-name="T9">，</text:span><text:span text:style-name="T16">其次為連江縣</text:span><text:span text:style-name="T9">11.77</text:span><text:span text:style-name="T9">‰</text:span><text:span text:style-name="T9">，再其</text:span><text:span text:style-name="T12">次為</text:span><text:span text:style-name="T16">新竹縣</text:span><text:span text:style-name="T12">11.05</text:span><text:span text:style-name="T12">‰</text:span><text:span text:style-name="T12">；最低為</text:span><text:span text:style-name="T14">基隆市</text:span><text:span text:style-name="T12">5.22</text:span><text:span text:style-name="T12">‰</text:span><text:span text:style-name="T12">，</text:span><text:span text:style-name="T14">其次為</text:span><text:span text:style-name="T16">屏東縣</text:span><text:span text:style-name="T12">6.08</text:span><text:span text:style-name="T12">‰</text:span><text:span text:style-name="T12">，再其次為</text:span><text:span text:style-name="T14">南投縣</text:span><text:span text:style-name="T12">6.63</text:span><text:span text:style-name="T12">‰</text:span><text:span text:style-name="T12">。</text:span><text:span text:style-name="T9">100年1至8月累計出生數為124,342人，較上年同期間增加15,201人，增加率為13.93%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38cm" fo:margin-right="0cm" fo:margin-top="0.212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212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font-name-asian="標楷體" style:font-name-complex="新細明體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fo:font-size="14pt" style:font-size-asian="14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6"/><text:bookmark-start text:name="OLE_LINK5"/><text:span text:style-name="T1">五、</text:span><text:span text:style-name="T1">100年8月</text:span><text:span text:style-name="T1">人口死亡數為12,287人，平均約每3.6分鐘死亡一個人；折合年粗死亡率為6.24</text:span><text:span text:style-name="T1">‰</text:span><text:span text:style-name="T1">，較上年同月增加0.04個千分點就縣市別言，粗死亡率最高為臺東縣之10.95</text:span><text:span text:style-name="T1">‰</text:span><text:span text:style-name="T1">，其次為雲林縣9.46</text:span><text:span text:style-name="T1">‰</text:span><text:span text:style-name="T1">，再其次為花蓮縣9.18</text:span><text:span text:style-name="T1">‰</text:span><text:span text:style-name="T1">；最低為連江縣3.53</text:span><text:span text:style-name="T1">‰</text:span><text:span text:style-name="T1">，其次為金門縣4.56</text:span><text:span text:style-name="T1">‰</text:span><text:span text:style-name="T1">，再其次為</text:span><text:span text:style-name="T3">新北市</text:span><text:span text:style-name="T1">4.88</text:span><text:span text:style-name="T1">‰</text:span><text:span text:style-name="T1">。100年1至8月死亡數為104,840人，較上年同期間增加7,590人，增加率為7.80%。</text:span></text:p>
      <text:p text:style-name="P3"><text:span text:style-name="T1">六、</text:span><text:span text:style-name="T1">100年8月</text:span><text:span text:style-name="T1">結婚對數為</text:span><text:span text:style-name="T4">5,179</text:span><text:span text:style-name="T1">對，折合年粗結婚率為2.63</text:span><text:span text:style-name="T1">‰</text:span><text:span text:style-name="T1">，較上年同月減少0.14個千分點就縣市別言，粗結婚率最高為臺北市3.59</text:span><text:span text:style-name="T1">‰</text:span><text:span text:style-name="T1">，其次為</text:span><text:span text:style-name="T3">新北市</text:span><text:span text:style-name="T1">3.15</text:span><text:span text:style-name="T1">‰</text:span><text:span text:style-name="T1">，再其次為新竹市</text:span><text:span text:style-name="T3">3.10</text:span><text:span text:style-name="T1">‰</text:span><text:span text:style-name="T1">；最低為雲林縣1.81</text:span><text:span text:style-name="T1">‰</text:span><text:span text:style-name="T1">，其次為彰化縣1.87</text:span><text:span text:style-name="T1">‰</text:span><text:span text:style-name="T1">，再其次為嘉義縣1.92</text:span><text:span text:style-name="T1">‰</text:span><text:span text:style-name="T1">。民國100年1月至8月結婚對數為92,991對，較上年同期間增加9,621對，增加率為11.54%。</text:span></text:p>
      <text:p text:style-name="P4"><text:span text:style-name="T1">七、</text:span><text:span text:style-name="T1">100年8月</text:span><text:span text:style-name="T1">離婚對數為5,227對，折合年粗離婚率為2.65</text:span><text:span text:style-name="T1">‰</text:span><text:span text:style-name="T1">，較上年同月減少0.07個千分點就縣市別言，粗離婚率最高為臺東縣3.39</text:span><text:span text:style-name="T1">‰</text:span><text:span text:style-name="T1">，其次為桃園縣3.25</text:span><text:span text:style-name="T1">‰</text:span><text:span text:style-name="T1">，再其次為新北市3.10</text:span><text:span text:style-name="T1">‰</text:span><text:span text:style-name="T1">；最低為金門縣0.58</text:span><text:span text:style-name="T1">‰</text:span><text:span text:style-name="T1">，其次為彰化縣1.71</text:span><text:span text:style-name="T1">‰</text:span><text:span text:style-name="T1">，再其次為澎湖縣2.07</text:span><text:span text:style-name="T1">‰</text:span><text:span text:style-name="T1">。民國100年1月至8月離婚對數為37,933對，較上年同期間減少741對，增加率為-1.92%。</text:span></text:p>
      <text:p text:style-name="P4"><text:bookmark-end text:name="OLE_LINK4"/><text:bookmark-end text:name="OLE_LINK5"/><text:span text:style-name="T1">八、</text:span><text:span text:style-name="T1">100年8月底</text:span><text:span text:style-name="T1">原住民人口數為517,455人，較上年同月增加7,252人，占總人口比率2.23%。就縣市別言，原住民人口數最多為花蓮縣90</text:span><text:span text:style-name="T1">,</text:span><text:span text:style-name="T1">801人，占原住民總人口數17.55%，其次為臺東縣79,862人，占15.43%，再其次為桃園縣60</text:span><text:span text:style-name="T1">,</text:span><text:span text:style-name="T1">501人，占</text:span><text:span text:style-name="T1">1</text:span><text:span text:style-name="T1">1</text:span><text:span text:style-name="T1">.</text:span><text:span text:style-name="T1">69%；最少為連江縣僅131人，其次為澎湖縣302人，再其次為金門縣533人。</text:span></text:p>
      <text:p text:style-name="P4"><text:span text:style-name="T1">九、</text:span><text:span text:style-name="T1">100年8月底</text:span><text:span text:style-name="T1">0</text:span><text:span text:style-name="T6">至</text:span><text:span text:style-name="T1">14歲人口數為3,543,820人，占總人口比率15.28%；15</text:span><text:span text:style-name="T6">至</text:span><text:span text:style-name="T1">64歲人口數為17,148,777人，占73.94</text:span><text:span text:style-name="T3">%</text:span><text:span text:style-name="T7">；</text:span><text:span text:style-name="T1">65歲以上人口數為2,501,041人，占10.78</text:span><text:span text:style-name="T3">%</text:span><text:span text:style-name="T7">；至於20歲以上</text:span><text:span text:style-name="T1">人口數則為18,038,345人，占77.77</text:span><text:span text:style-name="T3">%</text:span><text:span text:style-name="T7">。</text:span><text:span text:style-name="T1">就縣市別言，0</text:span><text:span text:style-name="T6">至</text:span><text:span text:style-name="T1">14歲人口比率最高為新竹市18.84</text:span><text:span text:style-name="T3">%</text:span><text:span text:style-name="T1">，最低為金門縣12.61</text:span><text:span text:style-name="T3">%</text:span><text:span text:style-name="T7">；</text:span><text:span text:style-name="T1">15</text:span><text:span text:style-name="T6">至</text:span><text:span text:style-name="T1">64歲人口比率最高為新北市76.94%</text:span><text:span text:style-name="T7">，</text:span><text:span text:style-name="T1">最低為雲林縣70.08</text:span><text:span text:style-name="T3">%</text:span><text:span text:style-name="T7">；</text:span><text:span text:style-name="T1">65歲以上人口比率最高為嘉義縣15.69</text:span><text:span text:style-name="T3">%</text:span><text:span text:style-name="T7">，</text:span><text:span text:style-name="T1">最低為桃園縣8.29</text:span><text:span text:style-name="T3">%</text:span><text:span text:style-name="T7">；至於20歲以上</text:span><text:span text:style-name="T1">人口比率最高則為金門縣80.97</text:span><text:span text:style-name="T3">%</text:span><text:span text:style-name="T7">，</text:span><text:span text:style-name="T1">最低為新竹縣74.12</text:span><text:span text:style-name="T3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